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JetBrains Mono" svg:font-family="'JetBrains Mono', monospace"/>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5.099cm" style:rel-column-width="19659*"/>
    </style:style>
    <style:style style:name="Tabela1.B" style:family="table-column">
      <style:table-column-properties style:column-width="5.099cm" style:rel-column-width="19660*"/>
    </style:style>
    <style:style style:name="Tabela1.C" style:family="table-column">
      <style:table-column-properties style:column-width="6.8cm" style:rel-column-width="26216*"/>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fo:keep-with-next="always"/>
    </style:style>
    <style:style style:name="Tabela2.A" style:family="table-column">
      <style:table-column-properties style:column-width="2.711cm" style:rel-column-width="10451*"/>
    </style:style>
    <style:style style:name="Tabela2.B" style:family="table-column">
      <style:table-column-properties style:column-width="5.001cm" style:rel-column-width="19276*"/>
    </style:style>
    <style:style style:name="Tabela2.C" style:family="table-column">
      <style:table-column-properties style:column-width="9.289cm" style:rel-column-width="35808*"/>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1.799cm" style:rel-column-width="6935*"/>
    </style:style>
    <style:style style:name="Tabela3.B" style:family="table-column">
      <style:table-column-properties style:column-width="5.001cm" style:rel-column-width="19276*"/>
    </style:style>
    <style:style style:name="Tabela3.C" style:family="table-column">
      <style:table-column-properties style:column-width="3.512cm" style:rel-column-width="13538*"/>
    </style:style>
    <style:style style:name="Tabela3.D" style:family="table-column">
      <style:table-column-properties style:column-width="2cm" style:rel-column-width="7710*"/>
    </style:style>
    <style:style style:name="Tabela3.E" style:family="table-column">
      <style:table-column-properties style:column-width="2.088cm" style:rel-column-width="8050*"/>
    </style:style>
    <style:style style:name="Tabela3.F" style:family="table-column">
      <style:table-column-properties style:column-width="2.6cm" style:rel-column-width="10026*"/>
    </style:style>
    <style:style style:name="Tabela3.A1" style:family="table-cell">
      <style:table-cell-properties fo:padding="0.097cm" fo:border-left="0.05pt solid #000000" fo:border-right="none" fo:border-top="0.05pt solid #000000" fo:border-bottom="0.05pt solid #000000"/>
    </style:style>
    <style:style style:name="Tabela3.F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F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5.2cm" style:rel-column-width="2948*"/>
    </style:style>
    <style:style style:name="Tabela4.B" style:family="table-column">
      <style:table-column-properties style:column-width="5.6cm" style:rel-column-width="3175*"/>
    </style:style>
    <style:style style:name="Tabela4.C" style:family="table-column">
      <style:table-column-properties style:column-width="1.949cm" style:rel-column-width="1105*"/>
    </style:style>
    <style:style style:name="Tabela4.D" style:family="table-column">
      <style:table-column-properties style:column-width="4.251cm" style:rel-column-width="2410*"/>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5.667cm" style:rel-column-width="21845*"/>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13" style:family="table-row">
      <style:table-row-properties style:min-row-height="0.596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text-properties fo:font-size="10pt"/>
    </style:style>
    <style:style style:name="P18"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9" style:family="paragraph" style:parent-style-name="Text_20_body">
      <style:text-properties officeooo:paragraph-rsid="00101f13"/>
    </style:style>
    <style:style style:name="P20" style:family="paragraph" style:parent-style-name="Text_20_body">
      <style:text-properties officeooo:paragraph-rsid="00113c68"/>
    </style:style>
    <style:style style:name="P21" style:family="paragraph" style:parent-style-name="Text_20_body">
      <style:text-properties officeooo:paragraph-rsid="001ff3cd"/>
    </style:style>
    <style:style style:name="P22" style:family="paragraph" style:parent-style-name="Text_20_body">
      <style:text-properties officeooo:rsid="001ffc49" officeooo:paragraph-rsid="001ffc49"/>
    </style:style>
    <style:style style:name="P23" style:family="paragraph" style:parent-style-name="Text_20_body">
      <style:text-properties officeooo:rsid="0020855d" officeooo:paragraph-rsid="0020855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paragraph-rsid="0060aaac"/>
    </style:style>
    <style:style style:name="P28" style:family="paragraph" style:parent-style-name="Text_20_body">
      <style:text-properties officeooo:paragraph-rsid="0063c0d8"/>
    </style:style>
    <style:style style:name="P29" style:family="paragraph" style:parent-style-name="Text_20_body">
      <style:text-properties officeooo:rsid="0063c0d8" officeooo:paragraph-rsid="0063c0d8"/>
    </style:style>
    <style:style style:name="P30" style:family="paragraph" style:parent-style-name="Text_20_body">
      <style:paragraph-properties fo:text-align="justify" style:justify-single-word="false"/>
      <style:text-properties officeooo:paragraph-rsid="006f76a6"/>
    </style:style>
    <style:style style:name="P31" style:family="paragraph" style:parent-style-name="Text_20_body">
      <style:text-properties officeooo:paragraph-rsid="006cb3cd"/>
    </style:style>
    <style:style style:name="P32" style:family="paragraph" style:parent-style-name="Text_20_body">
      <style:text-properties officeooo:paragraph-rsid="006e5d8d"/>
    </style:style>
    <style:style style:name="P33" style:family="paragraph" style:parent-style-name="Text_20_body">
      <style:text-properties officeooo:paragraph-rsid="006f51df"/>
    </style:style>
    <style:style style:name="P34" style:family="paragraph" style:parent-style-name="Text_20_body">
      <style:text-properties officeooo:paragraph-rsid="00749686"/>
    </style:style>
    <style:style style:name="P35" style:family="paragraph" style:parent-style-name="Text_20_body">
      <style:text-properties officeooo:paragraph-rsid="007a487b"/>
    </style:style>
    <style:style style:name="P36" style:family="paragraph" style:parent-style-name="Text_20_body">
      <style:text-properties officeooo:rsid="007f1b86" officeooo:paragraph-rsid="007f1b86"/>
    </style:style>
    <style:style style:name="P37" style:family="paragraph" style:parent-style-name="Text_20_body">
      <style:text-properties officeooo:paragraph-rsid="007f1b86"/>
    </style:style>
    <style:style style:name="P38" style:family="paragraph" style:parent-style-name="Text_20_body">
      <style:text-properties officeooo:paragraph-rsid="0081c9f1"/>
    </style:style>
    <style:style style:name="P39" style:family="paragraph" style:parent-style-name="Text_20_body">
      <style:text-properties officeooo:rsid="00859a84" officeooo:paragraph-rsid="008aa597"/>
    </style:style>
    <style:style style:name="P40" style:family="paragraph" style:parent-style-name="Text_20_body">
      <style:text-properties officeooo:paragraph-rsid="0086f3d5"/>
    </style:style>
    <style:style style:name="P41" style:family="paragraph" style:parent-style-name="Text_20_body">
      <style:text-properties officeooo:paragraph-rsid="00893842"/>
    </style:style>
    <style:style style:name="P42" style:family="paragraph" style:parent-style-name="Text_20_body">
      <style:text-properties officeooo:rsid="00358463" officeooo:paragraph-rsid="00358463"/>
    </style:style>
    <style:style style:name="P43" style:family="paragraph" style:parent-style-name="Text_20_body">
      <style:text-properties officeooo:rsid="008aa597" officeooo:paragraph-rsid="008aa597"/>
    </style:style>
    <style:style style:name="P44" style:family="paragraph" style:parent-style-name="Text_20_body">
      <style:text-properties officeooo:paragraph-rsid="0092719c"/>
    </style:style>
    <style:style style:name="P45" style:family="paragraph" style:parent-style-name="Text_20_body">
      <style:paragraph-properties fo:text-align="center" style:justify-single-word="false"/>
      <style:text-properties fo:font-size="10pt" fo:font-style="italic" officeooo:rsid="0036ec16" officeooo:paragraph-rsid="0036ec16" style:font-size-asian="10pt" style:font-style-asian="italic" style:font-size-complex="10pt" style:font-style-complex="italic"/>
    </style:style>
    <style:style style:name="P46" style:family="paragraph" style:parent-style-name="Text_20_body">
      <style:text-properties officeooo:rsid="009c0967" officeooo:paragraph-rsid="009c0967"/>
    </style:style>
    <style:style style:name="P47" style:family="paragraph" style:parent-style-name="Text_20_body">
      <style:text-properties officeooo:rsid="0076d912" officeooo:paragraph-rsid="0076d912"/>
    </style:style>
    <style:style style:name="P48" style:family="paragraph" style:parent-style-name="Text_20_body">
      <style:text-properties officeooo:paragraph-rsid="00a7e89e"/>
    </style:style>
    <style:style style:name="P49" style:family="paragraph" style:parent-style-name="Text_20_body">
      <style:text-properties officeooo:paragraph-rsid="006ac03a"/>
    </style:style>
    <style:style style:name="P50" style:family="paragraph" style:parent-style-name="Text_20_body">
      <style:text-properties officeooo:rsid="00b22d17" officeooo:paragraph-rsid="00b22d17"/>
    </style:style>
    <style:style style:name="P51"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52" style:family="paragraph" style:parent-style-name="Standard">
      <style:paragraph-properties fo:margin-left="0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53" style:family="paragraph" style:parent-style-name="Bibliography_20_1">
      <style:paragraph-properties>
        <style:tab-stops/>
      </style:paragraph-properties>
    </style:style>
    <style:style style:name="P54" style:family="paragraph" style:parent-style-name="Table_20_Contents">
      <style:paragraph-properties fo:text-align="start" style:justify-single-word="false"/>
      <style:text-properties officeooo:rsid="0076d912" officeooo:paragraph-rsid="00996eaa"/>
    </style:style>
    <style:style style:name="P55" style:family="paragraph" style:parent-style-name="Table_20_Contents">
      <style:paragraph-properties fo:text-align="start" style:justify-single-word="false"/>
      <style:text-properties officeooo:rsid="00770a88" officeooo:paragraph-rsid="00996eaa"/>
    </style:style>
    <style:style style:name="P56" style:family="paragraph" style:parent-style-name="Table_20_Contents">
      <style:paragraph-properties fo:text-align="start" style:justify-single-word="false"/>
      <style:text-properties officeooo:rsid="0063c0d8" officeooo:paragraph-rsid="0063c0d8"/>
    </style:style>
    <style:style style:name="P57" style:family="paragraph" style:parent-style-name="Table_20_Contents">
      <style:paragraph-properties fo:text-align="justify" style:justify-single-word="false"/>
      <style:text-properties officeooo:rsid="0063c0d8" officeooo:paragraph-rsid="0063c0d8"/>
    </style:style>
    <style:style style:name="P58" style:family="paragraph" style:parent-style-name="Table_20_Contents">
      <style:paragraph-properties fo:text-align="justify" style:justify-single-word="false"/>
      <style:text-properties officeooo:rsid="0063c0d8" officeooo:paragraph-rsid="00674cce"/>
    </style:style>
    <style:style style:name="P59" style:family="paragraph" style:parent-style-name="Table_20_Contents">
      <style:paragraph-properties fo:text-align="center" style:justify-single-word="false"/>
      <style:text-properties fo:font-variant="normal" fo:text-transform="none" fo:color="#202122" loext:opacity="100%" fo:letter-spacing="normal"/>
    </style:style>
    <style:style style:name="P60"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61"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start" style:justify-single-word="false"/>
      <style:text-properties officeooo:rsid="00674cce" officeooo:paragraph-rsid="00674cce"/>
    </style:style>
    <style:style style:name="P64" style:family="paragraph" style:parent-style-name="Table_20_Contents">
      <style:paragraph-properties fo:text-align="justify" style:justify-single-word="false"/>
      <style:text-properties officeooo:rsid="00674cce" officeooo:paragraph-rsid="00674cce"/>
    </style:style>
    <style:style style:name="P65" style:family="paragraph" style:parent-style-name="Table_20_Contents">
      <style:paragraph-properties fo:text-align="justify" style:justify-single-word="false"/>
      <style:text-properties officeooo:rsid="0067cd27" officeooo:paragraph-rsid="0067cd27"/>
    </style:style>
    <style:style style:name="P66" style:family="paragraph" style:parent-style-name="Table_20_Contents">
      <style:paragraph-properties fo:text-align="start" style:justify-single-word="false"/>
      <style:text-properties officeooo:rsid="0067cd27" officeooo:paragraph-rsid="0067cd27"/>
    </style:style>
    <style:style style:name="P67" style:family="paragraph" style:parent-style-name="Table_20_Contents">
      <style:paragraph-properties fo:text-align="start" style:justify-single-word="false"/>
      <style:text-properties officeooo:rsid="00b22d17" officeooo:paragraph-rsid="00b22d17"/>
    </style:style>
    <style:style style:name="P68" style:family="paragraph" style:parent-style-name="Table_20_Contents">
      <style:paragraph-properties fo:text-align="start" style:justify-single-word="false"/>
      <style:text-properties officeooo:rsid="00b32285" officeooo:paragraph-rsid="00b32285"/>
    </style:style>
    <style:style style:name="P69" style:family="paragraph" style:parent-style-name="Table_20_index_20_1">
      <style:paragraph-properties>
        <style:tab-stops>
          <style:tab-stop style:position="17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Standard" style:master-page-name="First_20_Page">
      <style:paragraph-properties style:page-number="auto"/>
      <style:text-properties officeooo:paragraph-rsid="000c32e3"/>
    </style:style>
    <style:style style:name="P75" style:family="paragraph" style:parent-style-name="Standard" style:master-page-name="First_20_Page">
      <style:paragraph-properties style:page-number="auto" fo:break-before="page"/>
    </style:style>
    <style:style style:name="P76" style:family="paragraph" style:parent-style-name="Heading_20_1">
      <style:text-properties officeooo:rsid="00101f13" officeooo:paragraph-rsid="00101f13"/>
    </style:style>
    <style:style style:name="P77" style:family="paragraph" style:parent-style-name="Heading_20_1">
      <style:text-properties officeooo:rsid="00907dcc" officeooo:paragraph-rsid="00907dcc"/>
    </style:style>
    <style:style style:name="P78" style:family="paragraph" style:parent-style-name="Heading_20_1">
      <style:text-properties officeooo:rsid="0092719c" officeooo:paragraph-rsid="0092719c"/>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101f13" officeooo:paragraph-rsid="00101f13"/>
    </style:style>
    <style:style style:name="P81" style:family="paragraph" style:parent-style-name="Heading_20_2">
      <style:text-properties officeooo:paragraph-rsid="00101f13"/>
    </style:style>
    <style:style style:name="P82" style:family="paragraph" style:parent-style-name="Heading_20_2" style:list-style-name="">
      <style:text-properties officeooo:rsid="00101f13" officeooo:paragraph-rsid="00101f13"/>
    </style:style>
    <style:style style:name="P83" style:family="paragraph" style:parent-style-name="Heading_20_2">
      <style:text-properties officeooo:rsid="00101f13" officeooo:paragraph-rsid="00113c68"/>
    </style:style>
    <style:style style:name="P84" style:family="paragraph" style:parent-style-name="Heading_20_2">
      <style:text-properties officeooo:rsid="00101f13" officeooo:paragraph-rsid="00101f13"/>
    </style:style>
    <style:style style:name="P85" style:family="paragraph" style:parent-style-name="Heading_20_2">
      <style:text-properties officeooo:rsid="00113c68" officeooo:paragraph-rsid="00113c68"/>
    </style:style>
    <style:style style:name="P86" style:family="paragraph" style:parent-style-name="Heading_20_2">
      <style:text-properties officeooo:paragraph-rsid="00113c68"/>
    </style:style>
    <style:style style:name="P87" style:family="paragraph" style:parent-style-name="Heading_20_2">
      <style:text-properties officeooo:rsid="00907dcc" officeooo:paragraph-rsid="00907dcc"/>
    </style:style>
    <style:style style:name="P88" style:family="paragraph" style:parent-style-name="Heading_20_2">
      <style:text-properties officeooo:rsid="0092719c" officeooo:paragraph-rsid="0092719c"/>
    </style:style>
    <style:style style:name="P89" style:family="paragraph" style:parent-style-name="Heading_20_2">
      <style:text-properties officeooo:paragraph-rsid="0094cc8d"/>
    </style:style>
    <style:style style:name="P90" style:family="paragraph" style:parent-style-name="Heading_20_2">
      <style:paragraph-properties fo:break-before="page"/>
      <style:text-properties officeooo:rsid="00101f13" officeooo:paragraph-rsid="00101f13"/>
    </style:style>
    <style:style style:name="P91" style:family="paragraph" style:parent-style-name="Heading_20_3">
      <style:text-properties officeooo:rsid="00113c68" officeooo:paragraph-rsid="00113c68"/>
    </style:style>
    <style:style style:name="P92" style:family="paragraph" style:parent-style-name="Heading_20_3">
      <style:text-properties officeooo:rsid="00907dcc" officeooo:paragraph-rsid="00907dcc"/>
    </style:style>
    <style:style style:name="P93" style:family="paragraph" style:parent-style-name="Heading_20_3">
      <style:text-properties officeooo:rsid="0092719c" officeooo:paragraph-rsid="0092719c"/>
    </style:style>
    <style:style style:name="P94" style:family="paragraph" style:parent-style-name="Heading_20_3">
      <style:text-properties officeooo:paragraph-rsid="0092719c"/>
    </style:style>
    <style:style style:name="P95" style:family="paragraph" style:parent-style-name="Table_20_Contents">
      <style:paragraph-properties fo:text-align="justify" style:justify-single-word="false"/>
    </style:style>
    <style:style style:name="P96" style:family="paragraph" style:parent-style-name="Table_20_Contents">
      <style:paragraph-properties fo:text-align="start" style:justify-single-word="false"/>
      <style:text-properties officeooo:rsid="00b70770" officeooo:paragraph-rsid="00b70770"/>
    </style:style>
    <style:style style:name="P97" style:family="paragraph" style:parent-style-name="Table_20_Contents">
      <style:paragraph-properties fo:text-align="start" style:justify-single-word="false"/>
    </style:style>
    <style:style style:name="P98" style:family="paragraph" style:parent-style-name="Table_20_Contents">
      <style:paragraph-properties fo:text-align="start" style:justify-single-word="false"/>
      <style:text-properties officeooo:paragraph-rsid="00b70770"/>
    </style:style>
    <style:style style:name="P99" style:family="paragraph" style:parent-style-name="Table_20_Contents">
      <style:paragraph-properties fo:text-align="start" style:justify-single-word="false"/>
      <style:text-properties officeooo:paragraph-rsid="00b32285"/>
    </style:style>
    <style:style style:name="P100" style:family="paragraph" style:parent-style-name="Table_20_Contents">
      <style:paragraph-properties fo:text-align="start" style:justify-single-word="false"/>
      <style:text-properties officeooo:paragraph-rsid="00b5221f"/>
    </style:style>
    <style:style style:name="P101" style:family="paragraph" style:parent-style-name="Table_20_Contents">
      <style:paragraph-properties fo:text-align="start" style:justify-single-word="false"/>
      <style:text-properties officeooo:rsid="00b32285" officeooo:paragraph-rsid="00b32285"/>
    </style:style>
    <style:style style:name="P102" style:family="paragraph" style:parent-style-name="Table_20_Contents">
      <style:paragraph-properties fo:text-align="start" style:justify-single-word="false"/>
      <style:text-properties officeooo:rsid="00b32285" officeooo:paragraph-rsid="00bc47f1"/>
    </style:style>
    <style:style style:name="P103" style:family="paragraph" style:parent-style-name="Table_20_Contents">
      <style:paragraph-properties fo:text-align="start" style:justify-single-word="false"/>
      <style:text-properties officeooo:rsid="00b22d17" officeooo:paragraph-rsid="00b22d17"/>
    </style:style>
    <style:style style:name="P104" style:family="paragraph" style:parent-style-name="Table_20_Contents">
      <style:paragraph-properties fo:text-align="start" style:justify-single-word="false"/>
      <style:text-properties officeooo:rsid="00b22d17" officeooo:paragraph-rsid="00b5221f"/>
    </style:style>
    <style:style style:name="P105" style:family="paragraph" style:parent-style-name="Table_20_Contents">
      <style:paragraph-properties fo:text-align="start" style:justify-single-word="false"/>
      <style:text-properties officeooo:rsid="00b22d17" officeooo:paragraph-rsid="00bc47f1"/>
    </style:style>
    <style:style style:name="P106" style:family="paragraph" style:parent-style-name="Table_20_Contents">
      <style:paragraph-properties fo:text-align="start" style:justify-single-word="false"/>
      <style:text-properties officeooo:rsid="00b78168" officeooo:paragraph-rsid="00b78168"/>
    </style:style>
    <style:style style:name="P107" style:family="paragraph" style:parent-style-name="Table_20_Contents">
      <style:paragraph-properties fo:text-align="start" style:justify-single-word="false"/>
      <style:text-properties officeooo:rsid="00b96874" officeooo:paragraph-rsid="00b96874"/>
    </style:style>
    <style:style style:name="P108" style:family="paragraph" style:parent-style-name="Table_20_Contents">
      <style:paragraph-properties fo:text-align="start" style:justify-single-word="false"/>
      <style:text-properties officeooo:rsid="00b3c082" officeooo:paragraph-rsid="00b3c082"/>
    </style:style>
    <style:style style:name="P109" style:family="paragraph" style:parent-style-name="Table_20_Contents">
      <style:paragraph-properties fo:text-align="start" style:justify-single-word="false"/>
      <style:text-properties officeooo:rsid="00b5221f" officeooo:paragraph-rsid="00b5221f"/>
    </style:style>
    <style:style style:name="P110" style:family="paragraph" style:parent-style-name="Table_20_Contents">
      <style:paragraph-properties fo:text-align="start" style:justify-single-word="false"/>
      <style:text-properties officeooo:rsid="00bb285c"/>
    </style:style>
    <style:style style:name="P111" style:family="paragraph" style:parent-style-name="Table_20_Contents">
      <style:paragraph-properties fo:text-align="start" style:justify-single-word="false"/>
      <style:text-properties officeooo:rsid="00bb285c" officeooo:paragraph-rsid="00bb285c"/>
    </style:style>
    <style:style style:name="P112" style:family="paragraph" style:parent-style-name="Table_20_Contents">
      <style:paragraph-properties fo:text-align="start" style:justify-single-word="false"/>
      <style:text-properties officeooo:rsid="00bc47f1" officeooo:paragraph-rsid="00bc47f1"/>
    </style:style>
    <style:style style:name="P113" style:family="paragraph" style:parent-style-name="Table_20_Contents">
      <style:paragraph-properties fo:text-align="justify" style:justify-single-word="false"/>
      <style:text-properties officeooo:rsid="00bc47f1" officeooo:paragraph-rsid="00bc47f1"/>
    </style:style>
    <style:style style:name="P114" style:family="paragraph" style:parent-style-name="Table_20_Contents">
      <style:paragraph-properties fo:text-align="justify" style:justify-single-word="false"/>
      <style:text-properties officeooo:rsid="00be0846" officeooo:paragraph-rsid="00be0846"/>
    </style:style>
    <style:style style:name="P115" style:family="paragraph" style:parent-style-name="Table_20_Contents">
      <style:paragraph-properties fo:text-align="justify" style:justify-single-word="false"/>
      <style:text-properties officeooo:rsid="00be0846" officeooo:paragraph-rsid="00bef291"/>
    </style:style>
    <style:style style:name="P116" style:family="paragraph" style:parent-style-name="Table_20_Contents">
      <style:paragraph-properties fo:text-align="justify" style:justify-single-word="false"/>
      <style:text-properties officeooo:rsid="00bef291" officeooo:paragraph-rsid="00bef291"/>
    </style:style>
    <style:style style:name="P117" style:family="paragraph" style:parent-style-name="Text_20_body" style:list-style-name="L1">
      <style:text-properties officeooo:paragraph-rsid="0050552f"/>
    </style:style>
    <style:style style:name="P118" style:family="paragraph" style:parent-style-name="Text_20_body" style:list-style-name="L1">
      <style:text-properties officeooo:rsid="0050552f" officeooo:paragraph-rsid="0050552f"/>
    </style:style>
    <style:style style:name="P119" style:family="paragraph" style:parent-style-name="Text_20_body" style:list-style-name="L2">
      <style:text-properties officeooo:paragraph-rsid="00101f13"/>
    </style:style>
    <style:style style:name="P120" style:family="paragraph" style:parent-style-name="Text_20_body" style:list-style-name="L3">
      <style:text-properties officeooo:paragraph-rsid="006f51df"/>
    </style:style>
    <style:style style:name="P121" style:family="paragraph" style:parent-style-name="Text_20_body" style:list-style-name="L3">
      <style:text-properties officeooo:rsid="006f51df" officeooo:paragraph-rsid="006f51df"/>
    </style:style>
    <style:style style:name="P122" style:family="paragraph" style:parent-style-name="Text_20_body" style:list-style-name="L4">
      <style:paragraph-properties fo:text-align="start" style:justify-single-word="false"/>
      <style:text-properties officeooo:rsid="006f51df" officeooo:paragraph-rsid="00af9718"/>
    </style:style>
    <style:style style:name="P123" style:family="paragraph" style:parent-style-name="Text_20_body" style:list-style-name="L4">
      <style:paragraph-properties fo:text-align="start" style:justify-single-word="false"/>
      <style:text-properties officeooo:rsid="006f51df" officeooo:paragraph-rsid="006f51df"/>
    </style:style>
    <style:style style:name="P124" style:family="paragraph" style:parent-style-name="Text_20_body" style:list-style-name="L4">
      <style:paragraph-properties fo:text-align="start" style:justify-single-word="false"/>
      <style:text-properties officeooo:paragraph-rsid="00af048a"/>
    </style:style>
    <style:style style:name="P125" style:family="paragraph" style:parent-style-name="Text_20_body" style:list-style-name="L4">
      <style:paragraph-properties fo:text-align="start" style:justify-single-word="false"/>
      <style:text-properties officeooo:paragraph-rsid="00af9718"/>
    </style:style>
    <style:style style:name="P126" style:family="paragraph" style:parent-style-name="Text_20_body" style:list-style-name="L4">
      <style:paragraph-properties fo:text-align="start" style:justify-single-word="false"/>
      <style:text-properties officeooo:rsid="00af048a" officeooo:paragraph-rsid="00af048a"/>
    </style:style>
    <style:style style:name="P127" style:family="paragraph" style:parent-style-name="Text_20_body" style:list-style-name="L5">
      <style:text-properties officeooo:paragraph-rsid="0011b6bc"/>
    </style:style>
    <style:style style:name="P128" style:family="paragraph" style:parent-style-name="Text_20_body" style:list-style-name="L5">
      <style:text-properties officeooo:paragraph-rsid="0013aa9d"/>
    </style:style>
    <style:style style:name="P129" style:family="paragraph" style:parent-style-name="Text_20_body" style:list-style-name="L5">
      <style:text-properties officeooo:rsid="0011b6bc" officeooo:paragraph-rsid="0013aa9d"/>
    </style:style>
    <style:style style:name="P130" style:family="paragraph" style:parent-style-name="Text_20_body" style:list-style-name="L6">
      <style:text-properties officeooo:paragraph-rsid="001561d0"/>
    </style:style>
    <style:style style:name="P131" style:family="paragraph" style:parent-style-name="Text_20_body" style:list-style-name="L6">
      <style:paragraph-properties fo:text-align="justify" style:justify-single-word="false"/>
      <style:text-properties officeooo:paragraph-rsid="0014962c"/>
    </style:style>
    <style:style style:name="P132" style:family="paragraph" style:parent-style-name="Text_20_body" style:list-style-name="L6">
      <style:text-properties officeooo:rsid="0016eae1" officeooo:paragraph-rsid="0016eae1"/>
    </style:style>
    <style:style style:name="P133" style:family="paragraph" style:parent-style-name="Text_20_body" style:list-style-name="L7">
      <style:text-properties officeooo:paragraph-rsid="001d6a12"/>
    </style:style>
    <style:style style:name="P134" style:family="paragraph" style:parent-style-name="Text_20_body" style:list-style-name="L7">
      <style:text-properties officeooo:rsid="001d6a12" officeooo:paragraph-rsid="001d6a12"/>
    </style:style>
    <style:style style:name="P135" style:family="paragraph" style:parent-style-name="Text_20_body" style:list-style-name="L7">
      <style:text-properties officeooo:rsid="001e060d" officeooo:paragraph-rsid="001e060d"/>
    </style:style>
    <style:style style:name="P136" style:family="paragraph" style:parent-style-name="Text_20_body" style:list-style-name="L8">
      <style:text-properties officeooo:paragraph-rsid="0022ba64"/>
    </style:style>
    <style:style style:name="P137" style:family="paragraph" style:parent-style-name="Text_20_body" style:list-style-name="L8">
      <style:text-properties officeooo:rsid="001a3073" officeooo:paragraph-rsid="0022ba64"/>
    </style:style>
    <style:style style:name="P138" style:family="paragraph" style:parent-style-name="Text_20_body" style:list-style-name="L9">
      <style:text-properties officeooo:paragraph-rsid="00352f60"/>
    </style:style>
    <style:style style:name="P139" style:family="paragraph" style:parent-style-name="Text_20_body" style:list-style-name="L9">
      <style:text-properties officeooo:rsid="00358463" officeooo:paragraph-rsid="00358463"/>
    </style:style>
    <style:style style:name="P140" style:family="paragraph" style:parent-style-name="Text_20_body" style:list-style-name="L10">
      <style:text-properties officeooo:rsid="0063c0d8" officeooo:paragraph-rsid="0063c0d8"/>
    </style:style>
    <style:style style:name="P141" style:family="paragraph" style:parent-style-name="Text_20_body" style:list-style-name="L11">
      <style:text-properties officeooo:rsid="0063c0d8" officeooo:paragraph-rsid="0063c0d8"/>
    </style:style>
    <style:style style:name="P142" style:family="paragraph" style:parent-style-name="Text_20_body" style:list-style-name="L12">
      <style:text-properties officeooo:paragraph-rsid="007a487b"/>
    </style:style>
    <style:style style:name="P143" style:family="paragraph" style:parent-style-name="Text_20_body" style:list-style-name="L12">
      <style:text-properties officeooo:rsid="007a487b" officeooo:paragraph-rsid="007a487b"/>
    </style:style>
    <style:style style:name="P144" style:family="paragraph" style:parent-style-name="Text_20_body" style:list-style-name="L12">
      <style:text-properties officeooo:rsid="007c13de" officeooo:paragraph-rsid="007c13de"/>
    </style:style>
    <style:style style:name="P145" style:family="paragraph" style:parent-style-name="Text_20_body" style:list-style-name="L13">
      <style:text-properties officeooo:rsid="008aa597" officeooo:paragraph-rsid="008aa597"/>
    </style:style>
    <style:style style:name="P146" style:family="paragraph" style:parent-style-name="Text_20_body">
      <style:text-properties officeooo:rsid="001ff3cd" officeooo:paragraph-rsid="00bb285c"/>
    </style:style>
    <style:style style:name="P147" style:family="paragraph" style:parent-style-name="Text_20_body">
      <style:text-properties officeooo:rsid="00b22d17" officeooo:paragraph-rsid="00b22d17"/>
    </style:style>
    <style:style style:name="P148" style:family="paragraph" style:parent-style-name="Text_20_body">
      <style:text-properties officeooo:rsid="00be0846" officeooo:paragraph-rsid="00be0846"/>
    </style:style>
    <style:style style:name="P149" style:family="paragraph">
      <loext:graphic-properties draw:fill="gradient" draw:fill-color="#ffffff" draw:fill-gradient-name="Gradient_20_1"/>
      <style:paragraph-properties fo:text-align="center" style:writing-mode="lr-tb"/>
    </style:style>
    <style:style style:name="P150" style:family="paragraph">
      <loext:graphic-properties draw:fill="solid" draw:fill-color="#1f1a17"/>
      <style:paragraph-properties style:writing-mode="lr-tb"/>
    </style:style>
    <style:style style:name="P151" style:family="paragraph">
      <loext:graphic-properties draw:fill="solid" draw:fill-color="#221d1b"/>
      <style:paragraph-properties style:writing-mode="lr-tb"/>
    </style:style>
    <style:style style:name="P152" style:family="paragraph">
      <loext:graphic-properties draw:fill="solid" draw:fill-color="#26211f"/>
      <style:paragraph-properties style:writing-mode="lr-tb"/>
    </style:style>
    <style:style style:name="P153" style:family="paragraph">
      <loext:graphic-properties draw:fill="solid" draw:fill-color="#282422"/>
      <style:paragraph-properties style:writing-mode="lr-tb"/>
    </style:style>
    <style:style style:name="P154" style:family="paragraph">
      <loext:graphic-properties draw:fill="solid" draw:fill-color="#2c2726"/>
      <style:paragraph-properties style:writing-mode="lr-tb"/>
    </style:style>
    <style:style style:name="P155" style:family="paragraph">
      <loext:graphic-properties draw:fill="solid" draw:fill-color="#2e2a27"/>
      <style:paragraph-properties style:writing-mode="lr-tb"/>
    </style:style>
    <style:style style:name="P156" style:family="paragraph">
      <loext:graphic-properties draw:fill="solid" draw:fill-color="#302c2b"/>
      <style:paragraph-properties style:writing-mode="lr-tb"/>
    </style:style>
    <style:style style:name="P157" style:family="paragraph">
      <loext:graphic-properties draw:fill="solid" draw:fill-color="#33302e"/>
      <style:paragraph-properties style:writing-mode="lr-tb"/>
    </style:style>
    <style:style style:name="P158" style:family="paragraph">
      <loext:graphic-properties draw:fill="solid" draw:fill-color="#35322f"/>
      <style:paragraph-properties style:writing-mode="lr-tb"/>
    </style:style>
    <style:style style:name="P159" style:family="paragraph">
      <loext:graphic-properties draw:fill="solid" draw:fill-color="#373432"/>
      <style:paragraph-properties style:writing-mode="lr-tb"/>
    </style:style>
    <style:style style:name="P160" style:family="paragraph">
      <loext:graphic-properties draw:fill="solid" draw:fill-color="#393633"/>
      <style:paragraph-properties style:writing-mode="lr-tb"/>
    </style:style>
    <style:style style:name="P161" style:family="paragraph">
      <loext:graphic-properties draw:fill="solid" draw:fill-color="#3c3836"/>
      <style:paragraph-properties style:writing-mode="lr-tb"/>
    </style:style>
    <style:style style:name="P162" style:family="paragraph">
      <loext:graphic-properties draw:fill="solid" draw:fill-color="#3e3a39"/>
      <style:paragraph-properties style:writing-mode="lr-tb"/>
    </style:style>
    <style:style style:name="P163" style:family="paragraph">
      <loext:graphic-properties draw:fill="solid" draw:fill-color="#3f3c3a"/>
      <style:paragraph-properties style:writing-mode="lr-tb"/>
    </style:style>
    <style:style style:name="P164" style:family="paragraph">
      <loext:graphic-properties draw:fill="solid" draw:fill-color="#413e3c"/>
      <style:paragraph-properties style:writing-mode="lr-tb"/>
    </style:style>
    <style:style style:name="P165" style:family="paragraph">
      <loext:graphic-properties draw:fill="solid" draw:fill-color="#43403e"/>
      <style:paragraph-properties style:writing-mode="lr-tb"/>
    </style:style>
    <style:style style:name="P166" style:family="paragraph">
      <loext:graphic-properties draw:fill="solid" draw:fill-color="#464341"/>
      <style:paragraph-properties style:writing-mode="lr-tb"/>
    </style:style>
    <style:style style:name="P167" style:family="paragraph">
      <loext:graphic-properties draw:fill="solid" draw:fill-color="#484544"/>
      <style:paragraph-properties style:writing-mode="lr-tb"/>
    </style:style>
    <style:style style:name="P168" style:family="paragraph">
      <loext:graphic-properties draw:fill="solid" draw:fill-color="#4a4745"/>
      <style:paragraph-properties style:writing-mode="lr-tb"/>
    </style:style>
    <style:style style:name="P169" style:family="paragraph">
      <loext:graphic-properties draw:fill="solid" draw:fill-color="#4d4a48"/>
      <style:paragraph-properties style:writing-mode="lr-tb"/>
    </style:style>
    <style:style style:name="P170" style:family="paragraph">
      <loext:graphic-properties draw:fill="solid" draw:fill-color="#4e4b4a"/>
      <style:paragraph-properties style:writing-mode="lr-tb"/>
    </style:style>
    <style:style style:name="P171" style:family="paragraph">
      <loext:graphic-properties draw:fill="solid" draw:fill-color="#514e4c"/>
      <style:paragraph-properties style:writing-mode="lr-tb"/>
    </style:style>
    <style:style style:name="P172" style:family="paragraph">
      <loext:graphic-properties draw:fill="solid" draw:fill-color="#53504e"/>
      <style:paragraph-properties style:writing-mode="lr-tb"/>
    </style:style>
    <style:style style:name="P173" style:family="paragraph">
      <loext:graphic-properties draw:fill="solid" draw:fill-color="#545250"/>
      <style:paragraph-properties style:writing-mode="lr-tb"/>
    </style:style>
    <style:style style:name="P174" style:family="paragraph">
      <loext:graphic-properties draw:fill="solid" draw:fill-color="#565452"/>
      <style:paragraph-properties style:writing-mode="lr-tb"/>
    </style:style>
    <style:style style:name="P175" style:family="paragraph">
      <loext:graphic-properties draw:fill="solid" draw:fill-color="#585554"/>
      <style:paragraph-properties style:writing-mode="lr-tb"/>
    </style:style>
    <style:style style:name="P176" style:family="paragraph">
      <loext:graphic-properties draw:fill="solid" draw:fill-color="#5a5756"/>
      <style:paragraph-properties style:writing-mode="lr-tb"/>
    </style:style>
    <style:style style:name="P177" style:family="paragraph">
      <loext:graphic-properties draw:fill="solid" draw:fill-color="#5b5957"/>
      <style:paragraph-properties style:writing-mode="lr-tb"/>
    </style:style>
    <style:style style:name="P178" style:family="paragraph">
      <loext:graphic-properties draw:fill="solid" draw:fill-color="#5d5a59"/>
      <style:paragraph-properties style:writing-mode="lr-tb"/>
    </style:style>
    <style:style style:name="P179" style:family="paragraph">
      <loext:graphic-properties draw:fill="solid" draw:fill-color="#5f5d5c"/>
      <style:paragraph-properties style:writing-mode="lr-tb"/>
    </style:style>
    <style:style style:name="P180" style:family="paragraph">
      <loext:graphic-properties draw:fill="solid" draw:fill-color="#615e5d"/>
      <style:paragraph-properties style:writing-mode="lr-tb"/>
    </style:style>
    <style:style style:name="P181" style:family="paragraph">
      <loext:graphic-properties draw:fill="solid" draw:fill-color="#636160"/>
      <style:paragraph-properties style:writing-mode="lr-tb"/>
    </style:style>
    <style:style style:name="P182" style:family="paragraph">
      <loext:graphic-properties draw:fill="solid" draw:fill-color="#656261"/>
      <style:paragraph-properties style:writing-mode="lr-tb"/>
    </style:style>
    <style:style style:name="P183" style:family="paragraph">
      <loext:graphic-properties draw:fill="solid" draw:fill-color="#676563"/>
      <style:paragraph-properties style:writing-mode="lr-tb"/>
    </style:style>
    <style:style style:name="P184" style:family="paragraph">
      <loext:graphic-properties draw:fill="solid" draw:fill-color="#696766"/>
      <style:paragraph-properties style:writing-mode="lr-tb"/>
    </style:style>
    <style:style style:name="P185" style:family="paragraph">
      <loext:graphic-properties draw:fill="solid" draw:fill-color="#6a6867"/>
      <style:paragraph-properties style:writing-mode="lr-tb"/>
    </style:style>
    <style:style style:name="P186" style:family="paragraph">
      <loext:graphic-properties draw:fill="solid" draw:fill-color="#6c6a69"/>
      <style:paragraph-properties style:writing-mode="lr-tb"/>
    </style:style>
    <style:style style:name="P187" style:family="paragraph">
      <loext:graphic-properties draw:fill="solid" draw:fill-color="#6e6c6b"/>
      <style:paragraph-properties style:writing-mode="lr-tb"/>
    </style:style>
    <style:style style:name="P188" style:family="paragraph">
      <loext:graphic-properties draw:fill="solid" draw:fill-color="#706e6d"/>
      <style:paragraph-properties style:writing-mode="lr-tb"/>
    </style:style>
    <style:style style:name="P189" style:family="paragraph">
      <loext:graphic-properties draw:fill="solid" draw:fill-color="#71706f"/>
      <style:paragraph-properties style:writing-mode="lr-tb"/>
    </style:style>
    <style:style style:name="P190" style:family="paragraph">
      <loext:graphic-properties draw:fill="solid" draw:fill-color="#737170"/>
      <style:paragraph-properties style:writing-mode="lr-tb"/>
    </style:style>
    <style:style style:name="P191" style:family="paragraph">
      <loext:graphic-properties draw:fill="solid" draw:fill-color="#757372"/>
      <style:paragraph-properties style:writing-mode="lr-tb"/>
    </style:style>
    <style:style style:name="P192" style:family="paragraph">
      <loext:graphic-properties draw:fill="solid" draw:fill-color="#767473"/>
      <style:paragraph-properties style:writing-mode="lr-tb"/>
    </style:style>
    <style:style style:name="P193" style:family="paragraph">
      <loext:graphic-properties draw:fill="solid" draw:fill-color="#787676"/>
      <style:paragraph-properties style:writing-mode="lr-tb"/>
    </style:style>
    <style:style style:name="P194" style:family="paragraph">
      <loext:graphic-properties draw:fill="solid" draw:fill-color="#7a7978"/>
      <style:paragraph-properties style:writing-mode="lr-tb"/>
    </style:style>
    <style:style style:name="P195" style:family="paragraph">
      <loext:graphic-properties draw:fill="solid" draw:fill-color="#7c7a79"/>
      <style:paragraph-properties style:writing-mode="lr-tb"/>
    </style:style>
    <style:style style:name="P196" style:family="paragraph">
      <loext:graphic-properties draw:fill="solid" draw:fill-color="#7e7d7c"/>
      <style:paragraph-properties style:writing-mode="lr-tb"/>
    </style:style>
    <style:style style:name="P197" style:family="paragraph">
      <loext:graphic-properties draw:fill="solid" draw:fill-color="#7f7e7d"/>
      <style:paragraph-properties style:writing-mode="lr-tb"/>
    </style:style>
    <style:style style:name="P198" style:family="paragraph">
      <loext:graphic-properties draw:fill="solid" draw:fill-color="#82807f"/>
      <style:paragraph-properties style:writing-mode="lr-tb"/>
    </style:style>
    <style:style style:name="P199" style:family="paragraph">
      <loext:graphic-properties draw:fill="solid" draw:fill-color="#848282"/>
      <style:paragraph-properties style:writing-mode="lr-tb"/>
    </style:style>
    <style:style style:name="P200" style:family="paragraph">
      <loext:graphic-properties draw:fill="none" draw:fill-color="#99cc00"/>
      <style:paragraph-properties fo:text-align="center" style:writing-mode="lr-tb"/>
    </style:style>
    <style:style style:name="P201" style:family="paragraph">
      <loext:graphic-properties draw:fill="solid" draw:fill-color="#8b0002"/>
      <style:paragraph-properties style:writing-mode="lr-tb"/>
    </style:style>
    <style:style style:name="P202" style:family="paragraph">
      <loext:graphic-properties draw:fill="solid" draw:fill-color="#969696" draw:opacity="100%"/>
      <style:paragraph-properties style:writing-mode="lr-tb"/>
    </style:style>
    <style:style style:name="P203" style:family="paragraph">
      <loext:graphic-properties draw:fill="solid" draw:fill-color="#8b0002" draw:opacity="100%"/>
      <style:paragraph-properties style:writing-mode="lr-tb"/>
    </style:style>
    <style:style style:name="P204"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94cc8d"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4.1000003814697pt" fo:font-weight="bold" officeooo:rsid="0092719c" style:font-name-asian="PingFang SC" style:font-size-asian="14.1000003814697pt" style:font-weight-asian="bold" style:font-name-complex="Arial Unicode MS" style:font-size-complex="14.1000003814697pt" style:font-weight-complex="bold"/>
    </style:style>
    <style:style style:name="T16" style:family="text">
      <style:text-properties officeooo:rsid="00113c68"/>
    </style:style>
    <style:style style:name="T17" style:family="text">
      <style:text-properties officeooo:rsid="00116424"/>
    </style:style>
    <style:style style:name="T18" style:family="text">
      <style:text-properties officeooo:rsid="0011b6bc"/>
    </style:style>
    <style:style style:name="T19" style:family="text">
      <style:text-properties officeooo:rsid="0013aa9d"/>
    </style:style>
    <style:style style:name="T20" style:family="text">
      <style:text-properties officeooo:rsid="0014962c"/>
    </style:style>
    <style:style style:name="T21" style:family="text">
      <style:text-properties officeooo:rsid="001561d0"/>
    </style:style>
    <style:style style:name="T22" style:family="text">
      <style:text-properties officeooo:rsid="0016eae1"/>
    </style:style>
    <style:style style:name="T23" style:family="text">
      <style:text-properties officeooo:rsid="0017d1fa"/>
    </style:style>
    <style:style style:name="T24" style:family="text">
      <style:text-properties officeooo:rsid="0019d4d0"/>
    </style:style>
    <style:style style:name="T25" style:family="text">
      <style:text-properties officeooo:rsid="001a3073"/>
    </style:style>
    <style:style style:name="T26" style:family="text">
      <style:text-properties officeooo:rsid="001a69e0"/>
    </style:style>
    <style:style style:name="T27" style:family="text">
      <style:text-properties officeooo:rsid="001b8e9e"/>
    </style:style>
    <style:style style:name="T28" style:family="text">
      <style:text-properties officeooo:rsid="001d1ab0"/>
    </style:style>
    <style:style style:name="T29" style:family="text">
      <style:text-properties officeooo:rsid="001d6a12"/>
    </style:style>
    <style:style style:name="T30" style:family="text">
      <style:text-properties officeooo:rsid="001e060d"/>
    </style:style>
    <style:style style:name="T31" style:family="text">
      <style:text-properties officeooo:rsid="001ff3cd"/>
    </style:style>
    <style:style style:name="T32" style:family="text">
      <style:text-properties officeooo:rsid="001ffc49"/>
    </style:style>
    <style:style style:name="T33" style:family="text">
      <style:text-properties officeooo:rsid="00225b5e"/>
    </style:style>
    <style:style style:name="T34" style:family="text">
      <style:text-properties officeooo:rsid="0022ba64"/>
    </style:style>
    <style:style style:name="T35" style:family="text">
      <style:text-properties officeooo:rsid="00234eed"/>
    </style:style>
    <style:style style:name="T36" style:family="text">
      <style:text-properties officeooo:rsid="002be0c9"/>
    </style:style>
    <style:style style:name="T37" style:family="text">
      <style:text-properties officeooo:rsid="002d65bc"/>
    </style:style>
    <style:style style:name="T38" style:family="text">
      <style:text-properties officeooo:rsid="00352f60"/>
    </style:style>
    <style:style style:name="T39" style:family="text">
      <style:text-properties officeooo:rsid="00358463"/>
    </style:style>
    <style:style style:name="T40" style:family="text">
      <style:text-properties officeooo:rsid="0036ec16"/>
    </style:style>
    <style:style style:name="T41" style:family="text">
      <style:text-properties officeooo:rsid="00370081"/>
    </style:style>
    <style:style style:name="T42" style:family="text">
      <style:text-properties officeooo:rsid="0037a191"/>
    </style:style>
    <style:style style:name="T43" style:family="text">
      <style:text-properties officeooo:rsid="0038578b"/>
    </style:style>
    <style:style style:name="T44"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5"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61"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2" style:family="text">
      <style:text-properties style:font-name="Liberation Serif" fo:font-size="12pt" fo:font-weight="normal" officeooo:rsid="00749686" style:font-name-asian="PingFang SC" style:font-size-asian="10.5pt" style:font-weight-asian="normal" style:font-name-complex="Arial Unicode MS" style:font-size-complex="12pt" style:font-weight-complex="normal"/>
    </style:style>
    <style:style style:name="T63" style:family="text">
      <style:text-properties style:font-name="Liberation Serif" fo:font-size="12pt" fo:font-weight="normal" officeooo:rsid="00101f13" style:font-name-asian="PingFang SC" style:font-size-asian="10.5pt" style:font-weight-asian="normal" style:font-name-complex="Arial Unicode MS" style:font-size-complex="12pt" style:font-weight-complex="normal"/>
    </style:style>
    <style:style style:name="T64" style:family="text">
      <style:text-properties style:font-name="Liberation Serif" fo:font-size="12pt" fo:font-weight="normal" officeooo:rsid="00a68fec" style:font-name-asian="PingFang SC" style:font-size-asian="10.5pt" style:font-weight-asian="normal" style:font-name-complex="Arial Unicode MS" style:font-size-complex="12pt" style:font-weight-complex="normal"/>
    </style:style>
    <style:style style:name="T65" style:family="text">
      <style:text-properties style:font-name="Liberation Serif" fo:font-size="12pt" fo:font-weight="normal" officeooo:rsid="00a7e89e" style:font-name-asian="PingFang SC" style:font-size-asian="10.5pt" style:font-weight-asian="normal" style:font-name-complex="Arial Unicode MS" style:font-size-complex="12pt" style:font-weight-complex="normal"/>
    </style:style>
    <style:style style:name="T66" style:family="text">
      <style:text-properties style:font-name="Liberation Serif" fo:font-size="12pt" fo:font-weight="normal" officeooo:rsid="00abccd8" style:font-name-asian="PingFang SC" style:font-size-asian="10.5pt" style:font-weight-asian="normal" style:font-name-complex="Arial Unicode MS" style:font-size-complex="12pt" style:font-weight-complex="normal"/>
    </style:style>
    <style:style style:name="T67" style:family="text">
      <style:text-properties style:font-name="Liberation Serif" fo:font-size="12pt" fo:font-weight="normal" officeooo:rsid="00af9718" style:font-name-asian="PingFang SC" style:font-size-asian="10.5pt" style:font-weight-asian="normal" style:font-name-complex="Arial Unicode MS" style:font-size-complex="12pt" style:font-weight-complex="normal"/>
    </style:style>
    <style:style style:name="T68" style:family="text">
      <style:text-properties officeooo:rsid="0046097f"/>
    </style:style>
    <style:style style:name="T69" style:family="text">
      <style:text-properties officeooo:rsid="004d0281"/>
    </style:style>
    <style:style style:name="T70" style:family="text">
      <style:text-properties officeooo:rsid="00545f91"/>
    </style:style>
    <style:style style:name="T71" style:family="text">
      <style:text-properties officeooo:rsid="00556e33"/>
    </style:style>
    <style:style style:name="T72" style:family="text">
      <style:text-properties officeooo:rsid="00566974"/>
    </style:style>
    <style:style style:name="T73" style:family="text">
      <style:text-properties officeooo:rsid="00570226"/>
    </style:style>
    <style:style style:name="T74" style:family="text">
      <style:text-properties officeooo:rsid="0058d036"/>
    </style:style>
    <style:style style:name="T75" style:family="text">
      <style:text-properties officeooo:rsid="005983ad"/>
    </style:style>
    <style:style style:name="T76" style:family="text">
      <style:text-properties officeooo:rsid="0059dbb2"/>
    </style:style>
    <style:style style:name="T77" style:family="text">
      <style:text-properties officeooo:rsid="005b08a9"/>
    </style:style>
    <style:style style:name="T78" style:family="text">
      <style:text-properties officeooo:rsid="005c384b"/>
    </style:style>
    <style:style style:name="T79" style:family="text">
      <style:text-properties officeooo:rsid="005e8bdd"/>
    </style:style>
    <style:style style:name="T80" style:family="text">
      <style:text-properties officeooo:rsid="00607cf9"/>
    </style:style>
    <style:style style:name="T81" style:family="text">
      <style:text-properties officeooo:rsid="0060aaac"/>
    </style:style>
    <style:style style:name="T82" style:family="text">
      <style:text-properties officeooo:rsid="0061d5f9"/>
    </style:style>
    <style:style style:name="T83" style:family="text">
      <style:text-properties officeooo:rsid="0063c0d8"/>
    </style:style>
    <style:style style:name="T84" style:family="text">
      <style:text-properties officeooo:rsid="00674cce"/>
    </style:style>
    <style:style style:name="T85" style:family="text">
      <style:text-properties officeooo:rsid="006be6e0"/>
    </style:style>
    <style:style style:name="T86" style:family="text">
      <style:text-properties officeooo:rsid="006cb3cd"/>
    </style:style>
    <style:style style:name="T87" style:family="text">
      <style:text-properties officeooo:rsid="006ddac1"/>
    </style:style>
    <style:style style:name="T88" style:family="text">
      <style:text-properties officeooo:rsid="006e3927"/>
    </style:style>
    <style:style style:name="T89" style:family="text">
      <style:text-properties officeooo:rsid="006e5d8d"/>
    </style:style>
    <style:style style:name="T90" style:family="text">
      <style:text-properties officeooo:rsid="006f51df"/>
    </style:style>
    <style:style style:name="T91" style:family="text">
      <style:text-properties officeooo:rsid="006f76a6"/>
    </style:style>
    <style:style style:name="T92" style:family="text">
      <style:text-properties officeooo:rsid="00715a86"/>
    </style:style>
    <style:style style:name="T93" style:family="text">
      <style:text-properties officeooo:rsid="00731e08"/>
    </style:style>
    <style:style style:name="T94" style:family="text">
      <style:text-properties officeooo:rsid="00749686"/>
    </style:style>
    <style:style style:name="T95" style:family="text">
      <style:text-properties officeooo:rsid="00760044"/>
    </style:style>
    <style:style style:name="T96" style:family="text">
      <style:text-properties officeooo:rsid="0076d912"/>
    </style:style>
    <style:style style:name="T97" style:family="text">
      <style:text-properties officeooo:rsid="00770a88"/>
    </style:style>
    <style:style style:name="T98" style:family="text">
      <style:text-properties officeooo:rsid="007825d9"/>
    </style:style>
    <style:style style:name="T99" style:family="text">
      <style:text-properties officeooo:rsid="0078c3a5"/>
    </style:style>
    <style:style style:name="T100" style:family="text">
      <style:text-properties officeooo:rsid="00708481"/>
    </style:style>
    <style:style style:name="T101" style:family="text">
      <style:text-properties officeooo:rsid="007a487b"/>
    </style:style>
    <style:style style:name="T102" style:family="text">
      <style:text-properties officeooo:rsid="007c13de"/>
    </style:style>
    <style:style style:name="T103" style:family="text">
      <style:text-properties officeooo:rsid="007daa15"/>
    </style:style>
    <style:style style:name="T104" style:family="text">
      <style:text-properties officeooo:rsid="007ec2b6"/>
    </style:style>
    <style:style style:name="T105" style:family="text">
      <style:text-properties officeooo:rsid="007f1b86"/>
    </style:style>
    <style:style style:name="T106" style:family="text">
      <style:text-properties officeooo:rsid="00804464"/>
    </style:style>
    <style:style style:name="T107" style:family="text">
      <style:text-properties officeooo:rsid="00846a7f"/>
    </style:style>
    <style:style style:name="T108" style:family="text">
      <style:text-properties officeooo:rsid="0084c979"/>
    </style:style>
    <style:style style:name="T109" style:family="text">
      <style:text-properties officeooo:rsid="00859a84"/>
    </style:style>
    <style:style style:name="T110" style:family="text">
      <style:text-properties officeooo:rsid="0085aeb5"/>
    </style:style>
    <style:style style:name="T111" style:family="text">
      <style:text-properties officeooo:rsid="00861a22"/>
    </style:style>
    <style:style style:name="T112" style:family="text">
      <style:text-properties officeooo:rsid="0086f3d5"/>
    </style:style>
    <style:style style:name="T113" style:family="text">
      <style:text-properties officeooo:rsid="0088dca7"/>
    </style:style>
    <style:style style:name="T114" style:family="text">
      <style:text-properties officeooo:rsid="00893842"/>
    </style:style>
    <style:style style:name="T115" style:family="text">
      <style:text-properties officeooo:rsid="008aa597"/>
    </style:style>
    <style:style style:name="T116" style:family="text">
      <style:text-properties officeooo:rsid="008b41f9"/>
    </style:style>
    <style:style style:name="T117" style:family="text">
      <style:text-properties officeooo:rsid="0092719c"/>
    </style:style>
    <style:style style:name="T118" style:family="text">
      <style:text-properties officeooo:rsid="0094cc8d"/>
    </style:style>
    <style:style style:name="T119" style:family="text">
      <style:text-properties officeooo:rsid="00996eaa"/>
    </style:style>
    <style:style style:name="T120" style:family="text">
      <style:text-properties officeooo:rsid="0099ed2d"/>
    </style:style>
    <style:style style:name="T121" style:family="text">
      <style:text-properties officeooo:rsid="009bb54f"/>
    </style:style>
    <style:style style:name="T122" style:family="text">
      <style:text-properties officeooo:rsid="009c0967"/>
    </style:style>
    <style:style style:name="T123" style:family="text">
      <style:text-properties officeooo:rsid="009fd857"/>
    </style:style>
    <style:style style:name="T124" style:family="text">
      <style:text-properties officeooo:rsid="00a7e89e"/>
    </style:style>
    <style:style style:name="T125" style:family="text">
      <style:text-properties officeooo:rsid="006ac03a"/>
    </style:style>
    <style:style style:name="T126" style:family="text">
      <style:text-properties officeooo:rsid="00a860d0"/>
    </style:style>
    <style:style style:name="T127" style:family="text">
      <style:text-properties officeooo:rsid="00a99246"/>
    </style:style>
    <style:style style:name="T128" style:family="text">
      <style:text-properties officeooo:rsid="00abe806"/>
    </style:style>
    <style:style style:name="T129" style:family="text">
      <style:text-properties officeooo:rsid="00ade280"/>
    </style:style>
    <style:style style:name="T130" style:family="text">
      <style:text-properties officeooo:rsid="00af048a"/>
    </style:style>
    <style:style style:name="T131" style:family="text">
      <style:text-properties officeooo:rsid="00af9718"/>
    </style:style>
    <style:style style:name="T132" style:family="text">
      <style:text-properties officeooo:rsid="00b32285"/>
    </style:style>
    <style:style style:name="T133" style:family="text">
      <style:text-properties officeooo:rsid="00b3c082"/>
    </style:style>
    <style:style style:name="T134" style:family="text">
      <style:text-properties officeooo:rsid="00b5221f"/>
    </style:style>
    <style:style style:name="T135" style:family="text">
      <style:text-properties officeooo:rsid="00b70770"/>
    </style:style>
    <style:style style:name="T136" style:family="text">
      <style:text-properties fo:font-size="12pt" fo:font-style="italic" officeooo:rsid="00b70770" style:font-size-asian="12pt" style:font-style-asian="italic" style:font-name-complex="Arial Unicode MS1" style:font-size-complex="12pt" style:font-style-complex="italic"/>
    </style:style>
    <style:style style:name="T137" style:family="text">
      <style:text-properties fo:font-size="12pt" fo:font-style="italic" officeooo:rsid="00bc47f1" style:font-size-asian="12pt" style:font-style-asian="italic" style:font-name-complex="Arial Unicode MS1" style:font-size-complex="12pt" style:font-style-complex="italic"/>
    </style:style>
    <style:style style:name="T138" style:family="text">
      <style:text-properties officeooo:rsid="00bb285c"/>
    </style:style>
    <style:style style:name="T139" style:family="text">
      <style:text-properties officeooo:rsid="00bc47f1"/>
    </style:style>
    <style:style style:name="T140" style:family="text">
      <style:text-properties officeooo:rsid="00be084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74"><draw:g text:anchor-type="char" draw:z-index="0" draw:name="Kształt1" draw:style-name="gr1"><draw:rect draw:style-name="gr55" draw:text-style-name="P200" svg:width="2.2cm" svg:height="3.534cm" svg:x="0.61cm" svg:y="0.651cm"><text:p/></draw:rect><draw:g draw:style-name="gr3"><draw:custom-shape draw:style-name="gr56" draw:text-style-name="P201" svg:width="2.2cm" svg:height="3.492cm" svg:x="0.61cm" svg:y="0.651cm"><text:p/><draw:enhanced-geometry svg:viewBox="0 0 21600 21600" draw:type="rectangle" draw:enhanced-path="M 0 0 L 21600 0 21600 21600 0 21600 0 0 Z N"/></draw:custom-shape><draw:custom-shape draw:style-name="gr57" draw:text-style-name="P202"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202"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203"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202"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202"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201" svg:width="0.414cm" svg:height="0.135cm" svg:x="1.522cm" svg:y="2.216cm"><text:p/><draw:enhanced-geometry svg:viewBox="0 0 21600 21600" draw:type="rectangle" draw:enhanced-path="M 0 0 L 21600 0 21600 21600 0 21600 0 0 Z N"/></draw:custom-shape><draw:custom-shape draw:style-name="gr63" draw:text-style-name="P202"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202"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202"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203"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202"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204"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149" svg:width="2.2cm" svg:height="24.605cm" svg:x="0.612cm" svg:y="4.184cm"><text:p/></draw:rect><draw:g draw:style-name="gr3"><draw:custom-shape draw:style-name="gr4" draw:text-style-name="P150" svg:width="0.276cm" svg:height="0.041cm" svg:x="1.06cm" svg:y="28.443cm"><text:p/><draw:enhanced-geometry svg:viewBox="0 0 453 68" draw:type="non-primitive" draw:enhanced-path="M 66 0 L 453 68 0 68 66 0 Z N"/></draw:custom-shape><draw:custom-shape draw:style-name="gr5" draw:text-style-name="P151" svg:width="0.345cm" svg:height="0.066cm" svg:x="1.078cm" svg:y="28.418cm"><text:p/><draw:enhanced-geometry svg:viewBox="0 0 563 107" draw:type="non-primitive" draw:enhanced-path="M 171 107 L 0 77 75 0 563 86 543 107 171 107 Z N"/></draw:custom-shape><draw:custom-shape draw:style-name="gr6" draw:text-style-name="P152" svg:width="0.343cm" svg:height="0.091cm" svg:x="1.102cm" svg:y="28.393cm"><text:p/><draw:enhanced-geometry svg:viewBox="0 0 562 145" draw:type="non-primitive" draw:enhanced-path="M 387 145 L 0 77 74 0 562 86 505 145 387 145 Z N"/></draw:custom-shape><draw:custom-shape draw:style-name="gr7" draw:text-style-name="P153" svg:width="0.343cm" svg:height="0.1cm" svg:x="1.124cm" svg:y="28.37cm"><text:p/><draw:enhanced-geometry svg:viewBox="0 0 562 162" draw:type="non-primitive" draw:enhanced-path="M 488 162 L 0 76 73 0 562 86 488 162 Z N"/></draw:custom-shape><draw:custom-shape draw:style-name="gr8" draw:text-style-name="P154" svg:width="0.343cm" svg:height="0.1cm" svg:x="1.146cm" svg:y="28.346cm"><text:p/><draw:enhanced-geometry svg:viewBox="0 0 562 163" draw:type="non-primitive" draw:enhanced-path="M 488 163 L 0 77 74 0 562 86 488 163 Z N"/></draw:custom-shape><draw:custom-shape draw:style-name="gr9" draw:text-style-name="P155" svg:width="0.345cm" svg:height="0.098cm" svg:x="1.168cm" svg:y="28.325cm"><text:p/><draw:enhanced-geometry svg:viewBox="0 0 564 163" draw:type="non-primitive" draw:enhanced-path="M 489 163 L 0 77 75 0 564 86 489 163 Z N"/></draw:custom-shape><draw:custom-shape draw:style-name="gr10" draw:text-style-name="P156" svg:width="0.343cm" svg:height="0.1cm" svg:x="1.192cm" svg:y="28.3cm"><text:p/><draw:enhanced-geometry svg:viewBox="0 0 562 162" draw:type="non-primitive" draw:enhanced-path="M 488 162 L 0 76 74 0 562 86 488 162 Z N"/></draw:custom-shape><draw:custom-shape draw:style-name="gr11" draw:text-style-name="P157" svg:width="0.343cm" svg:height="0.098cm" svg:x="1.215cm" svg:y="28.279cm"><text:p/><draw:enhanced-geometry svg:viewBox="0 0 562 163" draw:type="non-primitive" draw:enhanced-path="M 489 163 L 0 77 74 0 562 86 489 163 Z N"/></draw:custom-shape><draw:custom-shape draw:style-name="gr12" draw:text-style-name="P158" svg:width="0.345cm" svg:height="0.1cm" svg:x="1.236cm" svg:y="28.254cm"><text:p/><draw:enhanced-geometry svg:viewBox="0 0 563 163" draw:type="non-primitive" draw:enhanced-path="M 488 163 L 0 77 74 0 563 86 488 163 Z N"/></draw:custom-shape><draw:custom-shape draw:style-name="gr13" draw:text-style-name="P159" svg:width="0.345cm" svg:height="0.1cm" svg:x="1.259cm" svg:y="28.229cm"><text:p/><draw:enhanced-geometry svg:viewBox="0 0 563 162" draw:type="non-primitive" draw:enhanced-path="M 488 162 L 0 76 74 0 563 86 488 162 Z N"/></draw:custom-shape><draw:custom-shape draw:style-name="gr14" draw:text-style-name="P160" svg:width="0.343cm" svg:height="0.098cm" svg:x="1.284cm" svg:y="28.206cm"><text:p/><draw:enhanced-geometry svg:viewBox="0 0 562 163" draw:type="non-primitive" draw:enhanced-path="M 489 163 L 0 77 75 0 562 86 489 163 Z N"/></draw:custom-shape><draw:custom-shape draw:style-name="gr15" draw:text-style-name="P161" svg:width="0.343cm" svg:height="0.1cm" svg:x="1.305cm" svg:y="28.183cm"><text:p/><draw:enhanced-geometry svg:viewBox="0 0 562 163" draw:type="non-primitive" draw:enhanced-path="M 489 163 L 0 77 74 0 562 86 489 163 Z N"/></draw:custom-shape><draw:custom-shape draw:style-name="gr16" draw:text-style-name="P162" svg:width="0.345cm" svg:height="0.098cm" svg:x="1.328cm" svg:y="28.161cm"><text:p/><draw:enhanced-geometry svg:viewBox="0 0 562 162" draw:type="non-primitive" draw:enhanced-path="M 487 162 L 0 76 73 0 562 86 487 162 Z N"/></draw:custom-shape><draw:custom-shape draw:style-name="gr17" draw:text-style-name="P163" svg:width="0.345cm" svg:height="0.1cm" svg:x="1.349cm" svg:y="28.136cm"><text:p/><draw:enhanced-geometry svg:viewBox="0 0 563 163" draw:type="non-primitive" draw:enhanced-path="M 488 163 L 0 77 75 0 563 86 488 163 Z N"/></draw:custom-shape><draw:custom-shape draw:style-name="gr18" draw:text-style-name="P164" svg:width="0.343cm" svg:height="0.098cm" svg:x="1.374cm" svg:y="28.115cm"><text:p/><draw:enhanced-geometry svg:viewBox="0 0 562 163" draw:type="non-primitive" draw:enhanced-path="M 489 163 L 0 77 75 0 562 86 489 163 Z N"/></draw:custom-shape><draw:custom-shape draw:style-name="gr19" draw:text-style-name="P165" svg:width="0.345cm" svg:height="0.1cm" svg:x="1.397cm" svg:y="28.09cm"><text:p/><draw:enhanced-geometry svg:viewBox="0 0 562 163" draw:type="non-primitive" draw:enhanced-path="M 488 163 L 0 77 73 0 562 87 488 163 Z N"/></draw:custom-shape><draw:custom-shape draw:style-name="gr20" draw:text-style-name="P166" svg:width="0.345cm" svg:height="0.1cm" svg:x="1.418cm" svg:y="28.065cm"><text:p/><draw:enhanced-geometry svg:viewBox="0 0 562 164" draw:type="non-primitive" draw:enhanced-path="M 487 164 L 0 78 73 0 562 87 487 164 Z N"/></draw:custom-shape><draw:custom-shape draw:style-name="gr21" draw:text-style-name="P167" svg:width="0.345cm" svg:height="0.1cm" svg:x="1.441cm" svg:y="28.041cm"><text:p/><draw:enhanced-geometry svg:viewBox="0 0 563 164" draw:type="non-primitive" draw:enhanced-path="M 489 164 L 0 77 75 0 563 87 489 164 Z N"/></draw:custom-shape><draw:custom-shape draw:style-name="gr22" draw:text-style-name="P168" svg:width="0.343cm" svg:height="0.1cm" svg:x="1.464cm" svg:y="28.019cm"><text:p/><draw:enhanced-geometry svg:viewBox="0 0 564 163" draw:type="non-primitive" draw:enhanced-path="M 489 163 L 0 76 75 0 564 87 489 163 Z N"/></draw:custom-shape><draw:custom-shape draw:style-name="gr23" draw:text-style-name="P169" svg:width="0.345cm" svg:height="0.1cm" svg:x="1.487cm" svg:y="27.995cm"><text:p/><draw:enhanced-geometry svg:viewBox="0 0 562 164" draw:type="non-primitive" draw:enhanced-path="M 488 164 L 0 77 74 0 562 87 488 164 Z N"/></draw:custom-shape><draw:custom-shape draw:style-name="gr24" draw:text-style-name="P170" svg:width="0.345cm" svg:height="0.1cm" svg:x="1.508cm" svg:y="27.972cm"><text:p/><draw:enhanced-geometry svg:viewBox="0 0 562 164" draw:type="non-primitive" draw:enhanced-path="M 489 164 L 0 77 74 0 562 87 489 164 Z N"/></draw:custom-shape><draw:custom-shape draw:style-name="gr25" draw:text-style-name="P171" svg:width="0.345cm" svg:height="0.1cm" svg:x="1.531cm" svg:y="27.947cm"><text:p/><draw:enhanced-geometry svg:viewBox="0 0 563 163" draw:type="non-primitive" draw:enhanced-path="M 488 163 L 0 76 74 0 563 87 488 163 Z N"/></draw:custom-shape><draw:custom-shape draw:style-name="gr26" draw:text-style-name="P172" svg:width="0.343cm" svg:height="0.098cm" svg:x="1.557cm" svg:y="27.926cm"><text:p/><draw:enhanced-geometry svg:viewBox="0 0 563 164" draw:type="non-primitive" draw:enhanced-path="M 488 164 L 0 77 74 0 563 87 488 164 Z N"/></draw:custom-shape><draw:custom-shape draw:style-name="gr27" draw:text-style-name="P173" svg:width="0.345cm" svg:height="0.1cm" svg:x="1.577cm" svg:y="27.901cm"><text:p/><draw:enhanced-geometry svg:viewBox="0 0 562 164" draw:type="non-primitive" draw:enhanced-path="M 489 164 L 0 77 75 0 562 87 489 164 Z N"/></draw:custom-shape><draw:custom-shape draw:style-name="gr28" draw:text-style-name="P174" svg:width="0.345cm" svg:height="0.1cm" svg:x="1.6cm" svg:y="27.877cm"><text:p/><draw:enhanced-geometry svg:viewBox="0 0 562 163" draw:type="non-primitive" draw:enhanced-path="M 489 163 L 0 76 74 0 562 86 489 163 Z N"/></draw:custom-shape><draw:custom-shape draw:style-name="gr29" draw:text-style-name="P175" svg:width="0.343cm" svg:height="0.1cm" svg:x="1.624cm" svg:y="27.855cm"><text:p/><draw:enhanced-geometry svg:viewBox="0 0 562 164" draw:type="non-primitive" draw:enhanced-path="M 487 164 L 0 77 73 0 562 86 487 164 Z N"/></draw:custom-shape><draw:custom-shape draw:style-name="gr30" draw:text-style-name="P176" svg:width="0.343cm" svg:height="0.1cm" svg:x="1.646cm" svg:y="27.831cm"><text:p/><draw:enhanced-geometry svg:viewBox="0 0 563 163" draw:type="non-primitive" draw:enhanced-path="M 488 163 L 0 77 75 0 563 86 488 163 Z N"/></draw:custom-shape><draw:custom-shape draw:style-name="gr31" draw:text-style-name="P177" svg:width="0.345cm" svg:height="0.098cm" svg:x="1.669cm" svg:y="27.808cm"><text:p/><draw:enhanced-geometry svg:viewBox="0 0 562 162" draw:type="non-primitive" draw:enhanced-path="M 489 162 L 0 76 75 0 562 86 489 162 Z N"/></draw:custom-shape><draw:custom-shape draw:style-name="gr32" draw:text-style-name="P178" svg:width="0.345cm" svg:height="0.1cm" svg:x="1.69cm" svg:y="27.783cm"><text:p/><draw:enhanced-geometry svg:viewBox="0 0 562 163" draw:type="non-primitive" draw:enhanced-path="M 488 163 L 0 77 73 0 562 86 488 163 Z N"/></draw:custom-shape><draw:custom-shape draw:style-name="gr33" draw:text-style-name="P179" svg:width="0.343cm" svg:height="0.1cm" svg:x="1.714cm" svg:y="27.76cm"><text:p/><draw:enhanced-geometry svg:viewBox="0 0 562 163" draw:type="non-primitive" draw:enhanced-path="M 487 163 L 0 77 73 0 562 86 487 163 Z N"/></draw:custom-shape><draw:custom-shape draw:style-name="gr34" draw:text-style-name="P180" svg:width="0.343cm" svg:height="0.08cm" svg:x="1.737cm" svg:y="27.757cm"><text:p/><draw:enhanced-geometry svg:viewBox="0 0 563 129" draw:type="non-primitive" draw:enhanced-path="M 489 129 L 0 43 42 0 266 0 563 53 489 129 Z N"/></draw:custom-shape><draw:custom-shape draw:style-name="gr35" draw:text-style-name="P181" svg:width="0.345cm" svg:height="0.055cm" svg:x="1.759cm" svg:y="27.757cm"><text:p/><draw:enhanced-geometry svg:viewBox="0 0 564 91" draw:type="non-primitive" draw:enhanced-path="M 489 91 L 0 5 5 0 482 0 564 14 489 91 Z N"/></draw:custom-shape><draw:custom-shape draw:style-name="gr36" draw:text-style-name="P182" svg:width="0.212cm" svg:height="0.033cm" svg:x="1.898cm" svg:y="27.757cm"><text:p/><draw:enhanced-geometry svg:viewBox="0 0 348 53" draw:type="non-primitive" draw:enhanced-path="M 297 53 L 0 0 348 0 297 53 Z N"/></draw:custom-shape><draw:custom-shape draw:style-name="gr37" draw:text-style-name="P183"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84"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85"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86"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87"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88"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89"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90"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91"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92"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93"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94"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95"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96"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97"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98"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99"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50"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text:tab/><text:tab/>Wydział Fizyki Technicznej, Informatyki i Matematyki Stosowanej</text:p>
      <text:p text:style-name="P18"><text:tab/><text:tab/>Promotor: <text:span text:style-name="T8">dr inż. Mateusz Smoliński</text:span></text:p>
      <text:p text:style-name="P18"><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52"/>
      <text:p text:style-name="P51"/>
      <text:p text:style-name="P51"/>
      <text:p text:style-name="P51"/>
      <text:p text:style-name="P8"><draw:g text:anchor-type="char" draw:z-index="2" draw:name="Kształt3" draw:style-name="gr1"><draw:rect draw:style-name="gr2" draw:text-style-name="P149" svg:width="2.2cm" svg:height="24.605cm" svg:x="0.612cm" svg:y="4.184cm"><text:p/></draw:rect><draw:g draw:style-name="gr3"><draw:custom-shape draw:style-name="gr4" draw:text-style-name="P150" svg:width="0.276cm" svg:height="0.041cm" svg:x="1.06cm" svg:y="28.443cm"><text:p/><draw:enhanced-geometry svg:viewBox="0 0 453 68" draw:type="non-primitive" draw:enhanced-path="M 66 0 L 453 68 0 68 66 0 Z N"/></draw:custom-shape><draw:custom-shape draw:style-name="gr5" draw:text-style-name="P151" svg:width="0.345cm" svg:height="0.066cm" svg:x="1.078cm" svg:y="28.418cm"><text:p/><draw:enhanced-geometry svg:viewBox="0 0 563 107" draw:type="non-primitive" draw:enhanced-path="M 171 107 L 0 77 75 0 563 86 543 107 171 107 Z N"/></draw:custom-shape><draw:custom-shape draw:style-name="gr6" draw:text-style-name="P152" svg:width="0.343cm" svg:height="0.091cm" svg:x="1.102cm" svg:y="28.393cm"><text:p/><draw:enhanced-geometry svg:viewBox="0 0 562 145" draw:type="non-primitive" draw:enhanced-path="M 387 145 L 0 77 74 0 562 86 505 145 387 145 Z N"/></draw:custom-shape><draw:custom-shape draw:style-name="gr7" draw:text-style-name="P153" svg:width="0.343cm" svg:height="0.1cm" svg:x="1.124cm" svg:y="28.37cm"><text:p/><draw:enhanced-geometry svg:viewBox="0 0 562 162" draw:type="non-primitive" draw:enhanced-path="M 488 162 L 0 76 73 0 562 86 488 162 Z N"/></draw:custom-shape><draw:custom-shape draw:style-name="gr8" draw:text-style-name="P154" svg:width="0.343cm" svg:height="0.1cm" svg:x="1.146cm" svg:y="28.346cm"><text:p/><draw:enhanced-geometry svg:viewBox="0 0 562 163" draw:type="non-primitive" draw:enhanced-path="M 488 163 L 0 77 74 0 562 86 488 163 Z N"/></draw:custom-shape><draw:custom-shape draw:style-name="gr9" draw:text-style-name="P155" svg:width="0.345cm" svg:height="0.098cm" svg:x="1.168cm" svg:y="28.325cm"><text:p/><draw:enhanced-geometry svg:viewBox="0 0 564 163" draw:type="non-primitive" draw:enhanced-path="M 489 163 L 0 77 75 0 564 86 489 163 Z N"/></draw:custom-shape><draw:custom-shape draw:style-name="gr10" draw:text-style-name="P156" svg:width="0.343cm" svg:height="0.1cm" svg:x="1.192cm" svg:y="28.3cm"><text:p/><draw:enhanced-geometry svg:viewBox="0 0 562 162" draw:type="non-primitive" draw:enhanced-path="M 488 162 L 0 76 74 0 562 86 488 162 Z N"/></draw:custom-shape><draw:custom-shape draw:style-name="gr11" draw:text-style-name="P157" svg:width="0.343cm" svg:height="0.098cm" svg:x="1.215cm" svg:y="28.279cm"><text:p/><draw:enhanced-geometry svg:viewBox="0 0 562 163" draw:type="non-primitive" draw:enhanced-path="M 489 163 L 0 77 74 0 562 86 489 163 Z N"/></draw:custom-shape><draw:custom-shape draw:style-name="gr12" draw:text-style-name="P158" svg:width="0.345cm" svg:height="0.1cm" svg:x="1.236cm" svg:y="28.254cm"><text:p/><draw:enhanced-geometry svg:viewBox="0 0 563 163" draw:type="non-primitive" draw:enhanced-path="M 488 163 L 0 77 74 0 563 86 488 163 Z N"/></draw:custom-shape><draw:custom-shape draw:style-name="gr13" draw:text-style-name="P159" svg:width="0.345cm" svg:height="0.1cm" svg:x="1.259cm" svg:y="28.229cm"><text:p/><draw:enhanced-geometry svg:viewBox="0 0 563 162" draw:type="non-primitive" draw:enhanced-path="M 488 162 L 0 76 74 0 563 86 488 162 Z N"/></draw:custom-shape><draw:custom-shape draw:style-name="gr14" draw:text-style-name="P160" svg:width="0.343cm" svg:height="0.098cm" svg:x="1.284cm" svg:y="28.206cm"><text:p/><draw:enhanced-geometry svg:viewBox="0 0 562 163" draw:type="non-primitive" draw:enhanced-path="M 489 163 L 0 77 75 0 562 86 489 163 Z N"/></draw:custom-shape><draw:custom-shape draw:style-name="gr15" draw:text-style-name="P161" svg:width="0.343cm" svg:height="0.1cm" svg:x="1.305cm" svg:y="28.183cm"><text:p/><draw:enhanced-geometry svg:viewBox="0 0 562 163" draw:type="non-primitive" draw:enhanced-path="M 489 163 L 0 77 74 0 562 86 489 163 Z N"/></draw:custom-shape><draw:custom-shape draw:style-name="gr16" draw:text-style-name="P162" svg:width="0.345cm" svg:height="0.098cm" svg:x="1.328cm" svg:y="28.161cm"><text:p/><draw:enhanced-geometry svg:viewBox="0 0 562 162" draw:type="non-primitive" draw:enhanced-path="M 487 162 L 0 76 73 0 562 86 487 162 Z N"/></draw:custom-shape><draw:custom-shape draw:style-name="gr17" draw:text-style-name="P163" svg:width="0.345cm" svg:height="0.1cm" svg:x="1.349cm" svg:y="28.136cm"><text:p/><draw:enhanced-geometry svg:viewBox="0 0 563 163" draw:type="non-primitive" draw:enhanced-path="M 488 163 L 0 77 75 0 563 86 488 163 Z N"/></draw:custom-shape><draw:custom-shape draw:style-name="gr18" draw:text-style-name="P164" svg:width="0.343cm" svg:height="0.098cm" svg:x="1.374cm" svg:y="28.115cm"><text:p/><draw:enhanced-geometry svg:viewBox="0 0 562 163" draw:type="non-primitive" draw:enhanced-path="M 489 163 L 0 77 75 0 562 86 489 163 Z N"/></draw:custom-shape><draw:custom-shape draw:style-name="gr19" draw:text-style-name="P165" svg:width="0.345cm" svg:height="0.1cm" svg:x="1.397cm" svg:y="28.09cm"><text:p/><draw:enhanced-geometry svg:viewBox="0 0 562 163" draw:type="non-primitive" draw:enhanced-path="M 488 163 L 0 77 73 0 562 87 488 163 Z N"/></draw:custom-shape><draw:custom-shape draw:style-name="gr20" draw:text-style-name="P166" svg:width="0.345cm" svg:height="0.1cm" svg:x="1.418cm" svg:y="28.065cm"><text:p/><draw:enhanced-geometry svg:viewBox="0 0 562 164" draw:type="non-primitive" draw:enhanced-path="M 487 164 L 0 78 73 0 562 87 487 164 Z N"/></draw:custom-shape><draw:custom-shape draw:style-name="gr21" draw:text-style-name="P167" svg:width="0.345cm" svg:height="0.1cm" svg:x="1.441cm" svg:y="28.041cm"><text:p/><draw:enhanced-geometry svg:viewBox="0 0 563 164" draw:type="non-primitive" draw:enhanced-path="M 489 164 L 0 77 75 0 563 87 489 164 Z N"/></draw:custom-shape><draw:custom-shape draw:style-name="gr22" draw:text-style-name="P168" svg:width="0.343cm" svg:height="0.1cm" svg:x="1.464cm" svg:y="28.019cm"><text:p/><draw:enhanced-geometry svg:viewBox="0 0 564 163" draw:type="non-primitive" draw:enhanced-path="M 489 163 L 0 76 75 0 564 87 489 163 Z N"/></draw:custom-shape><draw:custom-shape draw:style-name="gr23" draw:text-style-name="P169" svg:width="0.345cm" svg:height="0.1cm" svg:x="1.487cm" svg:y="27.995cm"><text:p/><draw:enhanced-geometry svg:viewBox="0 0 562 164" draw:type="non-primitive" draw:enhanced-path="M 488 164 L 0 77 74 0 562 87 488 164 Z N"/></draw:custom-shape><draw:custom-shape draw:style-name="gr24" draw:text-style-name="P170" svg:width="0.345cm" svg:height="0.1cm" svg:x="1.508cm" svg:y="27.972cm"><text:p/><draw:enhanced-geometry svg:viewBox="0 0 562 164" draw:type="non-primitive" draw:enhanced-path="M 489 164 L 0 77 74 0 562 87 489 164 Z N"/></draw:custom-shape><draw:custom-shape draw:style-name="gr25" draw:text-style-name="P171" svg:width="0.345cm" svg:height="0.1cm" svg:x="1.531cm" svg:y="27.947cm"><text:p/><draw:enhanced-geometry svg:viewBox="0 0 563 163" draw:type="non-primitive" draw:enhanced-path="M 488 163 L 0 76 74 0 563 87 488 163 Z N"/></draw:custom-shape><draw:custom-shape draw:style-name="gr26" draw:text-style-name="P172" svg:width="0.343cm" svg:height="0.098cm" svg:x="1.557cm" svg:y="27.926cm"><text:p/><draw:enhanced-geometry svg:viewBox="0 0 563 164" draw:type="non-primitive" draw:enhanced-path="M 488 164 L 0 77 74 0 563 87 488 164 Z N"/></draw:custom-shape><draw:custom-shape draw:style-name="gr27" draw:text-style-name="P173" svg:width="0.345cm" svg:height="0.1cm" svg:x="1.577cm" svg:y="27.901cm"><text:p/><draw:enhanced-geometry svg:viewBox="0 0 562 164" draw:type="non-primitive" draw:enhanced-path="M 489 164 L 0 77 75 0 562 87 489 164 Z N"/></draw:custom-shape><draw:custom-shape draw:style-name="gr28" draw:text-style-name="P174" svg:width="0.345cm" svg:height="0.1cm" svg:x="1.6cm" svg:y="27.877cm"><text:p/><draw:enhanced-geometry svg:viewBox="0 0 562 163" draw:type="non-primitive" draw:enhanced-path="M 489 163 L 0 76 74 0 562 86 489 163 Z N"/></draw:custom-shape><draw:custom-shape draw:style-name="gr29" draw:text-style-name="P175" svg:width="0.343cm" svg:height="0.1cm" svg:x="1.624cm" svg:y="27.855cm"><text:p/><draw:enhanced-geometry svg:viewBox="0 0 562 164" draw:type="non-primitive" draw:enhanced-path="M 487 164 L 0 77 73 0 562 86 487 164 Z N"/></draw:custom-shape><draw:custom-shape draw:style-name="gr30" draw:text-style-name="P176" svg:width="0.343cm" svg:height="0.1cm" svg:x="1.646cm" svg:y="27.831cm"><text:p/><draw:enhanced-geometry svg:viewBox="0 0 563 163" draw:type="non-primitive" draw:enhanced-path="M 488 163 L 0 77 75 0 563 86 488 163 Z N"/></draw:custom-shape><draw:custom-shape draw:style-name="gr31" draw:text-style-name="P177" svg:width="0.345cm" svg:height="0.098cm" svg:x="1.669cm" svg:y="27.808cm"><text:p/><draw:enhanced-geometry svg:viewBox="0 0 562 162" draw:type="non-primitive" draw:enhanced-path="M 489 162 L 0 76 75 0 562 86 489 162 Z N"/></draw:custom-shape><draw:custom-shape draw:style-name="gr32" draw:text-style-name="P178" svg:width="0.345cm" svg:height="0.1cm" svg:x="1.69cm" svg:y="27.783cm"><text:p/><draw:enhanced-geometry svg:viewBox="0 0 562 163" draw:type="non-primitive" draw:enhanced-path="M 488 163 L 0 77 73 0 562 86 488 163 Z N"/></draw:custom-shape><draw:custom-shape draw:style-name="gr33" draw:text-style-name="P179" svg:width="0.343cm" svg:height="0.1cm" svg:x="1.714cm" svg:y="27.76cm"><text:p/><draw:enhanced-geometry svg:viewBox="0 0 562 163" draw:type="non-primitive" draw:enhanced-path="M 487 163 L 0 77 73 0 562 86 487 163 Z N"/></draw:custom-shape><draw:custom-shape draw:style-name="gr34" draw:text-style-name="P180" svg:width="0.343cm" svg:height="0.08cm" svg:x="1.737cm" svg:y="27.757cm"><text:p/><draw:enhanced-geometry svg:viewBox="0 0 563 129" draw:type="non-primitive" draw:enhanced-path="M 489 129 L 0 43 42 0 266 0 563 53 489 129 Z N"/></draw:custom-shape><draw:custom-shape draw:style-name="gr35" draw:text-style-name="P181" svg:width="0.345cm" svg:height="0.055cm" svg:x="1.759cm" svg:y="27.757cm"><text:p/><draw:enhanced-geometry svg:viewBox="0 0 564 91" draw:type="non-primitive" draw:enhanced-path="M 489 91 L 0 5 5 0 482 0 564 14 489 91 Z N"/></draw:custom-shape><draw:custom-shape draw:style-name="gr36" draw:text-style-name="P182" svg:width="0.212cm" svg:height="0.033cm" svg:x="1.898cm" svg:y="27.757cm"><text:p/><draw:enhanced-geometry svg:viewBox="0 0 348 53" draw:type="non-primitive" draw:enhanced-path="M 297 53 L 0 0 348 0 297 53 Z N"/></draw:custom-shape><draw:custom-shape draw:style-name="gr37" draw:text-style-name="P183"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84"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85"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86"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87"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88"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89"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90"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91"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92"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93"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94"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95"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96"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97"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98"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99"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50"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7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73">Spis treści</text:p>
          </text:index-title>
          <text:p text:style-name="P70"><text:a xlink:type="simple" xlink:href="#__RefHeading___Toc382_4217443648" text:style-name="Index_20_Link" text:visited-style-name="Index_20_Link">1. Wstęp<text:tab/>4</text:a></text:p>
          <text:p text:style-name="P71"><text:a xlink:type="simple" xlink:href="#__RefHeading___Toc488_4217443648" text:style-name="Index_20_Link" text:visited-style-name="Index_20_Link">1.1. Przedstawienie rozwiązywanego problemu<text:tab/>4</text:a></text:p>
          <text:p text:style-name="P71"><text:a xlink:type="simple" xlink:href="#__RefHeading___Toc500_4217443648" text:style-name="Index_20_Link" text:visited-style-name="Index_20_Link">1.2. Alternatywne rozwiązania<text:tab/>5</text:a></text:p>
          <text:p text:style-name="P70"><text:a xlink:type="simple" xlink:href="#__RefHeading___Toc502_4217443648" text:style-name="Index_20_Link" text:visited-style-name="Index_20_Link">2. Cel i zakres pracy<text:tab/>6</text:a></text:p>
          <text:p text:style-name="P71"><text:a xlink:type="simple" xlink:href="#__RefHeading___Toc516_4217443648" text:style-name="Index_20_Link" text:visited-style-name="Index_20_Link">2.1. Cel pracy<text:tab/>6</text:a></text:p>
          <text:p text:style-name="P71"><text:a xlink:type="simple" xlink:href="#__RefHeading___Toc518_4217443648" text:style-name="Index_20_Link" text:visited-style-name="Index_20_Link">2.2. Zakres pracy<text:tab/>6</text:a></text:p>
          <text:p text:style-name="P70"><text:a xlink:type="simple" xlink:href="#__RefHeading___Toc504_4217443648" text:style-name="Index_20_Link" text:visited-style-name="Index_20_Link">3. Założenia<text:tab/>7</text:a></text:p>
          <text:p text:style-name="P71"><text:a xlink:type="simple" xlink:href="#__RefHeading___Toc506_4217443648" text:style-name="Index_20_Link" text:visited-style-name="Index_20_Link">3.1. Opis architektury<text:tab/>7</text:a></text:p>
          <text:p text:style-name="P71"><text:a xlink:type="simple" xlink:href="#__RefHeading___Toc508_4217443648" text:style-name="Index_20_Link" text:visited-style-name="Index_20_Link">3.2. Stos technologiczny<text:tab/>7</text:a></text:p>
          <text:p text:style-name="P71"><text:a xlink:type="simple" xlink:href="#__RefHeading___Toc422_2337193129" text:style-name="Index_20_Link" text:visited-style-name="Index_20_Link">3.3. Opis środowisk<text:tab/>9</text:a></text:p>
          <text:p text:style-name="P72"><text:a xlink:type="simple" xlink:href="#__RefHeading___Toc424_2337193129" text:style-name="Index_20_Link" text:visited-style-name="Index_20_Link">3.3.1. Środowisko deweloperskie<text:tab/>9</text:a></text:p>
          <text:p text:style-name="P72"><text:a xlink:type="simple" xlink:href="#__RefHeading___Toc426_2337193129" text:style-name="Index_20_Link" text:visited-style-name="Index_20_Link">3.3.2. Docelowe środowisko uruchomieniowe<text:tab/>9</text:a></text:p>
          <text:p text:style-name="P71"><text:a xlink:type="simple" xlink:href="#__RefHeading___Toc510_4217443648" text:style-name="Index_20_Link" text:visited-style-name="Index_20_Link">3.4. Reguły biznesowe<text:tab/>10</text:a></text:p>
          <text:p text:style-name="P71"><text:a xlink:type="simple" xlink:href="#__RefHeading___Toc512_4217443648" text:style-name="Index_20_Link" text:visited-style-name="Index_20_Link">3.5. Oferowana funkcjonalność<text:tab/>11</text:a></text:p>
          <text:p text:style-name="P71"><text:a xlink:type="simple" xlink:href="#__RefHeading___Toc514_4217443648" text:style-name="Index_20_Link" text:visited-style-name="Index_20_Link">3.6. Zastosowany model<text:tab/>12</text:a></text:p>
          <text:p text:style-name="P70"><text:a xlink:type="simple" xlink:href="#__RefHeading___Toc2519_1973960366" text:style-name="Index_20_Link" text:visited-style-name="Index_20_Link">4. Projekt systemu<text:tab/>16</text:a></text:p>
          <text:p text:style-name="P71"><text:a xlink:type="simple" xlink:href="#__RefHeading___Toc2521_1973960366" text:style-name="Index_20_Link" text:visited-style-name="Index_20_Link">4.1. Struktury bazy danych<text:tab/>16</text:a></text:p>
          <text:p text:style-name="P71"><text:a xlink:type="simple" xlink:href="#__RefHeading___Toc2523_1973960366" text:style-name="Index_20_Link" text:visited-style-name="Index_20_Link">4.2. Użytkownicy bazodanowi<text:tab/>16</text:a></text:p>
          <text:p text:style-name="P71"><text:a xlink:type="simple" xlink:href="#__RefHeading___Toc2525_1973960366" text:style-name="Index_20_Link" text:visited-style-name="Index_20_Link">4.3. Identyfikacja obiektów encji<text:tab/>16</text:a></text:p>
          <text:p text:style-name="P71"><text:a xlink:type="simple" xlink:href="#__RefHeading___Toc2527_1973960366" text:style-name="Index_20_Link" text:visited-style-name="Index_20_Link">4.4. Diagram klas encji<text:tab/>16</text:a></text:p>
          <text:p text:style-name="P71"><text:a xlink:type="simple" xlink:href="#__RefHeading___Toc2529_1973960366" text:style-name="Index_20_Link" text:visited-style-name="Index_20_Link">4.5. Identyfikacja transakcji bazodanowych<text:tab/>16</text:a></text:p>
          <text:p text:style-name="P70"><text:a xlink:type="simple" xlink:href="#__RefHeading___Toc2531_1973960366" text:style-name="Index_20_Link" text:visited-style-name="Index_20_Link">5. Opis implementacji i uruchomienia<text:tab/>17</text:a></text:p>
          <text:p text:style-name="P71"><text:a xlink:type="simple" xlink:href="#__RefHeading___Toc2533_1973960366" text:style-name="Index_20_Link" text:visited-style-name="Index_20_Link">5.1. Diagram klas ziaren Springa<text:tab/>17</text:a></text:p>
          <text:p text:style-name="P71"><text:a xlink:type="simple" xlink:href="#__RefHeading___Toc2535_1973960366" text:style-name="Index_20_Link" text:visited-style-name="Index_20_Link">5.2. Konfiguracja uwierzytelniania<text:tab/>17</text:a></text:p>
          <text:p text:style-name="P72"><text:a xlink:type="simple" xlink:href="#__RefHeading___Toc2537_1973960366" text:style-name="Index_20_Link" text:visited-style-name="Index_20_Link">5.2.1. Implementacja interfejsu AuthenticationProvider<text:tab/>17</text:a></text:p>
          <text:p text:style-name="P72"><text:a xlink:type="simple" xlink:href="#__RefHeading___Toc2539_1973960366" text:style-name="Index_20_Link" text:visited-style-name="Index_20_Link">5.2.2. Obsługa jednorazowych kodów<text:tab/>17</text:a></text:p>
          <text:p text:style-name="P71"><text:a xlink:type="simple" xlink:href="#__RefHeading___Toc2541_1973960366" text:style-name="Index_20_Link" text:visited-style-name="Index_20_Link">5.3. Konfiguracja autoryzacji<text:tab/>17</text:a></text:p>
          <text:p text:style-name="P72"><text:a xlink:type="simple" xlink:href="#__RefHeading___Toc2543_1973960366" text:style-name="Index_20_Link" text:visited-style-name="Index_20_Link">5.3.1. Mapowanie grup na role<text:tab/>17</text:a></text:p>
          <text:p text:style-name="P72"><text:a xlink:type="simple" xlink:href="#__RefHeading___Toc2545_1973960366" text:style-name="Index_20_Link" text:visited-style-name="Index_20_Link">5.3.2. Schemat bezpieczeństwa ziaren Springa<text:tab/>17</text:a></text:p>
          <text:p text:style-name="P71"><text:a xlink:type="simple" xlink:href="#__RefHeading___Toc2547_1973960366" text:style-name="Index_20_Link" text:visited-style-name="Index_20_Link">5.4. Konfiguracja księgowości<text:tab/>17</text:a></text:p>
          <text:p text:style-name="P72"><text:a xlink:type="simple" xlink:href="#__RefHeading___Toc2549_1973960366" text:style-name="Index_20_Link" text:visited-style-name="Index_20_Link">5.4.1. Dane audytowe<text:tab/>17</text:a></text:p>
          <text:p text:style-name="P72"><text:a xlink:type="simple" xlink:href="#__RefHeading___Toc2551_1973960366" text:style-name="Index_20_Link" text:visited-style-name="Index_20_Link">5.4.2. Logi i interceptory<text:tab/>17</text:a></text:p>
          <text:p text:style-name="P71"><text:a xlink:type="simple" xlink:href="#__RefHeading___Toc2553_1973960366" text:style-name="Index_20_Link" text:visited-style-name="Index_20_Link">5.5. Identyfikacja transakcji aplikacyjnych i ich powtarzanie<text:tab/>17</text:a></text:p>
          <text:p text:style-name="P71"><text:a xlink:type="simple" xlink:href="#__RefHeading___Toc2555_1973960366" text:style-name="Index_20_Link" text:visited-style-name="Index_20_Link">5.6. Obsługa błędów<text:tab/>17</text:a></text:p>
          <text:p text:style-name="P71"><text:a xlink:type="simple" xlink:href="#__RefHeading___Toc2557_1973960366" text:style-name="Index_20_Link" text:visited-style-name="Index_20_Link">5.7. Interfejs użytkownika<text:tab/>17</text:a></text:p>
          <text:p text:style-name="P71"><text:a xlink:type="simple" xlink:href="#__RefHeading___Toc2559_1973960366" text:style-name="Index_20_Link" text:visited-style-name="Index_20_Link">5.8. Walidacja danych<text:tab/>17</text:a></text:p>
          <text:p text:style-name="P71"><text:a xlink:type="simple" xlink:href="#__RefHeading___Toc2561_1973960366" text:style-name="Index_20_Link" text:visited-style-name="Index_20_Link">5.9. Internacjonalizacja<text:tab/>17</text:a></text:p>
          <text:p text:style-name="P71"><text:a xlink:type="simple" xlink:href="#__RefHeading___Toc2060_199442711" text:style-name="Index_20_Link" text:visited-style-name="Index_20_Link">5.10. Opis uruchomienia oprogramowania<text:tab/>17</text:a></text:p>
          <text:p text:style-name="P71"><text:a xlink:type="simple" xlink:href="#__RefHeading___Toc2670_1973960366" text:style-name="Index_20_Link" text:visited-style-name="Index_20_Link">5.11. Osadzenie systemu w środowisku uruchomieniowym<text:tab/>17</text:a></text:p>
          <text:p text:style-name="P70"><text:a xlink:type="simple" xlink:href="#__RefHeading___Toc2563_1973960366" text:style-name="Index_20_Link" text:visited-style-name="Index_20_Link">6. Podsumowanie<text:tab/>18</text:a></text:p>
          <text:p text:style-name="P70"><text:a xlink:type="simple" xlink:href="#__RefHeading___Toc2062_199442711" text:style-name="Index_20_Link" text:visited-style-name="Index_20_Link">7. Spis tabel<text:tab/>19</text:a></text:p>
          <text:p text:style-name="P70"><text:a xlink:type="simple" xlink:href="#__RefHeading___Toc2567_1973960366" text:style-name="Index_20_Link" text:visited-style-name="Index_20_Link">8. Spis listingów<text:tab/>20</text:a></text:p>
          <text:p text:style-name="P70"><text:a xlink:type="simple" xlink:href="#__RefHeading___Toc2064_199442711" text:style-name="Index_20_Link" text:visited-style-name="Index_20_Link">Bibliografia<text:tab/>21</text:a></text:p>
        </text:index-body>
      </text:table-of-content>
      <text:p text:style-name="P17"/>
      <text:h text:style-name="P80" text:outline-level="1"><text:bookmark-start text:name="__RefHeading___Toc382_4217443648"/>1. Wstęp<text:bookmark-end text:name="__RefHeading___Toc382_4217443648"/></text:h>
      <text:h text:style-name="P81" text:outline-level="2"><text:bookmark-start text:name="__RefHeading___Toc488_4217443648"/><text:span text:style-name="T12">1.1. </text:span><text:span text:style-name="T13">Przedstawienie rozwiązywanego problemu</text:span><text:bookmark-end text:name="__RefHeading___Toc488_4217443648"/></text:h>
      <text:p text:style-name="P48"><text:span text:style-name="T44"><text:tab/></text:span><text:span text:style-name="T63">W</text:span><text:span text:style-name="T44"> </text:span><text:span text:style-name="T46">dzisiejszych czasach wiele osób korzysta z różnego rodzaju aplikacji sieciowych w życiu zawodowym oraz prywatnym. </text:span><text:span text:style-name="T66">Jeżeli aplikacja wymaga założenia konta, jej użytkownicy </text:span><text:span text:style-name="T67">często</text:span><text:span text:style-name="T66"> wprowadzają do niej </text:span><text:span text:style-name="T67">wrażliwe dane</text:span><text:span text:style-name="T46">. </text:span><text:span text:style-name="T67">Rejestrując się</text:span><text:span text:style-name="T47"> w jakimkolwiek serwisie należy ustawić silne hasło </text:span><text:span text:style-name="T53">(np. zgodne z wytycznymi NIST </text:span><text:span text:style-name="T53"><text:bibliography-mark text:identifier="Publikacja NIST 800-63B dotycząca wytycznych bezpieczeństwa w sieci, artykuł 5.1" text:bibliography-type="www" text:address="https://pages.nist.gov/800-63-3/sp800-63b.html" text:annote="30.10.2020" text:title="Publikacja NIST 800-63B dotycząca wytycznych bezpieczeństwa w sieci, artykuł 5.1">[8]</text:bibliography-mark></text:span><text:span text:style-name="T53">)</text:span><text:span text:style-name="T47">, jednak nie zawsze jest to gwarancją bezpieczeństwa </text:span><text:span text:style-name="T67">przed atakami</text:span><text:span text:style-name="T47">. </text:span><text:span text:style-name="T67">Niepożądany dostęp do konta użytkownika aplikacji internetowej może mieć katastrofalne skutki, takie jak wyciek danych osobowych, czy kradzieże.</text:span><text:span text:style-name="T47"> </text:span><text:span text:style-name="T64">Deweloperzy aplikacji oraz biznes, dla którego jest ona przeznaczona powinni </text:span><text:span text:style-name="T48">zadbać o ochronę danych użytkowników implementując odpowiednie mechanizmy bezpieczeństwa. W tej dziedzinie swoistym wzorem do naśladowania mogą być systemy bankowe, </text:span><text:span text:style-name="T62">zwłaszcza</text:span><text:span text:style-name="T49"> po wprowadzeniu unijnej dyrektywy PSD2, wymagającej np. </text:span><text:span text:style-name="T64">wieloetapowego uwierzytelniania</text:span><text:span text:style-name="T49"> </text:span><text:span text:style-name="T49"><text:bibliography-mark text:identifier="Dyrektywa Parlamentu Europejskiego i Rady (UE) 2015/2366, artykuł 4, punkt 30" text:bibliography-type="www" text:address="https://eur-lex.europa.eu/legal-content/PL/TXT/HTML/?uri=CELEX:32015L2366&amp;from=EN#d1e1384-35-1" text:annote="02.11.2020" text:title="Dyrektywa Parlamentu Europejskiego i Rady (UE) 2015/2366, artykuł 4, punkt 30">[6]</text:bibliography-mark></text:span><text:span text:style-name="T49">.</text:span></text:p>
      <text:p text:style-name="P48"><text:span text:style-name="T50">Kwestią, którą należy rozważyć jest </text:span><text:span text:style-name="T51">również komfort korzystania z aplikacji bądź systemu informatycznego. Choć jest to bardzo subiektywna opinia każdego użytkownika, </text:span><text:span text:style-name="T61">zazwyczaj</text:span><text:span text:style-name="T51"> wygoda nie idzie w parze z bezpieczeństwem. Dla przykładu, gdy </text:span><text:span text:style-name="T52">podczas zakładania konta na stronie internetowej jest wymagane podanie skomplikowanego hasła, </text:span><text:span text:style-name="T53">62% użytkowników uzna to za irytujące, zgodnie z badaniem </text:span><text:span text:style-name="T53"><text:bibliography-mark text:identifier="Badanie laboratorium CUPS z Carnegie Mellon University dotyczące zachowań użytkowników" text:bibliography-type="www" text:address="https://cups.cs.cmu.edu/soups/2010/proceedings/a2_shay.pdf" text:annote="07.11.2020" text:title="Badanie laboratorium CUPS z Carnegie Mellon University dotyczące zachowań użytkowników">[5]</text:bibliography-mark></text:span><text:span text:style-name="T53">. </text:span><text:span text:style-name="T54">Stopień zabezpieczeń </text:span><text:span text:style-name="T61">najczęściej jest dostosowany</text:span><text:span text:style-name="T54"> do rodzaju </text:span><text:span text:style-name="T55">systemu informatycznego – zazwyczaj nie znajdziemy biometrii na forum internetowym.</text:span></text:p>
      <text:p text:style-name="P19"><text:span text:style-name="T56">Obecnie aplikacje sieciowe są narażone na wiele ataków </text:span><text:span text:style-name="T56"><text:bibliography-mark text:identifier="OWASP Top Ten" text:bibliography-type="www" text:address="https://owasp.org/www-project-top-ten/" text:annote="08.11.2020" text:title="Lista podatności aplikacji sieciowych OWASP Top Ten">[7]</text:bibliography-mark></text:span><text:span text:style-name="T56">, do najczęstszych z nich należą między innymi:</text:span></text:p>
      <text:list xml:id="list1265072204" text:style-name="L1">
        <text:list-item>
          <text:p text:style-name="P117"><text:span text:style-name="T56">SQL injection – </text:span><text:span text:style-name="T57">wprowadzenie w pole tekstowe na stronie internetowej kwerend SQL </text:span><text:span text:style-name="T65">(Structured Query Language)</text:span><text:span text:style-name="T57">, które </text:span><text:span text:style-name="T58">zostanę wykonane w bazie danych ze względu na nieodpowiednie filtrowanie danych wejściowych.</text:span></text:p>
        </text:list-item>
        <text:list-item>
          <text:p text:style-name="P117"><text:span text:style-name="T56">Cross site scripting (XSS) – </text:span><text:span text:style-name="T57">umieszczenie </text:span><text:span text:style-name="T59">skryptu</text:span><text:span text:style-name="T57"> </text:span><text:span text:style-name="T58">na stronie internetowej, któr</text:span><text:span text:style-name="T59">a zostanie wyświetlona przez innego użytkownika, a ze względu na nieodpowiednie filtrowanie danych wejściowych niechciany skrypt zostanie wykonany.</text:span></text:p>
        </text:list-item>
        <text:list-item>
          <text:p text:style-name="P118"><text:span text:style-name="T45">Cross site request forgery (CSRF) – </text:span><text:span text:style-name="T59">wykonanie niepożądanej akcji na stronie internetowej, na której użytkownik jest stale uwierzytelniony np. poprzez kliknięcie w odpowiednio spreparowane hiperłącze.</text:span></text:p>
        </text:list-item>
      </text:list>
      <text:p text:style-name="P34"><text:span text:style-name="T60">Podczas implementacji zabezpieczeń w systemach informatycznych deweloperzy stają przed dużym</text:span><text:span text:style-name="T62">i</text:span><text:span text:style-name="T60"> wyzwani</text:span><text:span text:style-name="T62">ami. Pierwszym i najważniejszym z nich jest zapewnienie ochrony przed atakami. Z drugiej strony biznes, dla którego wytwarzane jest oprogramowanie oczekuje, aby interakcja z systemem była przystępna dla jego użytkowników.</text:span></text:p>
      <text:h text:style-name="P82" text:outline-level="2"/>
      <text:h text:style-name="P90" text:outline-level="2"><text:bookmark-start text:name="__RefHeading___Toc500_4217443648"/>1.2. Alternatywne rozwiązania<text:bookmark-end text:name="__RefHeading___Toc500_4217443648"/></text:h>
      <text:p text:style-name="P19"><text:tab/><text:span text:style-name="T70">Za najbezpieczniejsze syst</text:span><text:span text:style-name="T71">emy często uważane są te, w których dochodzi do obrotu pieniędzmi, </text:span><text:span text:style-name="T72">takie jak:</text:span></text:p>
      <text:list xml:id="list738667112" text:style-name="L2">
        <text:list-item>
          <text:p text:style-name="P119">https://www.aliorbank.pl – <text:span text:style-name="T74">bankowość internetowa</text:span></text:p>
        </text:list-item>
        <text:list-item>
          <text:p text:style-name="P119">https://www.xtb.com – <text:span text:style-name="T74">platforma maklerska</text:span></text:p>
        </text:list-item>
      </text:list>
      <text:p text:style-name="P49"><text:span text:style-name="T125">Główną inspiracją do stworzenia opisywanego systemu informatycznego był mechanizm uwierzytelniania wykorzystany w Alior Banku, Pekao S.A. oraz kilku innych systemach polskich banków. Wymaga on podania unikalnego identyfikatora użytkownika, wybranych znaków hasła </text:span><text:span text:style-name="T94">zamiast jego pełnej formy</text:span><text:span text:style-name="T125"> (nazywanych hasłem maskowanym) oraz jednorazowego kodu SMS. </text:span><text:span text:style-name="T85">Taka metoda znacząco utrudnia niepożądany dostęp do czyjegoś konta, </text:span><text:span text:style-name="T124">gdyż </text:span><text:span text:style-name="T126">jest ona odporniejsza na sytuację kompromitacji hasła.</text:span></text:p>
      <text:h text:style-name="P76" text:outline-level="1"><text:bookmark-start text:name="__RefHeading___Toc502_4217443648"/>2. Cel i zakres pracy<text:bookmark-end text:name="__RefHeading___Toc502_4217443648"/></text:h>
      <text:h text:style-name="P85" text:outline-level="2"><text:bookmark-start text:name="__RefHeading___Toc516_4217443648"/>2.1. Cel pracy<text:bookmark-end text:name="__RefHeading___Toc516_4217443648"/></text:h>
      <text:p text:style-name="P31"><text:tab/><text:span text:style-name="T69">Celem pracy </text:span><text:span text:style-name="T126">jest</text:span><text:span text:style-name="T69"> stworzenie </text:span><text:span text:style-name="T95">oraz opisanie </text:span><text:span text:style-name="T69">wielodostępnego systemu informatycznego, który zapewnia spójność danych, </text:span><text:span text:style-name="T86">wysoki poziom zabezpieczeń oraz</text:span><text:span text:style-name="T69"> utrudnia włamanie się na konto któregoś z </text:span><text:span text:style-name="T86">użytkowników</text:span><text:span text:style-name="T69">. </text:span><text:span text:style-name="T86">Spójność danych </text:span><text:span text:style-name="T89">została</text:span><text:span text:style-name="T86"> zapewniona poprzez fakt, iż system jest typu OLTP </text:span><text:span text:style-name="T79">(</text:span><text:span text:style-name="T126">O</text:span><text:span text:style-name="T79">n</text:span><text:span text:style-name="T126">L</text:span><text:span text:style-name="T79">ine </text:span><text:span text:style-name="T126">T</text:span><text:span text:style-name="T79">ransaction </text:span><text:span text:style-name="T126">P</text:span><text:span text:style-name="T79">rocessing). </text:span><text:span text:style-name="T86">Oznacza to, że stan odwzorowywanych obiektów jest taki sam w rzeczywistości, bazie danych </text:span><text:span text:style-name="T87">oraz warstwie prezentacji</text:span><text:span text:style-name="T79">. </text:span><text:span text:style-name="T87">Ponadto został zastosowany mechanizm blokad optymistycznych, który nie dopuszcza do równoległej edycji tego samego obiektu przez wielu użytkowników. </text:span><text:span text:style-name="T88">Zamysłem </text:span><text:span text:style-name="T95">podczas</text:span><text:span text:style-name="T88"> implementacji było stworzenie niektórych mechanizmów zabezpieczeń na wzór tych, które są wykorzystywane np. w bankowości internetowej oraz przeniesienie ich do systemu zajmującego się zupełnie inną branżą.</text:span></text:p>
      <text:p text:style-name="P32"><text:span text:style-name="T89"><text:tab/>Oprócz tego zostały </text:span><text:span text:style-name="T90">zastosowane standardowe metody, które mają na celu zadbanie o bezpieczeństwo w systemie, należą do nich między innymi:</text:span></text:p>
      <text:list xml:id="list3191000755" text:style-name="L3">
        <text:list-item>
          <text:p text:style-name="P120"><text:span text:style-name="T90">Zasada 3A</text:span><text:span text:style-name="T73"> (</text:span><text:span text:style-name="T126">Authentication, Authorization, Accounting</text:span><text:span text:style-name="T73">).</text:span></text:p>
        </text:list-item>
        <text:list-item>
          <text:p text:style-name="P121">Kontrola dostępu RBAC (bazująca na rolach użytkowników).</text:p>
        </text:list-item>
      </text:list>
      <text:h text:style-name="P85" text:outline-level="2"><text:bookmark-start text:name="__RefHeading___Toc518_4217443648"/>2.2. Zakres pracy<text:bookmark-end text:name="__RefHeading___Toc518_4217443648"/></text:h>
      <text:p text:style-name="P33"><text:tab/><text:span text:style-name="T75">Praca dzieli się na dwie </text:span><text:span text:style-name="T90">główne </text:span><text:span text:style-name="T75">części: implementacyjną i opisową. W </text:span><text:span text:style-name="T90">części implementacyjn</text:span><text:span text:style-name="T95">ej</text:span><text:span text:style-name="T90"> można wyróżnić następujące etapy:</text:span></text:p>
      <text:list xml:id="list536213767" text:style-name="L4">
        <text:list-item>
          <text:p text:style-name="P126">Wybór architektury i wstępny projekt systemu informatycznego.</text:p>
        </text:list-item>
        <text:list-item>
          <text:p text:style-name="P126">Zdefiniowanie przypadków użycia.</text:p>
        </text:list-item>
        <text:list-item>
          <text:p text:style-name="P125"><text:span text:style-name="T90">Wybór technologii </text:span><text:span text:style-name="T130">i</text:span><text:span text:style-name="T90"> narzędzi deweloperskich.</text:span></text:p>
        </text:list-item>
        <text:list-item>
          <text:p text:style-name="P122">Stworzenie struktur bazy danych.</text:p>
        </text:list-item>
        <text:list-item>
          <text:p text:style-name="P126">Zainicjowanie projektu aplikacji warstwy logiki biznesowej.</text:p>
        </text:list-item>
        <text:list-item>
          <text:p text:style-name="P126">Konfiguracja mapowania obiektowo-relacyjnego.</text:p>
        </text:list-item>
        <text:list-item>
          <text:p text:style-name="P126">Napisanie kodu zawierającego reguły biznesowe aplikacji.</text:p>
        </text:list-item>
        <text:list-item>
          <text:p text:style-name="P126">Konfiguracja mechanizmów bezpieczeństwa.</text:p>
        </text:list-item>
        <text:list-item>
          <text:p text:style-name="P124"><text:span text:style-name="T130">Stworzenie </text:span><text:span text:style-name="T131">interfejsu użytkownika dostosowanego do dwóch wersji językowych.</text:span></text:p>
        </text:list-item>
        <text:list-item>
          <text:p text:style-name="P123">Konfiguracja docelowego środowiska uruchomieniowego.</text:p>
        </text:list-item>
        <text:list-item>
          <text:p text:style-name="P123">Osadzenie systemu w docelowym środowisku.</text:p>
        </text:list-item>
      </text:list>
      <text:p text:style-name="P30"><text:span text:style-name="T91">W części opisowej udokumentowano proces wytwarzania oprogramowania i sposób, w jaki zostały przygotowane </text:span><text:span text:style-name="T75">zastosowan</text:span><text:span text:style-name="T91">e</text:span><text:span text:style-name="T75"> mechanizm</text:span><text:span text:style-name="T91">y oraz</text:span><text:span text:style-name="T75"> model biznesow</text:span><text:span text:style-name="T91">y systemu informatycznego.</text:span></text:p>
      <text:h text:style-name="P76" text:outline-level="1"><text:bookmark-start text:name="__RefHeading___Toc504_4217443648"/>3. Założenia<text:bookmark-end text:name="__RefHeading___Toc504_4217443648"/></text:h>
      <text:h text:style-name="P86" text:outline-level="2"><text:bookmark-start text:name="__RefHeading___Toc506_4217443648"/><text:span text:style-name="T12">3.1. Opis </text:span><text:span text:style-name="T16">architektury</text:span><text:bookmark-end text:name="__RefHeading___Toc506_4217443648"/></text:h>
      <text:p text:style-name="Text_20_body"><text:tab/><text:span text:style-name="T128">Przy budowie s</text:span><text:span text:style-name="T16">ystem</text:span><text:span text:style-name="T128">u</text:span><text:span text:style-name="T16"> informatyczn</text:span><text:span text:style-name="T128">ego</text:span><text:span text:style-name="T16"> stworzon</text:span><text:span text:style-name="T128">ego</text:span><text:span text:style-name="T16"> w ramach pracy inżynierskiej </text:span><text:span text:style-name="T128">została wykorzystana </text:span><text:span text:style-name="T18">architektur</text:span><text:span text:style-name="T128">a</text:span><text:span text:style-name="T18"> trójwarstwow</text:span><text:span text:style-name="T128">a</text:span><text:span text:style-name="T17">. </text:span><text:span text:style-name="T129">Jej główną zaletą jest jasny podział odpowiedzialności między warstwami oraz możliwość wymienienia jednej z nich w przypadku zmiany technologii lub założeń projektowych. Na system składają się następujące warstwy:</text:span></text:p>
      <text:list xml:id="list3458026681" text:style-name="L5">
        <text:list-item>
          <text:p text:style-name="P127"><text:span text:style-name="T18">Warstwa prezentacji zrealizowana jako aplikacja internetowa typu SPA </text:span><text:span text:style-name="T127">(Single Page Application)</text:span><text:span text:style-name="T18"> </text:span><text:span text:style-name="T18"><text:bibliography-mark text:identifier="Single Page Web Applications: JavaScript End-to-end" text:bibliography-type="book" text:author="Michael Mikowski, Josh Powell" text:booktitle="Single Page Web Applications: JavaScript End-to-end" text:edition="1" text:publisher="Manning Publications" text:year="2013">[3]</text:bibliography-mark></text:span><text:span text:style-name="T18">, poprzez którą użytkownicy prowadzą interakcję z systemem. </text:span><text:span text:style-name="T19">Wykonywane w niej akcje prowadzą do wywołania </text:span><text:span text:style-name="T21">metod</text:span><text:span text:style-name="T19"> punktów </text:span><text:span text:style-name="T26">dostępowych</text:span><text:span text:style-name="T19"> (tzw. „endpointów”) R</text:span><text:span text:style-name="T127">eS</text:span><text:span text:style-name="T19">T </text:span><text:span text:style-name="T127">(Representational State Transfer)</text:span><text:span text:style-name="T19"> udostępnionych przez warstwę logiki binzesowej z wykorzystaniem protokołu HTTPS </text:span><text:span text:style-name="T127">(HyperText Transfer Protocol Secure).</text:span></text:p>
        </text:list-item>
        <text:list-item>
          <text:p text:style-name="P129">Warstwa logiki biznesowej zrealizowana jako <text:span text:style-name="T68">bezstanowa,</text:span> monolityczna aplikacja sieciowa, w której odbywa się transakcyjne przetwarzanie danych. <text:span text:style-name="T19">Sama w sobie jest podzielona na kolejne trzy warstwy:</text:span></text:p>
        </text:list-item>
      </text:list>
      <text:list xml:id="list164959728" text:style-name="L6">
        <text:list-item>
          <text:p text:style-name="P131"><text:span text:style-name="T20">War</text:span><text:span text:style-name="T21">stwa kontrolerów </text:span><text:span text:style-name="T22">(punktów </text:span><text:span text:style-name="T26">dostępowych</text:span><text:span text:style-name="T22"> </text:span><text:span text:style-name="T21">REST</text:span><text:span text:style-name="T22">)</text:span><text:span text:style-name="T21"> – umożliwia ona komunikację dalszych warstw ze światem zewnętrznym (w tym przypadku z aplikacją SPA), wywołuje metody warstwy serwisów. Nie są w niej przeprowadzane transakcje aplikacyjne.</text:span></text:p>
        </text:list-item>
        <text:list-item>
          <text:p text:style-name="P130"><text:span text:style-name="T21">Warstwa serwisów – </text:span><text:span text:style-name="T22">odpowiada za przetwarzanie danych oraz spełnienie reguł biznesowych systemu. R</text:span><text:span text:style-name="T127">ealizuje przetwarzanie transakcyjne</text:span><text:span text:style-name="T22">.</text:span></text:p>
        </text:list-item>
        <text:list-item>
          <text:p text:style-name="P132">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95035289521861" text:continue-list="list3458026681" text:style-name="L5">
        <text:list-item>
          <text:p text:style-name="P128"><text:span text:style-name="T20">Warstwa </text:span><text:span text:style-name="T32">składowania</text:span><text:span text:style-name="T20"> danych – </text:span><text:span text:style-name="T18">relacyjn</text:span><text:span text:style-name="T127">a</text:span><text:span text:style-name="T18"> baz</text:span><text:span text:style-name="T127">a</text:span><text:span text:style-name="T18"> danych, w </text:span><text:span text:style-name="T23">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83" text:outline-level="2"><text:bookmark-start text:name="__RefHeading___Toc508_4217443648"/>3.2. Stos technologiczny<text:bookmark-end text:name="__RefHeading___Toc508_4217443648"/></text:h>
      <text:p text:style-name="P148">OPIS java, spring (+ narzędzie spring boot), maven, javascript, node, npm; poniżej wykorzystane zależności</text:p>
      <table:table table:name="Tabela1" table:style-name="Tabela1">
        <table:table-column table:style-name="Tabela1.A"/>
        <table:table-column table:style-name="Tabela1.B"/>
        <table:table-column table:style-name="Tabela1.C"/>
        <text:soft-page-break/>
        <table:table-row table:style-name="TableLine105553144448768">
          <table:table-cell table:style-name="Tabela1.A1" office:value-type="string">
            <text:p text:style-name="P67">Nazwa</text:p>
          </table:table-cell>
          <table:table-cell table:style-name="Tabela1.A1" office:value-type="string">
            <text:p text:style-name="P67">Wersja</text:p>
          </table:table-cell>
          <table:table-cell table:style-name="Tabela1.C1" office:value-type="string">
            <text:p text:style-name="P67">Licencja</text:p>
          </table:table-cell>
        </table:table-row>
        <table:table-row table:style-name="TableLine105553143608320">
          <table:table-cell table:style-name="Tabela1.A2" office:value-type="string">
            <text:p text:style-name="P68">OpenJDK</text:p>
          </table:table-cell>
          <table:table-cell table:style-name="Tabela1.A2" office:value-type="string">
            <text:p text:style-name="P68">11.0.9</text:p>
          </table:table-cell>
          <table:table-cell table:style-name="Tabela1.C2" office:value-type="string">
            <text:p text:style-name="P68">GNU G<text:span text:style-name="T133">eneral Public License</text:span> v2</text:p>
          </table:table-cell>
        </table:table-row>
        <table:table-row table:style-name="TableLine105553143596544">
          <table:table-cell table:style-name="Tabela1.A2" office:value-type="string">
            <text:p text:style-name="P68">Maven</text:p>
          </table:table-cell>
          <table:table-cell table:style-name="Tabela1.A2" office:value-type="string">
            <text:p text:style-name="P68">3.6.3</text:p>
          </table:table-cell>
          <table:table-cell table:style-name="Tabela1.C2" office:value-type="string">
            <text:p text:style-name="P68">Apache <text:span text:style-name="T133">License</text:span> 2.0</text:p>
          </table:table-cell>
        </table:table-row>
        <table:table-row table:style-name="TableLine105553143607040">
          <table:table-cell table:style-name="Tabela1.A2" office:value-type="string">
            <text:p text:style-name="P67">Spring Boot</text:p>
          </table:table-cell>
          <table:table-cell table:style-name="Tabela1.A2" office:value-type="string">
            <text:p text:style-name="P67">2.4.<text:span text:style-name="T139">1</text:span></text:p>
          </table:table-cell>
          <table:table-cell table:style-name="Tabela1.C2" office:value-type="string">
            <text:p text:style-name="P67">Apache <text:span text:style-name="T133">License</text:span> 2.0</text:p>
          </table:table-cell>
        </table:table-row>
        <table:table-row table:style-name="TableLine105553143607040">
          <table:table-cell table:style-name="Tabela1.A2" office:value-type="string">
            <text:p text:style-name="P106">Node.js</text:p>
          </table:table-cell>
          <table:table-cell table:style-name="Tabela1.A2" office:value-type="string">
            <text:p text:style-name="P106">v12.20.0</text:p>
          </table:table-cell>
          <table:table-cell table:style-name="Tabela1.C2" office:value-type="string">
            <text:p text:style-name="P106">MIT <text:span text:style-name="T138">License</text:span></text:p>
          </table:table-cell>
        </table:table-row>
        <table:table-row table:style-name="TableLine105553143607040">
          <table:table-cell table:style-name="Tabela1.A2" office:value-type="string">
            <text:p text:style-name="P106">NPM</text:p>
          </table:table-cell>
          <table:table-cell table:style-name="Tabela1.A2" office:value-type="string">
            <text:p text:style-name="P106">6.14.8</text:p>
          </table:table-cell>
          <table:table-cell table:style-name="Tabela1.C2" office:value-type="string">
            <text:p text:style-name="P106">Artistic License 2.0</text:p>
          </table:table-cell>
        </table:table-row>
        <table:table-row table:style-name="TableLine105553143607040">
          <table:table-cell table:style-name="Tabela1.A2" office:value-type="string">
            <text:p text:style-name="P107">PostgreSQL</text:p>
          </table:table-cell>
          <table:table-cell table:style-name="Tabela1.A2" office:value-type="string">
            <text:p text:style-name="P107">12.4</text:p>
          </table:table-cell>
          <table:table-cell table:style-name="Tabela1.C2" office:value-type="string">
            <text:p text:style-name="P107">PostgreSQL License</text:p>
          </table:table-cell>
        </table:table-row>
        <table:table-row table:style-name="TableLine105553143607040">
          <table:table-cell table:style-name="Tabela1.A2" office:value-type="string">
            <text:p text:style-name="P107">IntelliJ IDEA</text:p>
          </table:table-cell>
          <table:table-cell table:style-name="Tabela1.A2" office:value-type="string">
            <text:p text:style-name="P107">2020.3</text:p>
          </table:table-cell>
          <table:table-cell table:style-name="Tabela1.C2" office:value-type="string">
            <text:p text:style-name="P107">Licencja producenta (JetBrains)</text:p>
          </table:table-cell>
        </table:table-row>
      </table:table>
      <text:p text:style-name="Table">Tabela <text:sequence text:ref-name="refTable0" text:name="Table" text:formula="ooow:Table+1" style:num-format="1">1</text:sequence>: <text:span text:style-name="T135">Wykorzystane t</text:span><text:span text:style-name="T136">echnologie i narzędzia deweloperskie</text:span></text:p>
      <text:p text:style-name="Table"><text:span text:style-name="T136"/></text:p>
      <table:table table:name="Tabela4" table:style-name="Tabela4">
        <table:table-column table:style-name="Tabela4.A"/>
        <table:table-column table:style-name="Tabela4.B"/>
        <table:table-column table:style-name="Tabela4.C"/>
        <table:table-column table:style-name="Tabela4.D"/>
        <table:table-row table:style-name="TableLine105553144285696">
          <table:table-cell table:style-name="Tabela4.A1" office:value-type="string">
            <text:p text:style-name="P98"><text:span text:style-name="T135">Nazwa grupy Maven</text:span></text:p>
          </table:table-cell>
          <table:table-cell table:style-name="Tabela4.A1" office:value-type="string">
            <text:p text:style-name="P96">Nazwa artefaktu Maven</text:p>
          </table:table-cell>
          <table:table-cell table:style-name="Tabela4.A1" office:value-type="string">
            <text:p text:style-name="P96">Wersja</text:p>
          </table:table-cell>
          <table:table-cell table:style-name="Tabela4.D1" office:value-type="string">
            <text:p text:style-name="P96">Licencja</text:p>
          </table:table-cell>
        </table:table-row>
        <table:table-row table:style-name="TableLine105553144285696">
          <table:table-cell table:style-name="Tabela4.A2" office:value-type="string">
            <text:p text:style-name="P99">org.springframework.boot</text:p>
          </table:table-cell>
          <table:table-cell table:style-name="Tabela4.A2" office:value-type="string">
            <text:p text:style-name="P97">spring-boot-starter-data-jpa</text:p>
          </table:table-cell>
          <table:table-cell table:style-name="Tabela4.A2" office:value-type="string">
            <text:p text:style-name="P112">2.4.1</text:p>
          </table:table-cell>
          <table:table-cell table:style-name="Tabela4.D2" office:value-type="string">
            <text:p text:style-name="P105">Apache <text:span text:style-name="T133">License</text:span> 2.0</text:p>
          </table:table-cell>
        </table:table-row>
        <table:table-row table:style-name="TableLine105553144285696">
          <table:table-cell table:style-name="Tabela4.A2" office:value-type="string">
            <text:p text:style-name="P68">org.springframework.boot</text:p>
          </table:table-cell>
          <table:table-cell table:style-name="Tabela4.A2" office:value-type="string">
            <text:p text:style-name="P111"><text:span text:style-name="T139">s</text:span>pring-boot-starter-web</text:p>
          </table:table-cell>
          <table:table-cell table:style-name="Tabela4.A2" office:value-type="string">
            <text:p text:style-name="P112">2.4.1</text:p>
          </table:table-cell>
          <table:table-cell table:style-name="Tabela4.D2" office:value-type="string">
            <text:p text:style-name="P105">Apache <text:span text:style-name="T133">License</text:span> 2.0</text:p>
          </table:table-cell>
        </table:table-row>
        <table:table-row table:style-name="TableLine105553144285696">
          <table:table-cell table:style-name="Tabela4.A2" office:value-type="string">
            <text:p text:style-name="P102">org.springframework.boot</text:p>
          </table:table-cell>
          <table:table-cell table:style-name="Tabela4.A2" office:value-type="string">
            <text:p text:style-name="P111">spring-boot-starter-security</text:p>
          </table:table-cell>
          <table:table-cell table:style-name="Tabela4.A2" office:value-type="string">
            <text:p text:style-name="P112">2.4.1</text:p>
          </table:table-cell>
          <table:table-cell table:style-name="Tabela4.D2" office:value-type="string">
            <text:p text:style-name="P105">Apache <text:span text:style-name="T133">License</text:span> 2.0</text:p>
          </table:table-cell>
        </table:table-row>
        <table:table-row table:style-name="TableLine105553144285696">
          <table:table-cell table:style-name="Tabela4.A2" office:value-type="string">
            <text:p text:style-name="P102">org.springframework.boot</text:p>
          </table:table-cell>
          <table:table-cell table:style-name="Tabela4.A2" office:value-type="string">
            <text:p text:style-name="P110">spring-boot-starter-validaiton</text:p>
          </table:table-cell>
          <table:table-cell table:style-name="Tabela4.A2" office:value-type="string">
            <text:p text:style-name="P112">2.4.1</text:p>
          </table:table-cell>
          <table:table-cell table:style-name="Tabela4.D2" office:value-type="string">
            <text:p text:style-name="P105">Apache <text:span text:style-name="T133">License</text:span> 2.0</text:p>
          </table:table-cell>
        </table:table-row>
        <table:table-row table:style-name="TableLine105553144285696">
          <table:table-cell table:style-name="Tabela4.A2" office:value-type="string">
            <text:p text:style-name="P102">org.springframework.boot</text:p>
          </table:table-cell>
          <table:table-cell table:style-name="Tabela4.A2" office:value-type="string">
            <text:p text:style-name="P111">spring-boot-starter-aop</text:p>
          </table:table-cell>
          <table:table-cell table:style-name="Tabela4.A2" office:value-type="string">
            <text:p text:style-name="P112">2.4.1</text:p>
          </table:table-cell>
          <table:table-cell table:style-name="Tabela4.D2" office:value-type="string">
            <text:p text:style-name="P105">Apache <text:span text:style-name="T133">License</text:span> 2.0</text:p>
          </table:table-cell>
        </table:table-row>
        <table:table-row table:style-name="TableLine105553144285696">
          <table:table-cell table:style-name="Tabela4.A2" office:value-type="string">
            <text:p text:style-name="P102">org.springframework.boot</text:p>
          </table:table-cell>
          <table:table-cell table:style-name="Tabela4.A2" office:value-type="string">
            <text:p text:style-name="P111">spring-boot-starter-mail</text:p>
          </table:table-cell>
          <table:table-cell table:style-name="Tabela4.A2" office:value-type="string">
            <text:p text:style-name="P112">2.4.1</text:p>
          </table:table-cell>
          <table:table-cell table:style-name="Tabela4.D2" office:value-type="string">
            <text:p text:style-name="P105">Apache <text:span text:style-name="T133">License</text:span> 2.0</text:p>
          </table:table-cell>
        </table:table-row>
        <table:table-row table:style-name="TableLine105553144285696">
          <table:table-cell table:style-name="Tabela4.A2" office:value-type="string">
            <text:p text:style-name="P111"><text:span text:style-name="T139">o</text:span>rg.postgresql</text:p>
          </table:table-cell>
          <table:table-cell table:style-name="Tabela4.A2" office:value-type="string">
            <text:p text:style-name="P111">postgresql</text:p>
          </table:table-cell>
          <table:table-cell table:style-name="Tabela4.A2" office:value-type="string">
            <text:p text:style-name="P97">42.2.18</text:p>
          </table:table-cell>
          <table:table-cell table:style-name="Tabela4.D2" office:value-type="string">
            <text:p text:style-name="P97">BSD 2-Clause <text:span text:style-name="T133">License</text:span></text:p>
          </table:table-cell>
        </table:table-row>
        <table:table-row table:style-name="TableLine105553144285696">
          <table:table-cell table:style-name="Tabela4.A2" office:value-type="string">
            <text:p text:style-name="P111"><text:span text:style-name="T139">o</text:span>rg.projectlombok</text:p>
          </table:table-cell>
          <table:table-cell table:style-name="Tabela4.A2" office:value-type="string">
            <text:p text:style-name="P111">lombok</text:p>
          </table:table-cell>
          <table:table-cell table:style-name="Tabela4.A2" office:value-type="string">
            <text:p text:style-name="P97">1.18.16</text:p>
          </table:table-cell>
          <table:table-cell table:style-name="Tabela4.D2" office:value-type="string">
            <text:p text:style-name="P108">MIT License</text:p>
          </table:table-cell>
        </table:table-row>
        <table:table-row table:style-name="TableLine105553144285696">
          <table:table-cell table:style-name="Tabela4.A2" office:value-type="string">
            <text:p text:style-name="P97">org.apache.commons</text:p>
          </table:table-cell>
          <table:table-cell table:style-name="Tabela4.A2" office:value-type="string">
            <text:p text:style-name="P108">commons-math3</text:p>
          </table:table-cell>
          <table:table-cell table:style-name="Tabela4.A2" office:value-type="string">
            <text:p text:style-name="P108">3.6.1</text:p>
          </table:table-cell>
          <table:table-cell table:style-name="Tabela4.D2" office:value-type="string">
            <text:p text:style-name="P67">Apache <text:span text:style-name="T133">License</text:span> 2.0</text:p>
          </table:table-cell>
        </table:table-row>
        <table:table-row table:style-name="TableLine105553144285696">
          <table:table-cell table:style-name="Tabela4.A2" office:value-type="string">
            <text:p text:style-name="P109">io.jsonwebtoken</text:p>
          </table:table-cell>
          <table:table-cell table:style-name="Tabela4.A2" office:value-type="string">
            <text:p text:style-name="P109">jjwt</text:p>
          </table:table-cell>
          <table:table-cell table:style-name="Tabela4.A2" office:value-type="string">
            <text:p text:style-name="P109">0.9.1</text:p>
          </table:table-cell>
          <table:table-cell table:style-name="Tabela4.D2" office:value-type="string">
            <text:p text:style-name="P104">Apache <text:span text:style-name="T133">License</text:span> 2.0</text:p>
          </table:table-cell>
        </table:table-row>
        <table:table-row table:style-name="TableLine105553144285696">
          <table:table-cell table:style-name="Tabela4.A2" office:value-type="string">
            <text:p text:style-name="P97">com.warrenstrange</text:p>
          </table:table-cell>
          <table:table-cell table:style-name="Tabela4.A2" office:value-type="string">
            <text:p text:style-name="P109">googleauth</text:p>
          </table:table-cell>
          <table:table-cell table:style-name="Tabela4.A2" office:value-type="string">
            <text:p text:style-name="P109">1.5.0</text:p>
          </table:table-cell>
          <table:table-cell table:style-name="Tabela4.D2" office:value-type="string">
            <text:p text:style-name="P100">BSD <text:span text:style-name="T134">3</text:span>-Clause <text:span text:style-name="T133">License</text:span></text:p>
          </table:table-cell>
        </table:table-row>
        <table:table-row table:style-name="TableLine105553144285696">
          <table:table-cell table:style-name="Tabela4.A2" office:value-type="string">
            <text:p text:style-name="P109">com.google.zxing</text:p>
          </table:table-cell>
          <table:table-cell table:style-name="Tabela4.A2" office:value-type="string">
            <text:p text:style-name="P109">core</text:p>
          </table:table-cell>
          <table:table-cell table:style-name="Tabela4.A2" office:value-type="string">
            <text:p text:style-name="P109">3.4.1</text:p>
          </table:table-cell>
          <table:table-cell table:style-name="Tabela4.D2" office:value-type="string">
            <text:p text:style-name="P104">Apache <text:span text:style-name="T133">License</text:span> 2.0</text:p>
          </table:table-cell>
        </table:table-row>
        <table:table-row table:style-name="TableLine105553144285696">
          <table:table-cell table:style-name="Tabela4.A2" office:value-type="string">
            <text:p text:style-name="P109">com.google.zxing</text:p>
          </table:table-cell>
          <table:table-cell table:style-name="Tabela4.A2" office:value-type="string">
            <text:p text:style-name="P111">javase</text:p>
          </table:table-cell>
          <table:table-cell table:style-name="Tabela4.A2" office:value-type="string">
            <text:p text:style-name="P111">3.4.1</text:p>
          </table:table-cell>
          <table:table-cell table:style-name="Tabela4.D2" office:value-type="string">
            <text:p text:style-name="P105">Apache <text:span text:style-name="T133">License</text:span> 2.0</text:p>
          </table:table-cell>
        </table:table-row>
        <table:table-row table:style-name="TableLine105553144285696">
          <table:table-cell table:style-name="Tabela4.A2" office:value-type="string">
            <text:p text:style-name="P109">org.springframework.boot</text:p>
          </table:table-cell>
          <table:table-cell table:style-name="Tabela4.A2" office:value-type="string">
            <text:p text:style-name="P109">spring-boot-maven-plugin</text:p>
          </table:table-cell>
          <table:table-cell table:style-name="Tabela4.A2" office:value-type="string">
            <text:p text:style-name="P109">2.4.<text:span text:style-name="T139">1</text:span></text:p>
          </table:table-cell>
          <table:table-cell table:style-name="Tabela4.D2" office:value-type="string">
            <text:p text:style-name="P104">Apache <text:span text:style-name="T133">License</text:span> 2.0</text:p>
          </table:table-cell>
        </table:table-row>
        <table:table-row table:style-name="TableLine105553144285696">
          <table:table-cell table:style-name="Tabela4.A2" office:value-type="string">
            <text:p text:style-name="P109">org.apache.maven.plugins</text:p>
          </table:table-cell>
          <table:table-cell table:style-name="Tabela4.A2" office:value-type="string">
            <text:p text:style-name="P109">maven-resources-plugin</text:p>
          </table:table-cell>
          <table:table-cell table:style-name="Tabela4.A2" office:value-type="string">
            <text:p text:style-name="P109">3.2.0</text:p>
          </table:table-cell>
          <table:table-cell table:style-name="Tabela4.D2" office:value-type="string">
            <text:p text:style-name="P104">Apache <text:span text:style-name="T133">License</text:span> 2.0</text:p>
          </table:table-cell>
        </table:table-row>
        <table:table-row table:style-name="TableLine105553144285696">
          <table:table-cell table:style-name="Tabela4.A2" office:value-type="string">
            <text:p text:style-name="P109">com.github.eirslett</text:p>
          </table:table-cell>
          <table:table-cell table:style-name="Tabela4.A2" office:value-type="string">
            <text:p text:style-name="P109">frontend-maven-plugin</text:p>
          </table:table-cell>
          <table:table-cell table:style-name="Tabela4.A2" office:value-type="string">
            <text:p text:style-name="P109">1.10.4</text:p>
          </table:table-cell>
          <table:table-cell table:style-name="Tabela4.D2" office:value-type="string">
            <text:p text:style-name="P104">Apache <text:span text:style-name="T133">License</text:span> 2.0</text:p>
          </table:table-cell>
        </table:table-row>
      </table:table>
      <text:p text:style-name="Table">Tabela <text:sequence text:ref-name="refTable3" text:name="Table" text:formula="ooow:Table+1" style:num-format="1">2</text:sequence>: <text:span text:style-name="T139">Wykorzystane z</text:span><text:span text:style-name="T137">ależności Maven</text:span></text:p>
      <text:p text:style-name="P50"/>
      <table:table table:name="Tabela5" table:style-name="Tabela5">
        <table:table-column table:style-name="Tabela5.A" table:number-columns-repeated="3"/>
        <table:table-row table:style-name="TableLine105553144574208">
          <table:table-cell table:style-name="Tabela5.A1" office:value-type="string">
            <text:p text:style-name="P113">Nazwa pakietu NPM</text:p>
          </table:table-cell>
          <table:table-cell table:style-name="Tabela5.A1" office:value-type="string">
            <text:p text:style-name="P113">Wersja</text:p>
          </table:table-cell>
          <table:table-cell table:style-name="Tabela5.C1" office:value-type="string">
            <text:p text:style-name="P113">Licencja</text:p>
          </table:table-cell>
        </table:table-row>
        <table:table-row table:style-name="TableLine105553144574208">
          <table:table-cell table:style-name="Tabela5.A2" office:value-type="string">
            <text:p text:style-name="P95">@fortawesome/fontawesome-svg-core</text:p>
          </table:table-cell>
          <table:table-cell table:style-name="Tabela5.A2" office:value-type="string">
            <text:p text:style-name="P95">1.2.32</text:p>
          </table:table-cell>
          <table:table-cell table:style-name="Tabela5.C2" office:value-type="string">
            <text:p text:style-name="P114">MIT License</text:p>
          </table:table-cell>
        </table:table-row>
        <table:table-row table:style-name="TableLine105553144574208">
          <table:table-cell table:style-name="Tabela5.A2" office:value-type="string">
            <text:p text:style-name="P95">@fortawesome/free-solid-svg-icons</text:p>
          </table:table-cell>
          <table:table-cell table:style-name="Tabela5.A2" office:value-type="string">
            <text:p text:style-name="P95">5.15.1</text:p>
          </table:table-cell>
          <table:table-cell table:style-name="Tabela5.C2" office:value-type="string">
            <text:p text:style-name="P114">Creative Commons Attribution 4.0, MIT License</text:p>
          </table:table-cell>
        </table:table-row>
        <text:soft-page-break/>
        <table:table-row table:style-name="TableLine105553144574208">
          <table:table-cell table:style-name="Tabela5.A2" office:value-type="string">
            <text:p text:style-name="P95">@fortawesome/react-fontawesome</text:p>
          </table:table-cell>
          <table:table-cell table:style-name="Tabela5.A2" office:value-type="string">
            <text:p text:style-name="P95">0.1.13</text:p>
          </table:table-cell>
          <table:table-cell table:style-name="Tabela5.C2" office:value-type="string">
            <text:p text:style-name="P95">MIT License</text:p>
          </table:table-cell>
        </table:table-row>
        <table:table-row table:style-name="TableLine105553144574208">
          <table:table-cell table:style-name="Tabela5.A2" office:value-type="string">
            <text:p text:style-name="P95">@sweetalert2/theme-bootstrap-4</text:p>
          </table:table-cell>
          <table:table-cell table:style-name="Tabela5.A2" office:value-type="string">
            <text:p text:style-name="P95">4.0.0</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axios</text:p>
          </table:table-cell>
          <table:table-cell table:style-name="Tabela5.A2" office:value-type="string">
            <text:p text:style-name="P95">0.19.2</text:p>
          </table:table-cell>
          <table:table-cell table:style-name="Tabela5.C2" office:value-type="string">
            <text:p text:style-name="P95">MIT License</text:p>
          </table:table-cell>
        </table:table-row>
        <table:table-row table:style-name="TableLine105553144574208">
          <table:table-cell table:style-name="Tabela5.A2" office:value-type="string">
            <text:p text:style-name="P95">bootstrap</text:p>
          </table:table-cell>
          <table:table-cell table:style-name="Tabela5.A2" office:value-type="string">
            <text:p text:style-name="P95">4.5.3</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i18next</text:p>
          </table:table-cell>
          <table:table-cell table:style-name="Tabela5.A2" office:value-type="string">
            <text:p text:style-name="P95">19.8.4</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i18next-browser-languagedetector</text:p>
          </table:table-cell>
          <table:table-cell table:style-name="Tabela5.A2" office:value-type="string">
            <text:p text:style-name="P95">6.0.1</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i18next-http-backend</text:p>
          </table:table-cell>
          <table:table-cell table:style-name="Tabela5.A2" office:value-type="string">
            <text:p text:style-name="P95">1.0.21</text:p>
          </table:table-cell>
          <table:table-cell table:style-name="Tabela5.C2" office:value-type="string">
            <text:p text:style-name="P116">Brak</text:p>
          </table:table-cell>
        </table:table-row>
        <table:table-row table:style-name="TableLine105553144574208">
          <table:table-cell table:style-name="Tabela5.A2" office:value-type="string">
            <text:p text:style-name="P95">react</text:p>
          </table:table-cell>
          <table:table-cell table:style-name="Tabela5.A2" office:value-type="string">
            <text:p text:style-name="P95">16.14.0</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react-bootstrap</text:p>
          </table:table-cell>
          <table:table-cell table:style-name="Tabela5.A2" office:value-type="string">
            <text:p text:style-name="P95">1.4.0</text:p>
          </table:table-cell>
          <table:table-cell table:style-name="Tabela5.C2" office:value-type="string">
            <text:p text:style-name="P115">MIT License</text:p>
          </table:table-cell>
        </table:table-row>
        <table:table-row table:style-name="Tabela5.13">
          <table:table-cell table:style-name="Tabela5.A2" office:value-type="string">
            <text:p text:style-name="P95">react-bootstrap-table-next</text:p>
          </table:table-cell>
          <table:table-cell table:style-name="Tabela5.A2" office:value-type="string">
            <text:p text:style-name="P95">4.0.3</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react-bootstrap-table2-paginator</text:p>
          </table:table-cell>
          <table:table-cell table:style-name="Tabela5.A2" office:value-type="string">
            <text:p text:style-name="P95">2.1.2</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react-dom</text:p>
          </table:table-cell>
          <table:table-cell table:style-name="Tabela5.A2" office:value-type="string">
            <text:p text:style-name="P95">16.14.0</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react-i18next</text:p>
          </table:table-cell>
          <table:table-cell table:style-name="Tabela5.A2" office:value-type="string">
            <text:p text:style-name="P95">11.7.4</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react-router-bootstrap</text:p>
          </table:table-cell>
          <table:table-cell table:style-name="Tabela5.A2" office:value-type="string">
            <text:p text:style-name="P95">0.25.0</text:p>
          </table:table-cell>
          <table:table-cell table:style-name="Tabela5.C2" office:value-type="string">
            <text:p text:style-name="P116">Apache License 2.0</text:p>
          </table:table-cell>
        </table:table-row>
        <table:table-row table:style-name="TableLine105553144574208">
          <table:table-cell table:style-name="Tabela5.A2" office:value-type="string">
            <text:p text:style-name="P95">react-router-dom</text:p>
          </table:table-cell>
          <table:table-cell table:style-name="Tabela5.A2" office:value-type="string">
            <text:p text:style-name="P95">5.2.0</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react-scripts</text:p>
          </table:table-cell>
          <table:table-cell table:style-name="Tabela5.A2" office:value-type="string">
            <text:p text:style-name="P95">3.4.4</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sweetalert2</text:p>
          </table:table-cell>
          <table:table-cell table:style-name="Tabela5.A2" office:value-type="string">
            <text:p text:style-name="P95">10.11.1</text:p>
          </table:table-cell>
          <table:table-cell table:style-name="Tabela5.C2" office:value-type="string">
            <text:p text:style-name="P114">MIT License</text:p>
          </table:table-cell>
        </table:table-row>
        <table:table-row table:style-name="TableLine105553144574208">
          <table:table-cell table:style-name="Tabela5.A2" office:value-type="string">
            <text:p text:style-name="P95">sweetalert2-react-content</text:p>
          </table:table-cell>
          <table:table-cell table:style-name="Tabela5.A2" office:value-type="string">
            <text:p text:style-name="P95">3.2.2</text:p>
          </table:table-cell>
          <table:table-cell table:style-name="Tabela5.C2" office:value-type="string">
            <text:p text:style-name="P115">MIT License</text:p>
          </table:table-cell>
        </table:table-row>
        <table:table-row table:style-name="TableLine105553144574208">
          <table:table-cell table:style-name="Tabela5.A2" office:value-type="string">
            <text:p text:style-name="P95">yup</text:p>
          </table:table-cell>
          <table:table-cell table:style-name="Tabela5.A2" office:value-type="string">
            <text:p text:style-name="P95">0.29.3</text:p>
          </table:table-cell>
          <table:table-cell table:style-name="Tabela5.C2" office:value-type="string">
            <text:p text:style-name="P115">MIT License</text:p>
          </table:table-cell>
        </table:table-row>
      </table:table>
      <text:p text:style-name="Table">Tabela <text:sequence text:ref-name="refTable4" text:name="Table" text:formula="ooow:Table+1" style:num-format="1">3</text:sequence>: <text:span text:style-name="T140">Wykorzystane zależności NPM</text:span></text:p>
      <text:p text:style-name="P50"/>
      <text:p text:style-name="P21"><text:tab/><text:span text:style-name="T27">P</text:span><text:span text:style-name="T28">rzed przystąpieniem do implementacji należało wybrać język programowania oraz szkielet budowy aplikacji, który zostanie wykorzystany do stworzenia warstwy logiki biznesowej. Wybór <text:s/>padł na język Java (wersja 11.</text:span><text:span text:style-name="T34">0.8</text:span><text:span text:style-name="T28">) oraz Spring Framework </text:span><text:span text:style-name="T28"><text:bibliography-mark text:identifier="Just Spring" text:bibliography-type="book" text:author="Madhusudhan Konda" text:booktitle="Just Spring" text:edition="1" text:publisher="O'Reilly Media, Inc." text:year="2011">[2]</text:bibliography-mark></text:span><text:span text:style-name="T28">. </text:span><text:span text:style-name="T34">Jego głównym komponentem jest kontener IoC, który zarządza </text:span><text:span text:style-name="T28"><text:s/></text:span><text:span text:style-name="T31">Jako narzędzie do zarządzania zależnościami oraz budowania projektu został użyty Maven (wersja 3.6.3). </text:span><text:span text:style-name="T28">Ponadto użyte zostało narzędzie Spring Boot (wersja </text:span><text:span text:style-name="T30">2.3.5.RELEASE</text:span><text:span text:style-name="T28">), </text:span><text:span text:style-name="T29">które jest rozwiązaniem faworyzującym konwencję ponad konfigurację. Dzięki niemu w projekcie jest zawarty wbudowany serwer aplikacyjny Tomcat, który można uruchomić wraz z osadzoną aplikacją przy pomocy jednego polecenia w terminalu. Ponadto zarządza ono wersjami zależności. W skład Springa wchodzi wiele modułów, a najważniejsze z nich, które zostały wykorzystane w systemie to:</text:span></text:p>
      <text:list xml:id="list335449056" text:style-name="L7">
        <text:list-item>
          <text:p text:style-name="P134">Spring Data – <text:span text:style-name="T30">dostarcza warstwę abstrakcji do komunikacji ze źródłem danych</text:span></text:p>
        </text:list-item>
        <text:list-item>
          <text:p text:style-name="P133"><text:soft-page-break/><text:span text:style-name="T29">Spring Security – </text:span><text:span text:style-name="T30">biblioteka, przy pomocy której zostały zrealizowane mechanizmy uwierzytelnienia i autoryzacji; wykorzystuje bezpieczeństwo deklaratywne</text:span></text:p>
        </text:list-item>
        <text:list-item>
          <text:p text:style-name="P135">Spring AOP – umożliwia stosowanie programowania aspektowego oraz tworzenia własnych adnotacji</text:p>
        </text:list-item>
        <text:list-item>
          <text:p text:style-name="P135">Spring Mail – <text:span text:style-name="T31">dostarcza abstrakcję pomocną przy wysyłaniu wiadomości email do użytkowników systemu z poziomu aplikacji</text:span></text:p>
        </text:list-item>
      </text:list>
      <text:p text:style-name="P146">Warto również wspomnieć o bibliotece Hibernate (wersja 5.3.23.Final, <text:span text:style-name="T138">licencja </text:span><text:span text:style-name="T132">GNU </text:span><text:span text:style-name="T133">Lesser </text:span><text:span text:style-name="T132">G</text:span><text:span text:style-name="T133">eneral Public License</text:span><text:span text:style-name="T132"> v2.</text:span><text:span text:style-name="T133">1</text:span>) <text:bibliography-mark text:identifier="Java Persistence. Programowanie aplikacji bazodanowych w Hibernate." text:bibliography-type="book" text:author="Christian Bauer, Gavin King, Gary Gregory" text:booktitle="Java Persistence. Programowanie aplikacji bazodanowych w Hibernate." text:edition="2" text:publisher="Helion" text:year="2016">[1]</text:bibliography-mark><text:s/>będącej implementacją Java Persistence API. Jest to mechanizm do mapowania obiektowo-relacyjnego domyślnie wykorzystywany przez Spring Data, który również został wykorzystany w projekcie.</text:p>
      <text:p text:style-name="P22"><text:tab/>Do implementacji warstwy składowania danych został wykorzystany system zarządzania relacyjną bazą danych PostgreSQL (wersja 1<text:span text:style-name="T42">1</text:span>.<text:span text:style-name="T42">6</text:span>) <text:bibliography-mark text:identifier="Learning PostgreSQL 11" text:bibliography-type="book" text:author="Salahaldin Juba, Andrey Volkov" text:booktitle="Learning PostgreSQL 11" text:edition="3" text:publisher="Packt Publishing" text:year="2019">[4]</text:bibliography-mark>. Jest to zaawansowany, otwartoźródłowy system, który umożliwia przetwarzanie transakcyjne oraz dobrze integruje się z biblioteką Hibernate.</text:p>
      <text:p text:style-name="P23"><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3">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4">Do zarządzania zależnościami zostało wykorzystane narzędzie NPM (wersja 6.14.8), czyli domyślny menedżer pakietów JavaScript. Najważniejsze pakiety wykorzystane w aplikacji warstwy prezentacji to:</text:span></text:p>
      <text:list xml:id="list2940163201" text:style-name="L8">
        <text:list-item>
          <text:p text:style-name="P136"><text:span text:style-name="T24">Axios (wersja 0.19.2) – </text:span><text:span text:style-name="T34">klient</text:span><text:span text:style-name="T25"> HTTP </text:span><text:span text:style-name="T34">ułatwiający wysyłanie żądań do serwera</text:span></text:p>
        </text:list-item>
        <text:list-item>
          <text:p text:style-name="P137">i18next <text:span text:style-name="T35">(wersja 19.8.3)</text:span> – <text:span text:style-name="T35">popularna biblioteka dodająca funkcjonalność internacjonalizacji</text:span></text:p>
        </text:list-item>
        <text:list-item>
          <text:p text:style-name="P136"><text:span text:style-name="T25">yup </text:span><text:span text:style-name="T35">(wersja 0.29.3)</text:span><text:span text:style-name="T25"> – </text:span><text:span text:style-name="T35">biblioteka umożliwiająca definiowanie schematów, zgodnie z którymi ma być przeprowadzana walidacja obiektów wysyłanych </text:span></text:p>
        </text:list-item>
        <text:list-item>
          <text:p text:style-name="P136"><text:span text:style-name="T25">React Bootstrap </text:span><text:span text:style-name="T35">(wersja 1.4.0)</text:span><text:span text:style-name="T25"> – </text:span><text:span text:style-name="T35">zapewnia integrację Reacta z biblioteką Bootstrap dostarcza</text:span><text:span text:style-name="T77">jącą</text:span><text:span text:style-name="T35"> arkusze stylów, </text:span><text:span text:style-name="T77">przy pomocy których zbudowanych jest wiele responsywnych stron internetowych.</text:span></text:p>
        </text:list-item>
      </text:list>
      <text:h text:style-name="P85" text:outline-level="2"><text:bookmark-start text:name="__RefHeading___Toc422_2337193129"/>3.3. Opis środowisk<text:bookmark-end text:name="__RefHeading___Toc422_2337193129"/></text:h>
      <text:h text:style-name="P91" text:outline-level="3"><text:bookmark-start text:name="__RefHeading___Toc424_2337193129"/>3.3.1. Środowisko deweloperskie<text:bookmark-end text:name="__RefHeading___Toc424_2337193129"/></text:h>
      <text:p text:style-name="P20"><text:tab/><text:span text:style-name="T36">Jako zintegrowane środowisko programistyczne posłużył program IntelliJ IDEA </text:span><text:span text:style-name="T37">(wersja 2020.2.3). Zaraz obok Eclipse jest to najpopularniejsze narzędzie na rynku, które zapewnia świetną integrację z Mavenem oraz Springiem. Ze względu na wykorzystanie Spring Boota instalacja </text:span><text:soft-page-break/><text:span text:style-name="T37">samodzielnego serwera aplikacyjnego nie była wymagana. Jeżeli chodzi o bazę danych, to dewelopersko była wykorzystywana lokalna instancja PostgreSQL. </text:span><text:span text:style-name="T76">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91" text:outline-level="3"><text:bookmark-start text:name="__RefHeading___Toc426_2337193129"/>3.3.2. <text:span text:style-name="T91">Docelowe środowisko uruchomieniowe</text:span><text:bookmark-end text:name="__RefHeading___Toc426_2337193129"/></text:h>
      <text:p text:style-name="P25"><text:tab/><text:span text:style-name="T38">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9">Repozytorium posiada następującą strukturę katalogów:</text:span></text:p>
      <text:list xml:id="list419974910" text:style-name="L9">
        <text:list-item>
          <text:p text:style-name="P138">.<text:span text:style-name="T39">github/workflows – katalog z konfiguracją GitHub Actions</text:span></text:p>
        </text:list-item>
        <text:list-item>
          <text:p text:style-name="P139">backend – katalog z kodem źródłowym aplikacji warstwy logiki biznesowej</text:p>
        </text:list-item>
        <text:list-item>
          <text:p text:style-name="P139">frontend – katalog z kodem źródłowym <text:span text:style-name="T91">aplikacji </text:span>warstwy prezentacji</text:p>
        </text:list-item>
      </text:list>
      <text:p text:style-name="P42">Mechanizm GitHub Actions został skonfigurowany w taki sposób, aby jakakolwiek zmiana w katalogu frontend lub backend powodowała zbudowanie projektu znajdującego się w tym katalogu oraz osadzenie go na platformie Heroku. <text:span text:style-name="T122">Do osadzania aplikacji warstwy logiki biznesowej została wykonana następująca konfiguracja:</text:span></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45"><text:soft-page-break/>Listing <text:span text:style-name="T121">1: </text:span><text:span text:style-name="T122">K</text:span>onfiguracj<text:span text:style-name="T122">a</text:span> GitHub Actions</text:p>
      <text:p text:style-name="P26"><text:span text:style-name="T40">Platforma chmurowa Heroku oferuje również </text:span><text:span text:style-name="T41">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2">Microsoft Azure</text:span><text:span text:style-name="T41">. Zawarta w niej usługa </text:span><text:span text:style-name="T42">Azure Database for PostgreSQL </text:span><text:span text:style-name="T43">ułatwia konfigurację oraz</text:span><text:span text:style-name="T42"> uruchomienie </text:span><text:span text:style-name="T43">własnej instancji bazy danych w </text:span><text:span text:style-name="T78">chmurze Microsoftu. Jest to szybsze rozwiązanie w </text:span><text:span text:style-name="T43">porównaniu do np. usług oferujących hosting kontenerów Dockera. Ponadto daje pełną kontrolę nad użytkownikami bazodanowymi oraz ich uprawnieniami.</text:span></text:p>
      <text:h text:style-name="P84" text:outline-level="2"><text:bookmark-start text:name="__RefHeading___Toc510_4217443648"/>3.<text:span text:style-name="T16">4</text:span>. Reguły biznesowe<text:bookmark-end text:name="__RefHeading___Toc510_4217443648"/></text:h>
      <text:p text:style-name="P28"><text:tab/><text:span text:style-name="T79">Tematyką stworzonego projektu jest wypożyczalnia pojazdów – użytkownicy mogą dokon</text:span><text:span text:style-name="T80">ać</text:span><text:span text:style-name="T79"> rezerwacji na określony pojazd w wybranych przez siebie przedziałach czasowych. System jest typu OLTP (online transaction processing), gdyż zapewnia spójność </text:span><text:span text:style-name="T80">rzeczywistych obiektów z </text:span><text:span text:style-name="T79">dany</text:span><text:span text:style-name="T80">mi</text:span><text:span text:style-name="T79"> prezentowany</text:span><text:span text:style-name="T80">mi</text:span><text:span text:style-name="T79"> użytkownikom </text:span><text:span text:style-name="T80">oraz danymi w bazie danych</text:span><text:span text:style-name="T79">. </text:span><text:span text:style-name="T83">System został podzielony na trzy moduły funkcjonalne:</text:span></text:p>
      <text:list xml:id="list1212040897" text:style-name="L10">
        <text:list-item>
          <text:p text:style-name="P140">MOK – moduł obsługi kont</text:p>
        </text:list-item>
        <text:list-item>
          <text:p text:style-name="P140">MOP – moduł obsługi pojazdów</text:p>
        </text:list-item>
        <text:list-item>
          <text:p text:style-name="P140">MOR – moduł obsługi rezerwacji.</text:p>
        </text:list-item>
      </text:list>
      <text:p text:style-name="P47">Interakcja z systemem może być prowadzona przez czterech aktorów:</text:p>
      <table:table table:name="Tabela2" table:style-name="Tabela2">
        <table:table-column table:style-name="Tabela2.A"/>
        <table:table-column table:style-name="Tabela2.B"/>
        <table:table-column table:style-name="Tabela2.C"/>
        <table:table-row table:style-name="TableLine105553144449536">
          <table:table-cell table:style-name="Tabela2.A1" office:value-type="string">
            <text:p text:style-name="P54">Aktor</text:p>
          </table:table-cell>
          <table:table-cell table:style-name="Tabela2.A1" office:value-type="string">
            <text:p text:style-name="P54">Nazwa stosowana w kodzie źródłowym</text:p>
          </table:table-cell>
          <table:table-cell table:style-name="Tabela2.C1" office:value-type="string">
            <text:p text:style-name="P54">Opis</text:p>
          </table:table-cell>
        </table:table-row>
        <table:table-row table:style-name="TableLine105553143639296">
          <table:table-cell table:style-name="Tabela2.A2" office:value-type="string">
            <text:p text:style-name="P54">Gość</text:p>
          </table:table-cell>
          <table:table-cell table:style-name="Tabela2.A2" office:value-type="string">
            <text:p text:style-name="P54">GUEST</text:p>
          </table:table-cell>
          <table:table-cell table:style-name="Tabela2.C2" office:value-type="string">
            <text:p text:style-name="P54">Użytkownik nieuwierzytelniony.</text:p>
            <text:p text:style-name="P54">Nie posiada własnego konta.</text:p>
          </table:table-cell>
        </table:table-row>
        <table:table-row table:style-name="TableLine105553143640320">
          <table:table-cell table:style-name="Tabela2.A2" office:value-type="string">
            <text:p text:style-name="P54">Klient</text:p>
          </table:table-cell>
          <table:table-cell table:style-name="Tabela2.A2" office:value-type="string">
            <text:p text:style-name="P54">CLIENT</text:p>
          </table:table-cell>
          <table:table-cell table:style-name="Tabela2.C2" office:value-type="string">
            <text:p text:style-name="P54">Użytkownik uwierzytelniony.</text:p>
            <text:p text:style-name="P55">Posiada konto stworzone przez administratora lub w procesie rejestracji.</text:p>
            <text:p text:style-name="P55">Może wynajmować dostępne pojazdy oraz zarządza własnymi rezerwacjami.</text:p>
          </table:table-cell>
        </table:table-row>
        <table:table-row table:style-name="TableLine105553143640576">
          <table:table-cell table:style-name="Tabela2.A2" office:value-type="string">
            <text:p text:style-name="P54">Pracownik</text:p>
          </table:table-cell>
          <table:table-cell table:style-name="Tabela2.A2" office:value-type="string">
            <text:p text:style-name="P54">EMPLOYEE</text:p>
          </table:table-cell>
          <table:table-cell table:style-name="Tabela2.C2" office:value-type="string">
            <text:p text:style-name="P54">Użytkownik uwierzytelniony.</text:p>
            <text:p text:style-name="P55">Posiada konto stworzone przez administratora.</text:p>
            <text:p text:style-name="P55">Zarządza pojazdami oraz rezerwacjami klientów.</text:p>
          </table:table-cell>
        </table:table-row>
        <table:table-row table:style-name="TableLine105553143640832">
          <table:table-cell table:style-name="Tabela2.A2" office:value-type="string">
            <text:p text:style-name="P54">Administrator</text:p>
          </table:table-cell>
          <table:table-cell table:style-name="Tabela2.A2" office:value-type="string">
            <text:p text:style-name="P54">ADMIN</text:p>
          </table:table-cell>
          <table:table-cell table:style-name="Tabela2.C2" office:value-type="string">
            <text:p text:style-name="P55">Użytkownik uwierzytelniony.</text:p>
            <text:p text:style-name="P55">Posiada konto stworzone przez innego administratora.</text:p>
            <text:p text:style-name="P55">Zarządza kontami użytkowników.</text:p>
          </table:table-cell>
        </table:table-row>
      </table:table>
      <text:p text:style-name="Table">Tabela <text:sequence text:ref-name="refTable1" text:name="Table" text:formula="ooow:Table+1" style:num-format="1">4</text:sequence>: <text:span text:style-name="T119">Aktorzy</text:span></text:p>
      <text:p text:style-name="P27"><text:soft-page-break/><text:span text:style-name="T112">Aktorzy Klient, Pracownik, Administrator odpowiadają dostępnym w aplikacji poziomom dostępu. Jeden użytkownik może posiadać wiele poziomów dostępu. </text:span><text:span text:style-name="T81">Wszystkie pojazdy mają określoną cenę wynajmu, jest ona naliczana za każdy dzień rezerwacji. </text:span><text:span text:style-name="T95">Ponadto posiadają one </text:span><text:span text:style-name="T97">flagę „active”</text:span><text:span text:style-name="T95"> </text:span><text:span text:style-name="T96">będącą wartością logiczną</text:span><text:span text:style-name="T95">, któr</text:span><text:span text:style-name="T96">a</text:span><text:span text:style-name="T95"> określa czy dany pojazd może zostać wynajęty. Nie ma możliwości usunięcia pojazdu – w przypadku, gdy staje się on niezdatny do użytku </text:span><text:span text:style-name="T98">wartość flagi „active” zostaje ustawiona na fałsz.</text:span><text:span text:style-name="T81"> </text:span><text:span text:style-name="T82">Rezerwacja posiada przypisany do niej status, </text:span><text:span text:style-name="T83">natomiast statusom są przypisane następujące liczby:</text:span></text:p>
      <text:p text:style-name="P29"><text:s text:c="6"/>0. <text:s text:c="2"/>Złożony</text:p>
      <text:list xml:id="list1872450748" text:style-name="L11">
        <text:list-item>
          <text:p text:style-name="P141">Anulowany</text:p>
        </text:list-item>
        <text:list-item>
          <text:p text:style-name="P141">Zakończony.</text:p>
        </text:list-item>
      </text:list>
      <text:h text:style-name="P85" text:outline-level="2"><text:bookmark-start text:name="__RefHeading___Toc512_4217443648"/>3.5. Oferowana funkcjonalność<text:bookmark-end text:name="__RefHeading___Toc512_4217443648"/></text:h>
      <text:p text:style-name="P20"><text:tab/><text:span text:style-name="T83">System oferuje użytkownikom następujące przypadki użycia:</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leLine105553143641088">
          <table:table-cell table:style-name="Tabela3.A1" office:value-type="string">
            <text:p text:style-name="P56">P.U.</text:p>
          </table:table-cell>
          <table:table-cell table:style-name="Tabela3.A1" office:value-type="string">
            <text:p text:style-name="P56">Nazwa</text:p>
          </table:table-cell>
          <table:table-cell table:style-name="Tabela3.A1" office:value-type="string">
            <text:p text:style-name="P56">Użytkownik nieuwierzytelniony</text:p>
          </table:table-cell>
          <table:table-cell table:style-name="Tabela3.A1" office:value-type="string">
            <text:p text:style-name="P56">Klient</text:p>
          </table:table-cell>
          <table:table-cell table:style-name="Tabela3.A1" office:value-type="string">
            <text:p text:style-name="P56">Pracownik</text:p>
          </table:table-cell>
          <table:table-cell table:style-name="Tabela3.F1" office:value-type="string">
            <text:p text:style-name="P56">Administrator</text:p>
          </table:table-cell>
        </table:table-row>
        <table:table-row table:style-name="TableLine105553144482048">
          <table:table-cell table:style-name="Tabela3.A2" office:value-type="string">
            <text:p text:style-name="P57">MOK.1</text:p>
          </table:table-cell>
          <table:table-cell table:style-name="Tabela3.A2" office:value-type="string">
            <text:p text:style-name="P56">Zarejestruj</text:p>
          </table:table-cell>
          <table:table-cell table:style-name="Tabela3.A2" office:value-type="string">
            <text:p text:style-name="P59">✓</text:p>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2"/>
          </table:table-cell>
        </table:table-row>
        <table:table-row table:style-name="TableLine105553144483840">
          <table:table-cell table:style-name="Tabela3.A2" office:value-type="string">
            <text:p text:style-name="P58">MOK.<text:span text:style-name="T84">2</text:span></text:p>
          </table:table-cell>
          <table:table-cell table:style-name="Tabela3.A2" office:value-type="string">
            <text:p text:style-name="P56">Zaloguj</text:p>
          </table:table-cell>
          <table:table-cell table:style-name="Tabela3.A2" office:value-type="string">
            <text:p text:style-name="P59">✓</text:p>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2"/>
          </table:table-cell>
        </table:table-row>
        <table:table-row table:style-name="TableLine105553144484352">
          <table:table-cell table:style-name="Tabela3.A2" office:value-type="string">
            <text:p text:style-name="P58">MOK.<text:span text:style-name="T84">3</text:span></text:p>
          </table:table-cell>
          <table:table-cell table:style-name="Tabela3.A2" office:value-type="string">
            <text:p text:style-name="P56">Wyloguj</text:p>
          </table:table-cell>
          <table:table-cell table:style-name="Tabela3.A2" office:value-type="string">
            <text:p text:style-name="P62"/>
          </table:table-cell>
          <table:table-cell table:style-name="Tabela3.A2" office:value-type="string">
            <text:p text:style-name="P59">✓</text:p>
          </table:table-cell>
          <table:table-cell table:style-name="Tabela3.A2" office:value-type="string">
            <text:p text:style-name="P59">✓</text:p>
          </table:table-cell>
          <table:table-cell table:style-name="Tabela3.F2" office:value-type="string">
            <text:p text:style-name="P59">✓</text:p>
          </table:table-cell>
        </table:table-row>
        <table:table-row table:style-name="TableLine105553144484608">
          <table:table-cell table:style-name="Tabela3.A2" office:value-type="string">
            <text:p text:style-name="P58">MOK.<text:span text:style-name="T84">4</text:span></text:p>
          </table:table-cell>
          <table:table-cell table:style-name="Tabela3.A2" office:value-type="string">
            <text:p text:style-name="P56">Zresetuj hasło</text:p>
          </table:table-cell>
          <table:table-cell table:style-name="Tabela3.A2" office:value-type="string">
            <text:p text:style-name="P59">✓</text:p>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2"/>
          </table:table-cell>
        </table:table-row>
        <table:table-row table:style-name="TableLine105553144484864">
          <table:table-cell table:style-name="Tabela3.A2" office:value-type="string">
            <text:p text:style-name="P58">MOK.<text:span text:style-name="T84">5</text:span></text:p>
          </table:table-cell>
          <table:table-cell table:style-name="Tabela3.A2" office:value-type="string">
            <text:p text:style-name="P63">Przełącz poziom dostępu</text:p>
          </table:table-cell>
          <table:table-cell table:style-name="Tabela3.A2" office:value-type="string">
            <text:p text:style-name="P62"/>
          </table:table-cell>
          <table:table-cell table:style-name="Tabela3.A2" office:value-type="string">
            <text:p text:style-name="P59">✓</text:p>
          </table:table-cell>
          <table:table-cell table:style-name="Tabela3.A2" office:value-type="string">
            <text:p text:style-name="P59">✓</text:p>
          </table:table-cell>
          <table:table-cell table:style-name="Tabela3.F2" office:value-type="string">
            <text:p text:style-name="P59">✓</text:p>
          </table:table-cell>
        </table:table-row>
        <table:table-row table:style-name="TableLine105553144484096">
          <table:table-cell table:style-name="Tabela3.A2" office:value-type="string">
            <text:p text:style-name="P58">MOK.<text:span text:style-name="T84">6</text:span></text:p>
          </table:table-cell>
          <table:table-cell table:style-name="Tabela3.A2" office:value-type="string">
            <text:p text:style-name="P63">Utwórz konto</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44485120">
          <table:table-cell table:style-name="Tabela3.A2" office:value-type="string">
            <text:p text:style-name="P58">MOK.<text:span text:style-name="T84">7</text:span></text:p>
          </table:table-cell>
          <table:table-cell table:style-name="Tabela3.A2" office:value-type="string">
            <text:p text:style-name="P63">Zablokuj/odblokuj konto</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44485376">
          <table:table-cell table:style-name="Tabela3.A2" office:value-type="string">
            <text:p text:style-name="P58">MOK.<text:span text:style-name="T84">8</text:span></text:p>
          </table:table-cell>
          <table:table-cell table:style-name="Tabela3.A2" office:value-type="string">
            <text:p text:style-name="P63">Zmień poziomy dostępu kont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44485632">
          <table:table-cell table:style-name="Tabela3.A2" office:value-type="string">
            <text:p text:style-name="P58">MOK.<text:span text:style-name="T84">9</text:span></text:p>
          </table:table-cell>
          <table:table-cell table:style-name="Tabela3.A2" office:value-type="string">
            <text:p text:style-name="P63">Wyświetl wszystkie kont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44485888">
          <table:table-cell table:style-name="Tabela3.A2" office:value-type="string">
            <text:p text:style-name="P58">MOK.1<text:span text:style-name="T84">0</text:span></text:p>
          </table:table-cell>
          <table:table-cell table:style-name="Tabela3.A2" office:value-type="string">
            <text:p text:style-name="P63">Filtruj listę kont</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44486144">
          <table:table-cell table:style-name="Tabela3.A2" office:value-type="string">
            <text:p text:style-name="P58">MOK.1<text:span text:style-name="T84">1</text:span></text:p>
          </table:table-cell>
          <table:table-cell table:style-name="Tabela3.A2" office:value-type="string">
            <text:p text:style-name="P63">Wyświetl szczegóły własnego konta</text:p>
          </table:table-cell>
          <table:table-cell table:style-name="Tabela3.A2" office:value-type="string">
            <text:p text:style-name="P62"/>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44486400">
          <table:table-cell table:style-name="Tabela3.A2" office:value-type="string">
            <text:p text:style-name="P58">MOK.1<text:span text:style-name="T84">2</text:span></text:p>
          </table:table-cell>
          <table:table-cell table:style-name="Tabela3.A2" office:value-type="string">
            <text:p text:style-name="P63">Wyświetl szczegóły konta innego użytkownik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44486656">
          <table:table-cell table:style-name="Tabela3.A2" office:value-type="string">
            <text:p text:style-name="P58">MOK.1<text:span text:style-name="T84">3</text:span></text:p>
          </table:table-cell>
          <table:table-cell table:style-name="Tabela3.A2" office:value-type="string">
            <text:p text:style-name="P63">Edytuj dane własnego konta</text:p>
          </table:table-cell>
          <table:table-cell table:style-name="Tabela3.A2" office:value-type="string">
            <text:p text:style-name="P62"/>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44486912">
          <table:table-cell table:style-name="Tabela3.A2" office:value-type="string">
            <text:p text:style-name="P58">MOK.1<text:span text:style-name="T84">4</text:span></text:p>
          </table:table-cell>
          <table:table-cell table:style-name="Tabela3.A2" office:value-type="string">
            <text:p text:style-name="P63">Edytuj dane konta innego użytkownik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44487168">
          <table:table-cell table:style-name="Tabela3.A2" office:value-type="string">
            <text:p text:style-name="P58">MOK.1<text:span text:style-name="T84">5</text:span></text:p>
          </table:table-cell>
          <table:table-cell table:style-name="Tabela3.A2" office:value-type="string">
            <text:p text:style-name="P63">Zmień własne hasło</text:p>
          </table:table-cell>
          <table:table-cell table:style-name="Tabela3.A2" office:value-type="string">
            <text:p text:style-name="P62"/>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44487424">
          <table:table-cell table:style-name="Tabela3.A2" office:value-type="string">
            <text:p text:style-name="P58">MOK.1<text:span text:style-name="T84">6</text:span></text:p>
          </table:table-cell>
          <table:table-cell table:style-name="Tabela3.A2" office:value-type="string">
            <text:p text:style-name="P63">Zmień hasło innego użytkownika</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ext:soft-page-break/>
        <table:table-row table:style-name="TableLine105553144487936">
          <table:table-cell table:style-name="Tabela3.A2" office:value-type="string">
            <text:p text:style-name="P58">MOK.1<text:span text:style-name="T84">7</text:span></text:p>
          </table:table-cell>
          <table:table-cell table:style-name="Tabela3.A2" office:value-type="string">
            <text:p text:style-name="P63">Wyślij maila potwierdzającego</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2"/>
          </table:table-cell>
          <table:table-cell table:style-name="Tabela3.F2" office:value-type="string">
            <text:p text:style-name="P60">✓</text:p>
          </table:table-cell>
        </table:table-row>
        <table:table-row table:style-name="TableLine105553144488192">
          <table:table-cell table:style-name="Tabela3.A2" office:value-type="string">
            <text:p text:style-name="P64">MOP.1</text:p>
          </table:table-cell>
          <table:table-cell table:style-name="Tabela3.A2" office:value-type="string">
            <text:p text:style-name="P63">Dodaj pojazd</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0">✓</text:p>
          </table:table-cell>
          <table:table-cell table:style-name="Tabela3.F2" office:value-type="string">
            <text:p text:style-name="P60"/>
          </table:table-cell>
        </table:table-row>
        <table:table-row table:style-name="TableLine105553144488448">
          <table:table-cell table:style-name="Tabela3.A2" office:value-type="string">
            <text:p text:style-name="P64">MOP.2</text:p>
          </table:table-cell>
          <table:table-cell table:style-name="Tabela3.A2" office:value-type="string">
            <text:p text:style-name="P63">Edytuj pojazd</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0">✓</text:p>
          </table:table-cell>
          <table:table-cell table:style-name="Tabela3.F2" office:value-type="string">
            <text:p text:style-name="P60"/>
          </table:table-cell>
        </table:table-row>
        <table:table-row table:style-name="TableLine105553144488704">
          <table:table-cell table:style-name="Tabela3.A2" office:value-type="string">
            <text:p text:style-name="P64">MOP.3</text:p>
          </table:table-cell>
          <table:table-cell table:style-name="Tabela3.A2" office:value-type="string">
            <text:p text:style-name="P63">Aktywuj/dezaktywuj pojazd</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0">✓</text:p>
          </table:table-cell>
          <table:table-cell table:style-name="Tabela3.F2" office:value-type="string">
            <text:p text:style-name="P60"/>
          </table:table-cell>
        </table:table-row>
        <table:table-row table:style-name="TableLine105553144488960">
          <table:table-cell table:style-name="Tabela3.A2" office:value-type="string">
            <text:p text:style-name="P64">MOP.4</text:p>
          </table:table-cell>
          <table:table-cell table:style-name="Tabela3.A2" office:value-type="string">
            <text:p text:style-name="P63">Wyświetl wszystkie pojazdy</text:p>
          </table:table-cell>
          <table:table-cell table:style-name="Tabela3.A2" office:value-type="string">
            <text:p text:style-name="P60">✓</text:p>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44489216">
          <table:table-cell table:style-name="Tabela3.A2" office:value-type="string">
            <text:p text:style-name="P64">MOP.5</text:p>
          </table:table-cell>
          <table:table-cell table:style-name="Tabela3.A2" office:value-type="string">
            <text:p text:style-name="P63">Filtruj listę pojazdów</text:p>
          </table:table-cell>
          <table:table-cell table:style-name="Tabela3.A2" office:value-type="string">
            <text:p text:style-name="P60">✓</text:p>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44489472">
          <table:table-cell table:style-name="Tabela3.A2" office:value-type="string">
            <text:p text:style-name="P64">MOP.6</text:p>
          </table:table-cell>
          <table:table-cell table:style-name="Tabela3.A2" office:value-type="string">
            <text:p text:style-name="P63">Wyświetl szczegóły pojazdu</text:p>
          </table:table-cell>
          <table:table-cell table:style-name="Tabela3.A2" office:value-type="string">
            <text:p text:style-name="P60">✓</text:p>
          </table:table-cell>
          <table:table-cell table:style-name="Tabela3.A2" office:value-type="string">
            <text:p text:style-name="P60">✓</text:p>
          </table:table-cell>
          <table:table-cell table:style-name="Tabela3.A2" office:value-type="string">
            <text:p text:style-name="P60">✓</text:p>
          </table:table-cell>
          <table:table-cell table:style-name="Tabela3.F2" office:value-type="string">
            <text:p text:style-name="P60">✓</text:p>
          </table:table-cell>
        </table:table-row>
        <table:table-row table:style-name="TableLine105553144489728">
          <table:table-cell table:style-name="Tabela3.A2" office:value-type="string">
            <text:p text:style-name="P65">MOR.1</text:p>
          </table:table-cell>
          <table:table-cell table:style-name="Tabela3.A2" office:value-type="string">
            <text:p text:style-name="P66">Zarezerwuj pojazd</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2"/>
          </table:table-cell>
          <table:table-cell table:style-name="Tabela3.F2" office:value-type="string">
            <text:p text:style-name="P60"/>
          </table:table-cell>
        </table:table-row>
        <table:table-row table:style-name="TableLine105553144489984">
          <table:table-cell table:style-name="Tabela3.A2" office:value-type="string">
            <text:p text:style-name="P65">MOR.2</text:p>
          </table:table-cell>
          <table:table-cell table:style-name="Tabela3.A2" office:value-type="string">
            <text:p text:style-name="P66">Zmień status rezerwacji</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1">✓</text:p>
          </table:table-cell>
          <table:table-cell table:style-name="Tabela3.F2" office:value-type="string">
            <text:p text:style-name="P60"/>
          </table:table-cell>
        </table:table-row>
        <table:table-row table:style-name="TableLine105553144490240">
          <table:table-cell table:style-name="Tabela3.A2" office:value-type="string">
            <text:p text:style-name="P65">MOR.3</text:p>
          </table:table-cell>
          <table:table-cell table:style-name="Tabela3.A2" office:value-type="string">
            <text:p text:style-name="P66">Anuluj własną rezerwację</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2"/>
          </table:table-cell>
          <table:table-cell table:style-name="Tabela3.F2" office:value-type="string">
            <text:p text:style-name="P60"/>
          </table:table-cell>
        </table:table-row>
        <table:table-row table:style-name="TableLine105553144490496">
          <table:table-cell table:style-name="Tabela3.A2" office:value-type="string">
            <text:p text:style-name="P65">MOR.4</text:p>
          </table:table-cell>
          <table:table-cell table:style-name="Tabela3.A2" office:value-type="string">
            <text:p text:style-name="P66">Wyświetl wszystkie rezerwacje</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1">✓</text:p>
          </table:table-cell>
          <table:table-cell table:style-name="Tabela3.F2" office:value-type="string">
            <text:p text:style-name="P60"/>
          </table:table-cell>
        </table:table-row>
        <table:table-row table:style-name="TableLine105553144490752">
          <table:table-cell table:style-name="Tabela3.A2" office:value-type="string">
            <text:p text:style-name="P65">MOR.5</text:p>
          </table:table-cell>
          <table:table-cell table:style-name="Tabela3.A2" office:value-type="string">
            <text:p text:style-name="P66">Filtruj listę rezerwacji</text:p>
          </table:table-cell>
          <table:table-cell table:style-name="Tabela3.A2" office:value-type="string">
            <text:p text:style-name="P62"/>
          </table:table-cell>
          <table:table-cell table:style-name="Tabela3.A2" office:value-type="string">
            <text:p text:style-name="P62"/>
          </table:table-cell>
          <table:table-cell table:style-name="Tabela3.A2" office:value-type="string">
            <text:p text:style-name="P61">✓</text:p>
          </table:table-cell>
          <table:table-cell table:style-name="Tabela3.F2" office:value-type="string">
            <text:p text:style-name="P60"/>
          </table:table-cell>
        </table:table-row>
        <table:table-row table:style-name="TableLine105553144491008">
          <table:table-cell table:style-name="Tabela3.A2" office:value-type="string">
            <text:p text:style-name="P65">MOR.6</text:p>
          </table:table-cell>
          <table:table-cell table:style-name="Tabela3.A2" office:value-type="string">
            <text:p text:style-name="P66">Wyświetl własne rezerwacje</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2"/>
          </table:table-cell>
          <table:table-cell table:style-name="Tabela3.F2" office:value-type="string">
            <text:p text:style-name="P60"/>
          </table:table-cell>
        </table:table-row>
        <table:table-row table:style-name="TableLine105553144491264">
          <table:table-cell table:style-name="Tabela3.A2" office:value-type="string">
            <text:p text:style-name="P65">MOR.7</text:p>
          </table:table-cell>
          <table:table-cell table:style-name="Tabela3.A2" office:value-type="string">
            <text:p text:style-name="P66">Wyświetl szczegóły rezerwacji</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1">✓</text:p>
          </table:table-cell>
          <table:table-cell table:style-name="Tabela3.F2" office:value-type="string">
            <text:p text:style-name="P60"/>
          </table:table-cell>
        </table:table-row>
        <table:table-row table:style-name="TableLine105553144491520">
          <table:table-cell table:style-name="Tabela3.A2" office:value-type="string">
            <text:p text:style-name="P65">MOR.8</text:p>
          </table:table-cell>
          <table:table-cell table:style-name="Tabela3.A2" office:value-type="string">
            <text:p text:style-name="P66">Edytuj rezerwację</text:p>
          </table:table-cell>
          <table:table-cell table:style-name="Tabela3.A2" office:value-type="string">
            <text:p text:style-name="P62"/>
          </table:table-cell>
          <table:table-cell table:style-name="Tabela3.A2" office:value-type="string">
            <text:p text:style-name="P61">✓</text:p>
          </table:table-cell>
          <table:table-cell table:style-name="Tabela3.A2" office:value-type="string">
            <text:p text:style-name="P62"/>
          </table:table-cell>
          <table:table-cell table:style-name="Tabela3.F2" office:value-type="string">
            <text:p text:style-name="P60"/>
          </table:table-cell>
        </table:table-row>
      </table:table>
      <text:p text:style-name="Table">Tabela <text:sequence text:ref-name="refTable2" text:name="Table" text:formula="ooow:Table+1" style:num-format="1">5</text:sequence>: <text:span text:style-name="T120">Przypadki użycia</text:span></text:p>
      <text:h text:style-name="P85" text:outline-level="2"><text:bookmark-start text:name="__RefHeading___Toc514_4217443648"/>3.6. Zastosowany model<text:bookmark-end text:name="__RefHeading___Toc514_4217443648"/></text:h>
      <text:p text:style-name="P38"><text:tab/><text:span text:style-name="T102">Pierwszym aspektem modelu, za sprawą którego można mówić o podniesionym poziomie zabezpieczeń w systemie jest proces rejestracji konta, przez który muszą przejść klienci. W pierwszym kroku wymagane jest podanie podstawowych informacji, takich jak nazwa użytkownika, imię, nazwisko, adres email. </text:span><text:span text:style-name="T103">Wartości tych pól, tak jak wszystkich innych w systemie są poddawane walidacji zarówno w warstwie prezentacji oraz logiki biznesowej. Kolejnym krokiem jest podanie hasła (wprowadzane znaki są wyświetlane jako kropki) o długości określonej przez parametr uruchomieniowy systemu </text:span><text:span text:style-name="T104">oraz przejście testu reCAPTCHA. </text:span><text:span text:style-name="T103">Po zatwierdzeniu użytkownikowi prezentowany jest komunikat mówiący, że do końcówki </text:span><text:span text:style-name="T104">jego</text:span><text:span text:style-name="T103"> hasła został dopisany losowy ciąg znaków, który jest widoczny na ekranie. Jego długość również jest zdefiniowana w parametrze uruchomieniowym. Ma to na celu zapobiegnięcie wpisania całego hasła przez użytkownika, co pomaga uchronić go przed atakami hakerów w przypadku, gdy jego komputer jest zainfekowany złośliwym oprogramowaniem typu keylogger. </text:span><text:span text:style-name="T104">Następnie zostaje wysłane żądanie HTTP typu POST do serwera zawierające wszystkie dane konta użytkownika. Na serwerze </text:span><text:span text:style-name="T105">nie dochodzi do wygenerowania skrótu całego hasła, lecz wielu skrótów wybranych kombinacji jego znaków. Dla przykładu hasła „Abcdefg!1234” przy następujących wartościach parametrów uruchomieniowych:</text:span></text:p>
      <text:p text:style-name="P36"><text:soft-page-break/>MASKED_PASSWORD_MIN_LENGTH=4</text:p>
      <text:p text:style-name="P36">MASKED_PASSWORD_MAX_LENGTH=6</text:p>
      <text:p text:style-name="P36">FULL_PASSWORD_LENGTH=12,</text:p>
      <text:p text:style-name="P37"><text:span text:style-name="T106">z hasła </text:span><text:span text:style-name="T105">zostają wy</text:span><text:span text:style-name="T106">dzielone wszystkie kombinacje 4-, 5- i 6-znakowe oraz przypisane im skonkatenowane indeksy tych znaków w formie listy obiektów typu MaskedPassword. Dla pierwszej 4-znakowej kombinacji obiekt ten będzie miał postać {combination=”0123”, characters=”Abcd”}. Następnie wartości obu atrybutów każdego obiektu z listy są zastępowane ich skrótami wygenerowanymi przy pomocy algorytmu SHA-512 z losowym ciągiem zaburzającym (powszechnie nazywanym solą). Po wykonaniu tych kroków dane użytkownika oraz lista jego haseł maskowanych są zapisywane w bazie danych. W </text:span><text:span text:style-name="T103">przypadku pomyślnej rejestracji prezentowany jest komunikat z informacją o wysłaniu wiadomości email z hiperłączem potwierdzającym konto oraz kodem QR wygenerowanym przez warstwę logiki biznesowej, który należy zeskanować aplikacją do dwufazowego uwierzytelniania na smar</text:span><text:span text:style-name="T104">t</text:span><text:span text:style-name="T103">fona, taką jak Google Authenticator czy Authy. </text:span><text:span text:style-name="T104">Po wykonaniu tych czynności możliwe jest uwierzytelnienie w systemie.</text:span></text:p>
      <text:p text:style-name="P41"><text:tab/><text:span text:style-name="T107">Podczas uwierzytelniania użytkownik najpierw wpisuje swoją nazwę użytkownika, po czym jest wysyłane żądanie HTTP typu POST do serwera, które powoduje wylosowanie kombinacji <text:s/>indeksów odpowiadających znakom hasła, jakie użytkownik powinien wpisać w następnym kroku – jest ona zwracana jako odpowiedź HTTP. Gdy zostanie podana nazwa nieistniejącego użytkownika, również zwracana jest losowa kombinacja indeksów, aby nie można było stwierdzić, czy użytkownik o danej nazwie istnieje. Długość kombinacji również jest liczbą losową z przedziału określonego przez parametry uruchomieniowe [</text:span><text:span text:style-name="T105">MASKED_PASSWORD_MIN_LENGTH, MASKED_PASSWORD_MAX_LENGTH</text:span><text:span text:style-name="T107">]. Kombinacja jest zapisywana w bazie danych, aby później zweryfikować, czy użytkownik nie spreparował żądania i nie podał innej kombinacji. </text:span><text:span text:style-name="T116">Wpisanie jedynie części znaków hasła chroni użytkownika przez złośliwym oprogramowaniem typu keylogger, podobnie jak w przypadku rejestracji. </text:span><text:span text:style-name="T107">Po wpisaniu znaków hasła następuje przejście do ostatniego kroku, jakim jest podanie jednorazowego kodu o ograniczonym czasie ważności wygenerowanym przez sparowaną wcześniej aplikację do dwufazowego uwierzytelniania na smartfonie. </text:span><text:span text:style-name="T108">Gdy użytkownik zatwierdzi wpisanie jednorazowego kodu, do serwera wysyłane jest żądanie HTTP typu POST z nazwą użytkownika, kombinacją indeksów znaków hasła, wybranymi znakami hasła oraz jednorazowym kodem w ciele żądania. Serwer będący aplikacją warstwy logiki biznesowej pobiera z bazy obiekt reprezentujący użytkownika na podstawie jego nazwy, </text:span><text:span text:style-name="T109">wyszukuje skrót kombinacji znaków hasła odpowiadający otrzymanej kombinacji oraz porównuje skrót tych znaków z otrzymanymi znakami. Jeśli te elementy się zgadzają, zostaje przeprowadzona weryfikacja jednorazowego kodu z aplikacji oraz tego, czy konto użytkownika jest aktywne i potwierdzone. </text:span><text:span text:style-name="T110">Wszystkie te mechanizmy zostały zintegrowane z biblioteką Spring Security.</text:span><text:span text:style-name="T109"> Dopiero po spełnieniu tych wymagań użytkownik jest poprawnie uwierzytelniony. </text:span><text:span text:style-name="T114">Oprócz procesu uwierzytelniania, jednorazowe kody z aplikacji na smartfonie zostały również wykorzystane do potwierdzania krytycznych operacji, takich jak złożenie rezerwacji przez klienta.</text:span></text:p>
      <text:p text:style-name="P35"><text:span text:style-name="T100"><text:tab/>Ze względu na bezstanową naturę aplikacji warstwy logiki biznesowej, </text:span><text:span text:style-name="T92">do uwierzytelniania oraz autoryzacji wykorzystano żetony JWT (JSON Web Token) o </text:span><text:span text:style-name="T93">krótkim czasie ważności </text:span><text:soft-page-break/><text:span text:style-name="T93">(możliwym do skonfigurowania poprzez parametry uruchomieniowe aplikacji warstwy logiki biznesowej)</text:span><text:span text:style-name="T92">. W odróżnieniu od tradycyjnej sesji użytkownika, to rozwiązanie oferuje większą wydajność oraz lepsze możliwości skalowania aplikacji. </text:span><text:span text:style-name="T101">Działa ono</text:span><text:span text:style-name="T99"> w następujący sposób:</text:span></text:p>
      <text:list xml:id="list3783970213" text:style-name="L12">
        <text:list-item>
          <text:p text:style-name="P143">Klient wysyła żądanie <text:span text:style-name="T102">HTTP typu POST</text:span> z danymi uwierzytelniającymi do odpowiedniego punktu dostępowego serwera.</text:p>
        </text:list-item>
        <text:list-item>
          <text:p text:style-name="P143">Po zweryfikowaniu poprawności danych uwierzytelniających generowany jest żeton będący ciągiem znaków w formacie JSON zawierający nazwę użytkownika, jego poziomy dostępu oraz datę wydania żetonu.</text:p>
        </text:list-item>
        <text:list-item>
          <text:p text:style-name="P142"><text:span text:style-name="T101">Żeton </text:span><text:span text:style-name="T102">zostaje zakodowany w formacie Base64 oraz podpisany przy pomocy algorytmu HMAC-SHA-256.</text:span></text:p>
        </text:list-item>
        <text:list-item>
          <text:p text:style-name="P144">Żeton zostaje przesłany klientowi jako odpowiedź HTTP oraz zostaje zapisany w ciasteczku HttpOnly.</text:p>
        </text:list-item>
      </text:list>
      <text:p text:style-name="P40"><text:span text:style-name="T109">Otrzymany żeton jest wysyłany jako nagłówek HTTP w żądaniach do serwera wykonywanych przez użytkownika. </text:span><text:span text:style-name="T111">Nad każdą metodą punktu dostępowego REST została umieszczona adnotacja </text:span><text:span text:style-name="T112">bezpieczeństwa deklaratywnego pochodząca z biblioteki</text:span><text:span text:style-name="T111"> Spring Security, </text:span><text:span text:style-name="T112">która</text:span><text:span text:style-name="T111"> określa jaką rolę musi posiadać użytkownik, aby móc wywołać tę metodę. W żetonie JWT są przechowywane role używane w aplikacji warstwy prezentacji, czyli ADMIN, EMPLOYEE, CLIENT, natomiast w warstwie logiki biznesowej została zastosowana zasada, która określa nową rolę dla każdej metody punktu dostępowego. Mapowanie jednych ról na drugie zostało zdefiniowane w pliku konfiguracyjnym roles.properties. Podczas przeprowadzania autoryzacji następuje odczyt tego pliku i weryfikacja, czy dany użytkownik posiada wymaganą rolę. Spring Security w standardzie nie oferuje takiej funkcjonalności, również jest to autorski mechanizm. Oprócz roli </text:span><text:span text:style-name="T112">sprawdzane jest, czy żeton nie wygasł oraz czy nie został spreparowany poprzez weryfikację podpisu cyfrowego </text:span><text:span text:style-name="T102">HMAC-SHA-256.</text:span></text:p>
      <text:p text:style-name="P39"><text:tab/><text:span text:style-name="T113">Kolejnym elementem zastosowanego modelu jest </text:span><text:span text:style-name="T115">sposób, w jaki została przygotowana warstwa danych systemu. W bazie danych przechowywane są informacje audytowe dotyczące każdego obiektu. Należą do nich:</text:span></text:p>
      <text:list xml:id="list995761665" text:style-name="L13">
        <text:list-item>
          <text:p text:style-name="P145">tożsamość użytkownika, który stworzył dany obiekt oraz data utworzenia</text:p>
        </text:list-item>
        <text:list-item>
          <text:p text:style-name="P145">tożsamość użytkownika, który jako ostatni modyfikował dany obiekt oraz data tej modyfikacji.</text:p>
        </text:list-item>
      </text:list>
      <text:p text:style-name="P43">Oprócz tego w bazie danych przechowywane są anonimizowane logi wywołań metod biznesowych zawierające tożsamość użytkownika, który zainicjował to wywołanie wraz z datą wywołania oraz strefą czasową, która została przechwycona z przeglądarki tego użytkownika. W systemie zarządzania relacyjną bazą danych zostały utworzone trzy konta bazodanowe o minimalnych wymaganych uprawnieniach. Każde z nich odpowiada za dostęp do danych przypisanych jednemu z modułów funkcjonalnych systemu.</text:p>
      <text:h text:style-name="P77" text:outline-level="1"><text:bookmark-start text:name="__RefHeading___Toc2519_1973960366"/>4. Projekt systemu<text:bookmark-end text:name="__RefHeading___Toc2519_1973960366"/></text:h>
      <text:h text:style-name="P87" text:outline-level="2"><text:bookmark-start text:name="__RefHeading___Toc2521_1973960366"/>4.1. Struktury bazy danych<text:bookmark-end text:name="__RefHeading___Toc2521_1973960366"/></text:h>
      <text:h text:style-name="P87" text:outline-level="2"><text:bookmark-start text:name="__RefHeading___Toc2523_1973960366"/>4.2. Użytkownicy bazodanowi<text:bookmark-end text:name="__RefHeading___Toc2523_1973960366"/></text:h>
      <text:h text:style-name="P87" text:outline-level="2"><text:bookmark-start text:name="__RefHeading___Toc2525_1973960366"/>4.3. Identyfikacja obiektów encji<text:bookmark-end text:name="__RefHeading___Toc2525_1973960366"/></text:h>
      <text:h text:style-name="P87" text:outline-level="2"><text:bookmark-start text:name="__RefHeading___Toc2527_1973960366"/>4.4. Diagram klas encji<text:bookmark-end text:name="__RefHeading___Toc2527_1973960366"/></text:h>
      <text:h text:style-name="P87" text:outline-level="2"><text:bookmark-start text:name="__RefHeading___Toc2529_1973960366"/>4.5. Identyfikacja transakcji bazodanowych<text:bookmark-end text:name="__RefHeading___Toc2529_1973960366"/></text:h>
      <text:h text:style-name="P77" text:outline-level="1"><text:bookmark-start text:name="__RefHeading___Toc2531_1973960366"/>5. Opis implementacji i uruchomienia<text:bookmark-end text:name="__RefHeading___Toc2531_1973960366"/></text:h>
      <text:h text:style-name="P87" text:outline-level="2"><text:bookmark-start text:name="__RefHeading___Toc2533_1973960366"/>5.1. Diagram klas ziaren Springa<text:bookmark-end text:name="__RefHeading___Toc2533_1973960366"/></text:h>
      <text:h text:style-name="P87" text:outline-level="2"><text:bookmark-start text:name="__RefHeading___Toc2535_1973960366"/>5.2. Konfiguracja uwierzytelniania<text:bookmark-end text:name="__RefHeading___Toc2535_1973960366"/></text:h>
      <text:h text:style-name="P92" text:outline-level="3"><text:bookmark-start text:name="__RefHeading___Toc2537_1973960366"/>5.2.1. Implementacja interfejsu AuthenticationProvider<text:bookmark-end text:name="__RefHeading___Toc2537_1973960366"/></text:h>
      <text:h text:style-name="P93" text:outline-level="3"><text:bookmark-start text:name="__RefHeading___Toc2539_1973960366"/>5.2.2. Obsługa jednorazowych kodów<text:bookmark-end text:name="__RefHeading___Toc2539_1973960366"/></text:h>
      <text:h text:style-name="P88" text:outline-level="2"><text:bookmark-start text:name="__RefHeading___Toc2541_1973960366"/>5.3. Konfiguracja autoryzacji<text:bookmark-end text:name="__RefHeading___Toc2541_1973960366"/></text:h>
      <text:h text:style-name="P93" text:outline-level="3"><text:bookmark-start text:name="__RefHeading___Toc2543_1973960366"/>5.3.1. Mapowanie grup na role<text:bookmark-end text:name="__RefHeading___Toc2543_1973960366"/></text:h>
      <text:h text:style-name="P93" text:outline-level="3"><text:bookmark-start text:name="__RefHeading___Toc2545_1973960366"/>5.3.2. Schemat bezpieczeństwa ziaren Springa<text:bookmark-end text:name="__RefHeading___Toc2545_1973960366"/></text:h>
      <text:h text:style-name="P88" text:outline-level="2"><text:bookmark-start text:name="__RefHeading___Toc2547_1973960366"/>5.4. Konfiguracja księgowości<text:bookmark-end text:name="__RefHeading___Toc2547_1973960366"/></text:h>
      <text:h text:style-name="P94" text:outline-level="3"><text:bookmark-start text:name="__RefHeading___Toc2549_1973960366"/><text:span text:style-name="T117">5.4.1. </text:span><text:span text:style-name="T15">Dane audytowe</text:span><text:bookmark-end text:name="__RefHeading___Toc2549_1973960366"/></text:h>
      <text:h text:style-name="P93" text:outline-level="3"><text:bookmark-start text:name="__RefHeading___Toc2551_1973960366"/>5.4.2. Logi i interceptory<text:bookmark-end text:name="__RefHeading___Toc2551_1973960366"/></text:h>
      <text:h text:style-name="P88" text:outline-level="2"><text:bookmark-start text:name="__RefHeading___Toc2553_1973960366"/>5.5. Identyfikacja transakcji aplikacyjnych i ich powtarzanie<text:bookmark-end text:name="__RefHeading___Toc2553_1973960366"/></text:h>
      <text:h text:style-name="P88" text:outline-level="2"><text:bookmark-start text:name="__RefHeading___Toc2555_1973960366"/>5.6. Obsługa błędów<text:bookmark-end text:name="__RefHeading___Toc2555_1973960366"/></text:h>
      <text:h text:style-name="P88" text:outline-level="2"><text:bookmark-start text:name="__RefHeading___Toc2557_1973960366"/>5.7. Interfejs użytkownika<text:bookmark-end text:name="__RefHeading___Toc2557_1973960366"/></text:h>
      <text:h text:style-name="P88" text:outline-level="2"><text:bookmark-start text:name="__RefHeading___Toc2559_1973960366"/>5.8. Walidacja danych<text:bookmark-end text:name="__RefHeading___Toc2559_1973960366"/></text:h>
      <text:h text:style-name="P88" text:outline-level="2"><text:bookmark-start text:name="__RefHeading___Toc2561_1973960366"/>5.9. Internacjonalizacja<text:bookmark-end text:name="__RefHeading___Toc2561_1973960366"/></text:h>
      <text:h text:style-name="Heading_20_2" text:outline-level="2"><text:bookmark-start text:name="__RefHeading___Toc2060_199442711"/>5.10. <text:span text:style-name="T123">Opis uruchomienia oprogramowania</text:span><text:bookmark-end text:name="__RefHeading___Toc2060_199442711"/></text:h>
      <text:h text:style-name="P89" text:outline-level="2"><text:bookmark-start text:name="__RefHeading___Toc2670_1973960366"/><text:span text:style-name="T118">5.1</text:span><text:span text:style-name="T123">1</text:span><text:span text:style-name="T118">. </text:span><text:span text:style-name="T14">O</text:span><text:span text:style-name="T118">sadzenie systemu w środowisku uruchomieniowym</text:span><text:bookmark-end text:name="__RefHeading___Toc2670_1973960366"/></text:h>
      <text:h text:style-name="P78" text:outline-level="1"><text:bookmark-start text:name="__RefHeading___Toc2563_1973960366"/>6. Podsumowanie<text:bookmark-end text:name="__RefHeading___Toc2563_1973960366"/></text:h>
      <text:table-index text:style-name="Sect1" text:protected="true" text:name="Indeks tabel1">
        <text:table-index-source text:caption-sequence-name="Table" text:caption-sequence-format="text">
          <text:index-title-template text:style-name="Heading_20_1">7. Spi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text:bookmark-start text:name="__RefHeading___Toc2062_199442711"/>7. Spis tabel<text:bookmark-end text:name="__RefHeading___Toc2062_199442711"/></text:h>
          </text:index-title>
          <text:p text:style-name="P69">Tabela 1: Aktorzy<text:tab/>11</text:p>
          <text:p text:style-name="P69">Tabela 2: Przypadki użycia<text:tab/>12</text:p>
        </text:index-body>
      </text:table-index>
      <text:p text:style-name="P44"/>
      <text:h text:style-name="P78" text:outline-level="1"><text:bookmark-start text:name="__RefHeading___Toc2567_1973960366"/>8. Spis listingów<text:bookmark-end text:name="__RefHeading___Toc2567_1973960366"/></text:h>
      <text:p text:style-name="P46">Listing 1: Konfiguracja GitHub Actions……………………………………………………………10</text:p>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index-entry-span>, wydanie </text:index-entry-span>
            <text:index-entry-bibliography text:bibliography-data-field="editio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index-entry-span> (dostęp </text:index-entry-span>
            <text:index-entry-bibliography text:bibliography-data-field="annote"/>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79" text:outline-level="1"><text:bookmark-start text:name="__RefHeading___Toc2064_199442711"/>Bibliografia<text:bookmark-end text:name="__RefHeading___Toc2064_199442711"/></text:h>
          </text:index-title>
          <text:p text:style-name="P53">[1] Christian Bauer, Gavin King, Gary Gregory, <text:span text:style-name="User_20_Entry">Java Persistence. Programowanie aplikacji bazodanowych w Hibernate.</text:span>, Helion, 2016, wydanie 2</text:p>
          <text:p text:style-name="P53">[2] Madhusudhan Konda, <text:span text:style-name="User_20_Entry">Just Spring</text:span>, O'Reilly Media, Inc., 2011, wydanie 1</text:p>
          <text:p text:style-name="P53">[3] Michael Mikowski, Josh Powell, <text:span text:style-name="User_20_Entry">Single Page Web Applications: JavaScript End-to-end</text:span>, Manning Publications, 2013, wydanie 1</text:p>
          <text:p text:style-name="P53">[4] Salahaldin Juba, Andrey Volkov, <text:span text:style-name="User_20_Entry">Learning PostgreSQL 11</text:span>, Packt Publishing, 2019, wydanie 3</text:p>
          <text:p text:style-name="P53">[5] Badanie laboratorium CUPS z Carnegie Mellon University dotyczące zachowań użytkowników, https://cups.cs.cmu.edu/soups/2010/proceedings/a2_shay.pdf (dostęp 07.11.2020)</text:p>
          <text:p text:style-name="P53">[6] Dyrektywa Parlamentu Europejskiego i Rady (UE) 2015/2366, artykuł 4, punkt 30, https://eur-lex.europa.eu/legal-content/PL/TXT/HTML/?uri=CELEX:32015L2366&amp;from=EN#d1e1384-35-1 (dostęp 02.11.2020)</text:p>
          <text:p text:style-name="P53">[7] Lista podatności aplikacji sieciowych OWASP Top Ten, https://owasp.org/www-project-top-ten/ (dostęp 08.11.2020)</text:p>
          <text:p text:style-name="P53">[8] Publikacja NIST 800-63B dotycząca wytycznych bezpieczeństwa w sieci, artykuł 5.1, https://pages.nist.gov/800-63-3/sp800-63b.html (dostęp 30.10.2020)</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JetBrains Mono" svg:font-family="'JetBrains Mono', monospace"/>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Signature" style:class="extra">
      <style:paragraph-properties fo:text-align="center" style:justify-single-word="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pl" fo:country="PL">
      <text:sort-key text:key="author" text:sort-ascending="true"/>
      <text:sort-key text:key="title"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21</text:page-number></text:p>
      </style:footer>
      <style:footer-left>
        <text:p text:style-name="MP2"><text:page-number text:select-page="current">22</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2-12T19:49:24.119597109</dc:date>
    <meta:editing-duration>PT7H22M5S</meta:editing-duration>
    <meta:editing-cycles>86</meta:editing-cycles>
    <meta:generator>LibreOffice/7.0.3.1$MacOSX_X86_64 LibreOffice_project/d7547858d014d4cf69878db179d326fc3483e082</meta:generator>
    <meta:document-statistic meta:table-count="5" meta:image-count="0" meta:object-count="0" meta:page-count="22" meta:paragraph-count="524" meta:word-count="3782" meta:character-count="29911" meta:non-whitespace-character-count="26457"/>
  </office:meta>
</office:document-meta>
</file>